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3931" officeooo:paragraph-rsid="00033931"/>
    </style:style>
    <style:style style:name="T1" style:family="text">
      <style:text-properties officeooo:rsid="00033931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Object1" text:anchor-type="paragraph" svg:width="6.2965in" svg:height="3.5339in" draw:z-index="0"><draw:object xlink:href="./Object 1" xlink:type="simple" xlink:show="embed" xlink:actuate="onLoad"/><draw:image xlink:href="./ObjectReplacements/Object 1" xlink:type="simple" xlink:show="embed" xlink:actuate="onLoad"/></draw:frame>Orange: % Empty</text:p>
      <text:p text:style-name="P1">Blue: % Burned</text:p>
      <text:p text:style-name="P1"/>
      <text:p text:style-name="P1">Grid size: 100x100</text:p>
      <text:p text:style-name="P1">Trials: 100</text:p>
      <text:p text:style-name="P1">Resolution: .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3393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James Houghton</text:span></text:p>
        <text:p text:style-name="Header"><text:tab/><text:tab/><text:span text:style-name="MT1">Zacharias 4</text:span></text:p>
        <text:p text:style-name="Header"><text:tab/><text:tab/><text:span text:style-name="MT1">10-22-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5:54:44.161668862</meta:creation-date>
    <dc:date>2015-10-22T15:57:31.095484554</dc:date>
    <meta:editing-duration>PT2M47S</meta:editing-duration>
    <meta:editing-cycles>1</meta:editing-cycles>
    <meta:document-statistic meta:table-count="0" meta:image-count="0" meta:object-count="1" meta:page-count="1" meta:paragraph-count="8" meta:word-count="18" meta:character-count="113" meta:non-whitespace-character-count="97"/>
    <meta:generator>LibreOffice/4.4.4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8.976cm" xlink:href="." xlink:type="simple" chart:class="chart:bar" chart:style-name="ch1">
        <chart:plot-area chart:style-name="ch2" chart:data-source-has-labels="both" svg:x="0.319cm" svg:y="0.179cm" svg:width="15.354cm" svg:height="8.618cm">
          <chartooo:coordinate-region svg:x="1.131cm" svg:y="0.179cm" svg:width="14.542cm" svg:height="7.486cm"/>
          <chart:axis chart:dimension="x" chart:name="primary-x" chart:style-name="ch3" chartooo:axis-type="text">
            <chart:categories table:cell-range-address="local-table.$A$2:.$A$10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01" chart:label-cell-address="local-table.$B$1" chart:class="chart:bar">
            <chart:data-point chart:repeated="1000"/>
          </chart:series>
          <chart:series chart:style-name="ch7" chart:values-cell-range-address="local-table.$C$2:.$C$1001" chart:label-cell-address="local-table.$C$1" chart:class="chart:bar">
            <chart:data-point chart:repeated="1000"/>
          </chart:series>
          <chart:series chart:style-name="ch8" chart:values-cell-range-address="local-table.$D$2:.$D$1001" chart:label-cell-address="local-table.$D$1" chart:class="chart:ba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99.9047">
                <text:p>99.9047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99.8005">
                <text:p>99.8005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">
                <text:p>0.003</text:p>
              </table:table-cell>
              <table:table-cell office:value-type="float" office:value="99.6947">
                <text:p>99.6947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">
                <text:p>0.004</text:p>
              </table:table-cell>
              <table:table-cell office:value-type="float" office:value="99.5959">
                <text:p>99.5959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99.5078">
                <text:p>99.5078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">
                <text:p>0.006</text:p>
              </table:table-cell>
              <table:table-cell office:value-type="float" office:value="99.4076">
                <text:p>99.4076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">
                <text:p>0.007</text:p>
              </table:table-cell>
              <table:table-cell office:value-type="float" office:value="99.3038">
                <text:p>99.3038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99.2192">
                <text:p>99.2192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">
                <text:p>0.009</text:p>
              </table:table-cell>
              <table:table-cell office:value-type="float" office:value="99.1107">
                <text:p>99.1107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99.0315">
                <text:p>99.0315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">
                <text:p>0.011</text:p>
              </table:table-cell>
              <table:table-cell office:value-type="float" office:value="98.9171">
                <text:p>98.9171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">
                <text:p>0.012</text:p>
              </table:table-cell>
              <table:table-cell office:value-type="float" office:value="98.8131">
                <text:p>98.8131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">
                <text:p>0.013</text:p>
              </table:table-cell>
              <table:table-cell office:value-type="float" office:value="98.7031">
                <text:p>98.703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">
                <text:p>0.014</text:p>
              </table:table-cell>
              <table:table-cell office:value-type="float" office:value="98.6044">
                <text:p>98.6044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">
                <text:p>0.015</text:p>
              </table:table-cell>
              <table:table-cell office:value-type="float" office:value="98.5129">
                <text:p>98.5129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">
                <text:p>0.016</text:p>
              </table:table-cell>
              <table:table-cell office:value-type="float" office:value="98.424">
                <text:p>98.424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">
                <text:p>0.017</text:p>
              </table:table-cell>
              <table:table-cell office:value-type="float" office:value="98.2984">
                <text:p>98.2984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">
                <text:p>0.018</text:p>
              </table:table-cell>
              <table:table-cell office:value-type="float" office:value="98.2423">
                <text:p>98.2423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">
                <text:p>0.019</text:p>
              </table:table-cell>
              <table:table-cell office:value-type="float" office:value="98.1095">
                <text:p>98.1095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">
                <text:p>0.02</text:p>
              </table:table-cell>
              <table:table-cell office:value-type="float" office:value="98.0253">
                <text:p>98.0253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">
                <text:p>0.021</text:p>
              </table:table-cell>
              <table:table-cell office:value-type="float" office:value="97.9234">
                <text:p>97.9234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">
                <text:p>0.022</text:p>
              </table:table-cell>
              <table:table-cell office:value-type="float" office:value="97.8128">
                <text:p>97.8128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">
                <text:p>0.023</text:p>
              </table:table-cell>
              <table:table-cell office:value-type="float" office:value="97.7363">
                <text:p>97.7363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">
                <text:p>0.024</text:p>
              </table:table-cell>
              <table:table-cell office:value-type="float" office:value="97.6077">
                <text:p>97.6077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5">
                <text:p>0.025</text:p>
              </table:table-cell>
              <table:table-cell office:value-type="float" office:value="97.532">
                <text:p>97.532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6">
                <text:p>0.026</text:p>
              </table:table-cell>
              <table:table-cell office:value-type="float" office:value="97.4083">
                <text:p>97.4083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">
                <text:p>0.027</text:p>
              </table:table-cell>
              <table:table-cell office:value-type="float" office:value="97.3249">
                <text:p>97.3249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">
                <text:p>0.028</text:p>
              </table:table-cell>
              <table:table-cell office:value-type="float" office:value="97.2359">
                <text:p>97.2359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9">
                <text:p>0.029</text:p>
              </table:table-cell>
              <table:table-cell office:value-type="float" office:value="97.1486">
                <text:p>97.1486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">
                <text:p>0.03</text:p>
              </table:table-cell>
              <table:table-cell office:value-type="float" office:value="97.0189">
                <text:p>97.0189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1">
                <text:p>0.031</text:p>
              </table:table-cell>
              <table:table-cell office:value-type="float" office:value="96.9322">
                <text:p>96.9322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">
                <text:p>0.032</text:p>
              </table:table-cell>
              <table:table-cell office:value-type="float" office:value="96.8336">
                <text:p>96.8336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">
                <text:p>0.033</text:p>
              </table:table-cell>
              <table:table-cell office:value-type="float" office:value="96.7165">
                <text:p>96.7165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4">
                <text:p>0.034</text:p>
              </table:table-cell>
              <table:table-cell office:value-type="float" office:value="96.6557">
                <text:p>96.6557</text:p>
              </table:table-cell>
              <table:table-cell office:value-type="float" office:value="0.0361">
                <text:p>0.03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5">
                <text:p>0.035</text:p>
              </table:table-cell>
              <table:table-cell office:value-type="float" office:value="96.5485">
                <text:p>96.5485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6">
                <text:p>0.036</text:p>
              </table:table-cell>
              <table:table-cell office:value-type="float" office:value="96.4546">
                <text:p>96.4546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7">
                <text:p>0.037</text:p>
              </table:table-cell>
              <table:table-cell office:value-type="float" office:value="96.3617">
                <text:p>96.3617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8">
                <text:p>0.038</text:p>
              </table:table-cell>
              <table:table-cell office:value-type="float" office:value="96.2247">
                <text:p>96.2247</text:p>
              </table:table-cell>
              <table:table-cell office:value-type="float" office:value="0.0405">
                <text:p>0.04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9">
                <text:p>0.039</text:p>
              </table:table-cell>
              <table:table-cell office:value-type="float" office:value="96.1809">
                <text:p>96.1809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">
                <text:p>0.04</text:p>
              </table:table-cell>
              <table:table-cell office:value-type="float" office:value="96.0191">
                <text:p>96.0191</text:p>
              </table:table-cell>
              <table:table-cell office:value-type="float" office:value="0.0483">
                <text:p>0.04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1">
                <text:p>0.041</text:p>
              </table:table-cell>
              <table:table-cell office:value-type="float" office:value="95.9459">
                <text:p>95.945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2">
                <text:p>0.042</text:p>
              </table:table-cell>
              <table:table-cell office:value-type="float" office:value="95.8812">
                <text:p>95.8812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3">
                <text:p>0.043</text:p>
              </table:table-cell>
              <table:table-cell office:value-type="float" office:value="95.7719">
                <text:p>95.771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4">
                <text:p>0.044</text:p>
              </table:table-cell>
              <table:table-cell office:value-type="float" office:value="95.6476">
                <text:p>95.6476</text:p>
              </table:table-cell>
              <table:table-cell office:value-type="float" office:value="0.0487">
                <text:p>0.04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5">
                <text:p>0.045</text:p>
              </table:table-cell>
              <table:table-cell office:value-type="float" office:value="95.5433">
                <text:p>95.5433</text:p>
              </table:table-cell>
              <table:table-cell office:value-type="float" office:value="0.0477">
                <text:p>0.04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6">
                <text:p>0.046</text:p>
              </table:table-cell>
              <table:table-cell office:value-type="float" office:value="95.4374">
                <text:p>95.4374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7">
                <text:p>0.047</text:p>
              </table:table-cell>
              <table:table-cell office:value-type="float" office:value="95.3306">
                <text:p>95.3306</text:p>
              </table:table-cell>
              <table:table-cell office:value-type="float" office:value="0.0491">
                <text:p>0.04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8">
                <text:p>0.048</text:p>
              </table:table-cell>
              <table:table-cell office:value-type="float" office:value="95.2696">
                <text:p>95.2696</text:p>
              </table:table-cell>
              <table:table-cell office:value-type="float" office:value="0.0477">
                <text:p>0.04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9">
                <text:p>0.049</text:p>
              </table:table-cell>
              <table:table-cell office:value-type="float" office:value="95.1675">
                <text:p>95.1675</text:p>
              </table:table-cell>
              <table:table-cell office:value-type="float" office:value="0.0537">
                <text:p>0.05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">
                <text:p>0.05</text:p>
              </table:table-cell>
              <table:table-cell office:value-type="float" office:value="95.0106">
                <text:p>95.0106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1">
                <text:p>0.051</text:p>
              </table:table-cell>
              <table:table-cell office:value-type="float" office:value="94.9198">
                <text:p>94.9198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2">
                <text:p>0.052</text:p>
              </table:table-cell>
              <table:table-cell office:value-type="float" office:value="94.8622">
                <text:p>94.8622</text:p>
              </table:table-cell>
              <table:table-cell office:value-type="float" office:value="0.0557">
                <text:p>0.05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3">
                <text:p>0.053</text:p>
              </table:table-cell>
              <table:table-cell office:value-type="float" office:value="94.7715">
                <text:p>94.7715</text:p>
              </table:table-cell>
              <table:table-cell office:value-type="float" office:value="0.0579">
                <text:p>0.05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4">
                <text:p>0.054</text:p>
              </table:table-cell>
              <table:table-cell office:value-type="float" office:value="94.6896">
                <text:p>94.6896</text:p>
              </table:table-cell>
              <table:table-cell office:value-type="float" office:value="0.0532">
                <text:p>0.0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5">
                <text:p>0.055</text:p>
              </table:table-cell>
              <table:table-cell office:value-type="float" office:value="94.547">
                <text:p>94.547</text:p>
              </table:table-cell>
              <table:table-cell office:value-type="float" office:value="0.0561">
                <text:p>0.05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6">
                <text:p>0.056</text:p>
              </table:table-cell>
              <table:table-cell office:value-type="float" office:value="94.4609">
                <text:p>94.4609</text:p>
              </table:table-cell>
              <table:table-cell office:value-type="float" office:value="0.0555">
                <text:p>0.0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7">
                <text:p>0.057</text:p>
              </table:table-cell>
              <table:table-cell office:value-type="float" office:value="94.3">
                <text:p>94.3</text:p>
              </table:table-cell>
              <table:table-cell office:value-type="float" office:value="0.0587">
                <text:p>0.05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8">
                <text:p>0.058</text:p>
              </table:table-cell>
              <table:table-cell office:value-type="float" office:value="94.2713">
                <text:p>94.2713</text:p>
              </table:table-cell>
              <table:table-cell office:value-type="float" office:value="0.0641">
                <text:p>0.0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">
                <text:p>0.059</text:p>
              </table:table-cell>
              <table:table-cell office:value-type="float" office:value="94.1379">
                <text:p>94.1379</text:p>
              </table:table-cell>
              <table:table-cell office:value-type="float" office:value="0.0587">
                <text:p>0.05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">
                <text:p>0.06</text:p>
              </table:table-cell>
              <table:table-cell office:value-type="float" office:value="94.0449">
                <text:p>94.0449</text:p>
              </table:table-cell>
              <table:table-cell office:value-type="float" office:value="0.0617">
                <text:p>0.06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1">
                <text:p>0.061</text:p>
              </table:table-cell>
              <table:table-cell office:value-type="float" office:value="93.9679">
                <text:p>93.9679</text:p>
              </table:table-cell>
              <table:table-cell office:value-type="float" office:value="0.0645">
                <text:p>0.06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2">
                <text:p>0.062</text:p>
              </table:table-cell>
              <table:table-cell office:value-type="float" office:value="93.8856">
                <text:p>93.8856</text:p>
              </table:table-cell>
              <table:table-cell office:value-type="float" office:value="0.0654">
                <text:p>0.06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3">
                <text:p>0.063</text:p>
              </table:table-cell>
              <table:table-cell office:value-type="float" office:value="93.7687">
                <text:p>93.7687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4">
                <text:p>0.064</text:p>
              </table:table-cell>
              <table:table-cell office:value-type="float" office:value="93.6513">
                <text:p>93.6513</text:p>
              </table:table-cell>
              <table:table-cell office:value-type="float" office:value="0.0697">
                <text:p>0.06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5">
                <text:p>0.065</text:p>
              </table:table-cell>
              <table:table-cell office:value-type="float" office:value="93.5475">
                <text:p>93.5475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6">
                <text:p>0.066</text:p>
              </table:table-cell>
              <table:table-cell office:value-type="float" office:value="93.4624">
                <text:p>93.4624</text:p>
              </table:table-cell>
              <table:table-cell office:value-type="float" office:value="0.0714">
                <text:p>0.07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7">
                <text:p>0.067</text:p>
              </table:table-cell>
              <table:table-cell office:value-type="float" office:value="93.3428">
                <text:p>93.3428</text:p>
              </table:table-cell>
              <table:table-cell office:value-type="float" office:value="0.0721">
                <text:p>0.07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8">
                <text:p>0.068</text:p>
              </table:table-cell>
              <table:table-cell office:value-type="float" office:value="93.3154">
                <text:p>93.3154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9">
                <text:p>0.069</text:p>
              </table:table-cell>
              <table:table-cell office:value-type="float" office:value="93.1733">
                <text:p>93.1733</text:p>
              </table:table-cell>
              <table:table-cell office:value-type="float" office:value="0.0736">
                <text:p>0.07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">
                <text:p>0.07</text:p>
              </table:table-cell>
              <table:table-cell office:value-type="float" office:value="93.0436">
                <text:p>93.0436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1">
                <text:p>0.071</text:p>
              </table:table-cell>
              <table:table-cell office:value-type="float" office:value="92.9865">
                <text:p>92.9865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2">
                <text:p>0.072</text:p>
              </table:table-cell>
              <table:table-cell office:value-type="float" office:value="92.7963">
                <text:p>92.7963</text:p>
              </table:table-cell>
              <table:table-cell office:value-type="float" office:value="0.0785">
                <text:p>0.0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3">
                <text:p>0.073</text:p>
              </table:table-cell>
              <table:table-cell office:value-type="float" office:value="92.7779">
                <text:p>92.7779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4">
                <text:p>0.074</text:p>
              </table:table-cell>
              <table:table-cell office:value-type="float" office:value="92.6828">
                <text:p>92.6828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5">
                <text:p>0.075</text:p>
              </table:table-cell>
              <table:table-cell office:value-type="float" office:value="92.6639">
                <text:p>92.6639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6">
                <text:p>0.076</text:p>
              </table:table-cell>
              <table:table-cell office:value-type="float" office:value="92.5016">
                <text:p>92.5016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7">
                <text:p>0.077</text:p>
              </table:table-cell>
              <table:table-cell office:value-type="float" office:value="92.3871">
                <text:p>92.3871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8">
                <text:p>0.078</text:p>
              </table:table-cell>
              <table:table-cell office:value-type="float" office:value="92.2483">
                <text:p>92.248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9">
                <text:p>0.079</text:p>
              </table:table-cell>
              <table:table-cell office:value-type="float" office:value="92.2003">
                <text:p>92.2003</text:p>
              </table:table-cell>
              <table:table-cell office:value-type="float" office:value="0.0854">
                <text:p>0.0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">
                <text:p>0.08</text:p>
              </table:table-cell>
              <table:table-cell office:value-type="float" office:value="92.0936">
                <text:p>92.0936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1">
                <text:p>0.081</text:p>
              </table:table-cell>
              <table:table-cell office:value-type="float" office:value="91.9913">
                <text:p>91.9913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2">
                <text:p>0.082</text:p>
              </table:table-cell>
              <table:table-cell office:value-type="float" office:value="91.87">
                <text:p>91.87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3">
                <text:p>0.083</text:p>
              </table:table-cell>
              <table:table-cell office:value-type="float" office:value="91.7875">
                <text:p>91.7875</text:p>
              </table:table-cell>
              <table:table-cell office:value-type="float" office:value="0.0942">
                <text:p>0.09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4">
                <text:p>0.084</text:p>
              </table:table-cell>
              <table:table-cell office:value-type="float" office:value="91.6288">
                <text:p>91.6288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5">
                <text:p>0.085</text:p>
              </table:table-cell>
              <table:table-cell office:value-type="float" office:value="91.6085">
                <text:p>91.6085</text:p>
              </table:table-cell>
              <table:table-cell office:value-type="float" office:value="0.0984">
                <text:p>0.0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6">
                <text:p>0.086</text:p>
              </table:table-cell>
              <table:table-cell office:value-type="float" office:value="91.5297">
                <text:p>91.5297</text:p>
              </table:table-cell>
              <table:table-cell office:value-type="float" office:value="0.0976">
                <text:p>0.09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7">
                <text:p>0.087</text:p>
              </table:table-cell>
              <table:table-cell office:value-type="float" office:value="91.4163">
                <text:p>91.4163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8">
                <text:p>0.088</text:p>
              </table:table-cell>
              <table:table-cell office:value-type="float" office:value="91.3227">
                <text:p>91.3227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9">
                <text:p>0.089</text:p>
              </table:table-cell>
              <table:table-cell office:value-type="float" office:value="91.1805">
                <text:p>91.1805</text:p>
              </table:table-cell>
              <table:table-cell office:value-type="float" office:value="0.0979">
                <text:p>0.09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">
                <text:p>0.09</text:p>
              </table:table-cell>
              <table:table-cell office:value-type="float" office:value="91.0377">
                <text:p>91.0377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1">
                <text:p>0.091</text:p>
              </table:table-cell>
              <table:table-cell office:value-type="float" office:value="91.0222">
                <text:p>91.0222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2">
                <text:p>0.092</text:p>
              </table:table-cell>
              <table:table-cell office:value-type="float" office:value="90.9011">
                <text:p>90.9011</text:p>
              </table:table-cell>
              <table:table-cell office:value-type="float" office:value="0.0994">
                <text:p>0.09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3">
                <text:p>0.093</text:p>
              </table:table-cell>
              <table:table-cell office:value-type="float" office:value="90.8094">
                <text:p>90.8094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4">
                <text:p>0.094</text:p>
              </table:table-cell>
              <table:table-cell office:value-type="float" office:value="90.7346">
                <text:p>90.734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5">
                <text:p>0.095</text:p>
              </table:table-cell>
              <table:table-cell office:value-type="float" office:value="90.6635">
                <text:p>90.6635</text:p>
              </table:table-cell>
              <table:table-cell office:value-type="float" office:value="0.1017">
                <text:p>0.1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6">
                <text:p>0.096</text:p>
              </table:table-cell>
              <table:table-cell office:value-type="float" office:value="90.5307">
                <text:p>90.5307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7">
                <text:p>0.097</text:p>
              </table:table-cell>
              <table:table-cell office:value-type="float" office:value="90.3524">
                <text:p>90.3524</text:p>
              </table:table-cell>
              <table:table-cell office:value-type="float" office:value="0.1137">
                <text:p>0.11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8">
                <text:p>0.098</text:p>
              </table:table-cell>
              <table:table-cell office:value-type="float" office:value="90.3161">
                <text:p>90.3161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9">
                <text:p>0.099</text:p>
              </table:table-cell>
              <table:table-cell office:value-type="float" office:value="90.2365">
                <text:p>90.2365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90.114">
                <text:p>90.114</text:p>
              </table:table-cell>
              <table:table-cell office:value-type="float" office:value="0.1149">
                <text:p>0.11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1">
                <text:p>0.101</text:p>
              </table:table-cell>
              <table:table-cell office:value-type="float" office:value="89.9651">
                <text:p>89.9651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2">
                <text:p>0.102</text:p>
              </table:table-cell>
              <table:table-cell office:value-type="float" office:value="89.9005">
                <text:p>89.9005</text:p>
              </table:table-cell>
              <table:table-cell office:value-type="float" office:value="0.1176">
                <text:p>0.11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3">
                <text:p>0.103</text:p>
              </table:table-cell>
              <table:table-cell office:value-type="float" office:value="89.8221">
                <text:p>89.8221</text:p>
              </table:table-cell>
              <table:table-cell office:value-type="float" office:value="0.1199">
                <text:p>0.1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4">
                <text:p>0.104</text:p>
              </table:table-cell>
              <table:table-cell office:value-type="float" office:value="89.7311">
                <text:p>89.7311</text:p>
              </table:table-cell>
              <table:table-cell office:value-type="float" office:value="0.1215">
                <text:p>0.12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5">
                <text:p>0.105</text:p>
              </table:table-cell>
              <table:table-cell office:value-type="float" office:value="89.6306">
                <text:p>89.6306</text:p>
              </table:table-cell>
              <table:table-cell office:value-type="float" office:value="0.1196">
                <text:p>0.1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6">
                <text:p>0.106</text:p>
              </table:table-cell>
              <table:table-cell office:value-type="float" office:value="89.5486">
                <text:p>89.5486</text:p>
              </table:table-cell>
              <table:table-cell office:value-type="float" office:value="0.1179">
                <text:p>0.11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7">
                <text:p>0.107</text:p>
              </table:table-cell>
              <table:table-cell office:value-type="float" office:value="89.4594">
                <text:p>89.4594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8">
                <text:p>0.108</text:p>
              </table:table-cell>
              <table:table-cell office:value-type="float" office:value="89.3756">
                <text:p>89.3756</text:p>
              </table:table-cell>
              <table:table-cell office:value-type="float" office:value="0.1264">
                <text:p>0.12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9">
                <text:p>0.109</text:p>
              </table:table-cell>
              <table:table-cell office:value-type="float" office:value="89.2154">
                <text:p>89.2154</text:p>
              </table:table-cell>
              <table:table-cell office:value-type="float" office:value="0.1213">
                <text:p>0.12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">
                <text:p>0.11</text:p>
              </table:table-cell>
              <table:table-cell office:value-type="float" office:value="89.0607">
                <text:p>89.0607</text:p>
              </table:table-cell>
              <table:table-cell office:value-type="float" office:value="0.1317">
                <text:p>0.13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1">
                <text:p>0.111</text:p>
              </table:table-cell>
              <table:table-cell office:value-type="float" office:value="88.9781">
                <text:p>88.9781</text:p>
              </table:table-cell>
              <table:table-cell office:value-type="float" office:value="0.1259">
                <text:p>0.1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2">
                <text:p>0.112</text:p>
              </table:table-cell>
              <table:table-cell office:value-type="float" office:value="88.975">
                <text:p>88.975</text:p>
              </table:table-cell>
              <table:table-cell office:value-type="float" office:value="0.1316">
                <text:p>0.1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3">
                <text:p>0.113</text:p>
              </table:table-cell>
              <table:table-cell office:value-type="float" office:value="88.8101">
                <text:p>88.8101</text:p>
              </table:table-cell>
              <table:table-cell office:value-type="float" office:value="0.1321">
                <text:p>0.13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4">
                <text:p>0.114</text:p>
              </table:table-cell>
              <table:table-cell office:value-type="float" office:value="88.695">
                <text:p>88.695</text:p>
              </table:table-cell>
              <table:table-cell office:value-type="float" office:value="0.1284">
                <text:p>0.12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5">
                <text:p>0.115</text:p>
              </table:table-cell>
              <table:table-cell office:value-type="float" office:value="88.6668">
                <text:p>88.6668</text:p>
              </table:table-cell>
              <table:table-cell office:value-type="float" office:value="0.1345">
                <text:p>0.13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6">
                <text:p>0.116</text:p>
              </table:table-cell>
              <table:table-cell office:value-type="float" office:value="88.4812">
                <text:p>88.4812</text:p>
              </table:table-cell>
              <table:table-cell office:value-type="float" office:value="0.1249">
                <text:p>0.12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7">
                <text:p>0.117</text:p>
              </table:table-cell>
              <table:table-cell office:value-type="float" office:value="88.4273">
                <text:p>88.4273</text:p>
              </table:table-cell>
              <table:table-cell office:value-type="float" office:value="0.1331">
                <text:p>0.13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8">
                <text:p>0.118</text:p>
              </table:table-cell>
              <table:table-cell office:value-type="float" office:value="88.3564">
                <text:p>88.3564</text:p>
              </table:table-cell>
              <table:table-cell office:value-type="float" office:value="0.1334">
                <text:p>0.13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9">
                <text:p>0.119</text:p>
              </table:table-cell>
              <table:table-cell office:value-type="float" office:value="88.2058">
                <text:p>88.2058</text:p>
              </table:table-cell>
              <table:table-cell office:value-type="float" office:value="0.1432">
                <text:p>0.14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">
                <text:p>0.12</text:p>
              </table:table-cell>
              <table:table-cell office:value-type="float" office:value="88.0926">
                <text:p>88.0926</text:p>
              </table:table-cell>
              <table:table-cell office:value-type="float" office:value="0.1385">
                <text:p>0.13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1">
                <text:p>0.121</text:p>
              </table:table-cell>
              <table:table-cell office:value-type="float" office:value="88.0374">
                <text:p>88.0374</text:p>
              </table:table-cell>
              <table:table-cell office:value-type="float" office:value="0.1343">
                <text:p>0.13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2">
                <text:p>0.122</text:p>
              </table:table-cell>
              <table:table-cell office:value-type="float" office:value="87.9323">
                <text:p>87.9323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3">
                <text:p>0.123</text:p>
              </table:table-cell>
              <table:table-cell office:value-type="float" office:value="87.8142">
                <text:p>87.8142</text:p>
              </table:table-cell>
              <table:table-cell office:value-type="float" office:value="0.1411">
                <text:p>0.14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4">
                <text:p>0.124</text:p>
              </table:table-cell>
              <table:table-cell office:value-type="float" office:value="87.7141">
                <text:p>87.7141</text:p>
              </table:table-cell>
              <table:table-cell office:value-type="float" office:value="0.1439">
                <text:p>0.14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5">
                <text:p>0.125</text:p>
              </table:table-cell>
              <table:table-cell office:value-type="float" office:value="87.6035">
                <text:p>87.6035</text:p>
              </table:table-cell>
              <table:table-cell office:value-type="float" office:value="0.1517">
                <text:p>0.15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6">
                <text:p>0.126</text:p>
              </table:table-cell>
              <table:table-cell office:value-type="float" office:value="87.6052">
                <text:p>87.6052</text:p>
              </table:table-cell>
              <table:table-cell office:value-type="float" office:value="0.1507">
                <text:p>0.15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7">
                <text:p>0.127</text:p>
              </table:table-cell>
              <table:table-cell office:value-type="float" office:value="87.4675">
                <text:p>87.4675</text:p>
              </table:table-cell>
              <table:table-cell office:value-type="float" office:value="0.1445">
                <text:p>0.14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8">
                <text:p>0.128</text:p>
              </table:table-cell>
              <table:table-cell office:value-type="float" office:value="87.3521">
                <text:p>87.3521</text:p>
              </table:table-cell>
              <table:table-cell office:value-type="float" office:value="0.1474">
                <text:p>0.14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9">
                <text:p>0.129</text:p>
              </table:table-cell>
              <table:table-cell office:value-type="float" office:value="87.2143">
                <text:p>87.2143</text:p>
              </table:table-cell>
              <table:table-cell office:value-type="float" office:value="0.1542">
                <text:p>0.15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">
                <text:p>0.13</text:p>
              </table:table-cell>
              <table:table-cell office:value-type="float" office:value="87.1792">
                <text:p>87.1792</text:p>
              </table:table-cell>
              <table:table-cell office:value-type="float" office:value="0.1538">
                <text:p>0.15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1">
                <text:p>0.131</text:p>
              </table:table-cell>
              <table:table-cell office:value-type="float" office:value="87.049">
                <text:p>87.049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2">
                <text:p>0.132</text:p>
              </table:table-cell>
              <table:table-cell office:value-type="float" office:value="86.9456">
                <text:p>86.9456</text:p>
              </table:table-cell>
              <table:table-cell office:value-type="float" office:value="0.1557">
                <text:p>0.15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3">
                <text:p>0.133</text:p>
              </table:table-cell>
              <table:table-cell office:value-type="float" office:value="86.8747">
                <text:p>86.8747</text:p>
              </table:table-cell>
              <table:table-cell office:value-type="float" office:value="0.1638">
                <text:p>0.16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4">
                <text:p>0.134</text:p>
              </table:table-cell>
              <table:table-cell office:value-type="float" office:value="86.8061">
                <text:p>86.8061</text:p>
              </table:table-cell>
              <table:table-cell office:value-type="float" office:value="0.1559">
                <text:p>0.15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5">
                <text:p>0.135</text:p>
              </table:table-cell>
              <table:table-cell office:value-type="float" office:value="86.65">
                <text:p>86.65</text:p>
              </table:table-cell>
              <table:table-cell office:value-type="float" office:value="0.1599">
                <text:p>0.15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6">
                <text:p>0.136</text:p>
              </table:table-cell>
              <table:table-cell office:value-type="float" office:value="86.5284">
                <text:p>86.5284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7">
                <text:p>0.137</text:p>
              </table:table-cell>
              <table:table-cell office:value-type="float" office:value="86.4709">
                <text:p>86.4709</text:p>
              </table:table-cell>
              <table:table-cell office:value-type="float" office:value="0.1665">
                <text:p>0.16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8">
                <text:p>0.138</text:p>
              </table:table-cell>
              <table:table-cell office:value-type="float" office:value="86.3256">
                <text:p>86.3256</text:p>
              </table:table-cell>
              <table:table-cell office:value-type="float" office:value="0.1681">
                <text:p>0.16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9">
                <text:p>0.139</text:p>
              </table:table-cell>
              <table:table-cell office:value-type="float" office:value="86.3052">
                <text:p>86.3052</text:p>
              </table:table-cell>
              <table:table-cell office:value-type="float" office:value="0.1674">
                <text:p>0.16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">
                <text:p>0.14</text:p>
              </table:table-cell>
              <table:table-cell office:value-type="float" office:value="86.1762">
                <text:p>86.1762</text:p>
              </table:table-cell>
              <table:table-cell office:value-type="float" office:value="0.1669">
                <text:p>0.16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1">
                <text:p>0.141</text:p>
              </table:table-cell>
              <table:table-cell office:value-type="float" office:value="86.0105">
                <text:p>86.0105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2">
                <text:p>0.142</text:p>
              </table:table-cell>
              <table:table-cell office:value-type="float" office:value="86.0153">
                <text:p>86.0153</text:p>
              </table:table-cell>
              <table:table-cell office:value-type="float" office:value="0.1663">
                <text:p>0.16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3">
                <text:p>0.143</text:p>
              </table:table-cell>
              <table:table-cell office:value-type="float" office:value="85.9123">
                <text:p>85.9123</text:p>
              </table:table-cell>
              <table:table-cell office:value-type="float" office:value="0.1773">
                <text:p>0.17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4">
                <text:p>0.144</text:p>
              </table:table-cell>
              <table:table-cell office:value-type="float" office:value="85.8064">
                <text:p>85.8064</text:p>
              </table:table-cell>
              <table:table-cell office:value-type="float" office:value="0.1745">
                <text:p>0.17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5">
                <text:p>0.145</text:p>
              </table:table-cell>
              <table:table-cell office:value-type="float" office:value="85.6294">
                <text:p>85.6294</text:p>
              </table:table-cell>
              <table:table-cell office:value-type="float" office:value="0.1706">
                <text:p>0.17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6">
                <text:p>0.146</text:p>
              </table:table-cell>
              <table:table-cell office:value-type="float" office:value="85.6088">
                <text:p>85.6088</text:p>
              </table:table-cell>
              <table:table-cell office:value-type="float" office:value="0.1833">
                <text:p>0.18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7">
                <text:p>0.147</text:p>
              </table:table-cell>
              <table:table-cell office:value-type="float" office:value="85.5497">
                <text:p>85.5497</text:p>
              </table:table-cell>
              <table:table-cell office:value-type="float" office:value="0.1857">
                <text:p>0.18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8">
                <text:p>0.148</text:p>
              </table:table-cell>
              <table:table-cell office:value-type="float" office:value="85.3873">
                <text:p>85.3873</text:p>
              </table:table-cell>
              <table:table-cell office:value-type="float" office:value="0.1783">
                <text:p>0.17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9">
                <text:p>0.149</text:p>
              </table:table-cell>
              <table:table-cell office:value-type="float" office:value="85.3043">
                <text:p>85.3043</text:p>
              </table:table-cell>
              <table:table-cell office:value-type="float" office:value="0.1877">
                <text:p>0.18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">
                <text:p>0.15</text:p>
              </table:table-cell>
              <table:table-cell office:value-type="float" office:value="85.1894">
                <text:p>85.189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1">
                <text:p>0.151</text:p>
              </table:table-cell>
              <table:table-cell office:value-type="float" office:value="85.0371">
                <text:p>85.0371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2">
                <text:p>0.152</text:p>
              </table:table-cell>
              <table:table-cell office:value-type="float" office:value="84.8903">
                <text:p>84.890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3">
                <text:p>0.153</text:p>
              </table:table-cell>
              <table:table-cell office:value-type="float" office:value="84.953">
                <text:p>84.953</text:p>
              </table:table-cell>
              <table:table-cell office:value-type="float" office:value="0.1841">
                <text:p>0.18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4">
                <text:p>0.154</text:p>
              </table:table-cell>
              <table:table-cell office:value-type="float" office:value="84.786">
                <text:p>84.78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5">
                <text:p>0.155</text:p>
              </table:table-cell>
              <table:table-cell office:value-type="float" office:value="84.6735">
                <text:p>84.6735</text:p>
              </table:table-cell>
              <table:table-cell office:value-type="float" office:value="0.1912">
                <text:p>0.19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6">
                <text:p>0.156</text:p>
              </table:table-cell>
              <table:table-cell office:value-type="float" office:value="84.6486">
                <text:p>84.6486</text:p>
              </table:table-cell>
              <table:table-cell office:value-type="float" office:value="0.2019">
                <text:p>0.20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7">
                <text:p>0.157</text:p>
              </table:table-cell>
              <table:table-cell office:value-type="float" office:value="84.5539">
                <text:p>84.5539</text:p>
              </table:table-cell>
              <table:table-cell office:value-type="float" office:value="0.1953">
                <text:p>0.19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8">
                <text:p>0.158</text:p>
              </table:table-cell>
              <table:table-cell office:value-type="float" office:value="84.3948">
                <text:p>84.3948</text:p>
              </table:table-cell>
              <table:table-cell office:value-type="float" office:value="0.1926">
                <text:p>0.19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9">
                <text:p>0.159</text:p>
              </table:table-cell>
              <table:table-cell office:value-type="float" office:value="84.3323">
                <text:p>84.3323</text:p>
              </table:table-cell>
              <table:table-cell office:value-type="float" office:value="0.1977">
                <text:p>0.19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">
                <text:p>0.16</text:p>
              </table:table-cell>
              <table:table-cell office:value-type="float" office:value="84.2689">
                <text:p>84.2689</text:p>
              </table:table-cell>
              <table:table-cell office:value-type="float" office:value="0.1979">
                <text:p>0.19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1">
                <text:p>0.161</text:p>
              </table:table-cell>
              <table:table-cell office:value-type="float" office:value="84.1041">
                <text:p>84.1041</text:p>
              </table:table-cell>
              <table:table-cell office:value-type="float" office:value="0.2041">
                <text:p>0.20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2">
                <text:p>0.162</text:p>
              </table:table-cell>
              <table:table-cell office:value-type="float" office:value="84.0583">
                <text:p>84.0583</text:p>
              </table:table-cell>
              <table:table-cell office:value-type="float" office:value="0.2126">
                <text:p>0.2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3">
                <text:p>0.163</text:p>
              </table:table-cell>
              <table:table-cell office:value-type="float" office:value="83.903">
                <text:p>83.903</text:p>
              </table:table-cell>
              <table:table-cell office:value-type="float" office:value="0.2118">
                <text:p>0.21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4">
                <text:p>0.164</text:p>
              </table:table-cell>
              <table:table-cell office:value-type="float" office:value="83.8505">
                <text:p>83.8505</text:p>
              </table:table-cell>
              <table:table-cell office:value-type="float" office:value="0.2085">
                <text:p>0.20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5">
                <text:p>0.165</text:p>
              </table:table-cell>
              <table:table-cell office:value-type="float" office:value="83.6668">
                <text:p>83.6668</text:p>
              </table:table-cell>
              <table:table-cell office:value-type="float" office:value="0.2088">
                <text:p>0.20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6">
                <text:p>0.166</text:p>
              </table:table-cell>
              <table:table-cell office:value-type="float" office:value="83.5728">
                <text:p>83.5728</text:p>
              </table:table-cell>
              <table:table-cell office:value-type="float" office:value="0.2041">
                <text:p>0.20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7">
                <text:p>0.167</text:p>
              </table:table-cell>
              <table:table-cell office:value-type="float" office:value="83.5386">
                <text:p>83.5386</text:p>
              </table:table-cell>
              <table:table-cell office:value-type="float" office:value="0.2042">
                <text:p>0.20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8">
                <text:p>0.168</text:p>
              </table:table-cell>
              <table:table-cell office:value-type="float" office:value="83.3697">
                <text:p>83.3697</text:p>
              </table:table-cell>
              <table:table-cell office:value-type="float" office:value="0.2208">
                <text:p>0.22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9">
                <text:p>0.169</text:p>
              </table:table-cell>
              <table:table-cell office:value-type="float" office:value="83.3271">
                <text:p>83.3271</text:p>
              </table:table-cell>
              <table:table-cell office:value-type="float" office:value="0.2144">
                <text:p>0.21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7">
                <text:p>0.17</text:p>
              </table:table-cell>
              <table:table-cell office:value-type="float" office:value="83.2922">
                <text:p>83.2922</text:p>
              </table:table-cell>
              <table:table-cell office:value-type="float" office:value="0.2208">
                <text:p>0.22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1">
                <text:p>0.171</text:p>
              </table:table-cell>
              <table:table-cell office:value-type="float" office:value="83.1337">
                <text:p>83.1337</text:p>
              </table:table-cell>
              <table:table-cell office:value-type="float" office:value="0.2246">
                <text:p>0.22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2">
                <text:p>0.172</text:p>
              </table:table-cell>
              <table:table-cell office:value-type="float" office:value="83.0671">
                <text:p>83.0671</text:p>
              </table:table-cell>
              <table:table-cell office:value-type="float" office:value="0.2312">
                <text:p>0.23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3">
                <text:p>0.173</text:p>
              </table:table-cell>
              <table:table-cell office:value-type="float" office:value="83.0145">
                <text:p>83.0145</text:p>
              </table:table-cell>
              <table:table-cell office:value-type="float" office:value="0.2173">
                <text:p>0.2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4">
                <text:p>0.174</text:p>
              </table:table-cell>
              <table:table-cell office:value-type="float" office:value="82.8365">
                <text:p>82.8365</text:p>
              </table:table-cell>
              <table:table-cell office:value-type="float" office:value="0.2139">
                <text:p>0.21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5">
                <text:p>0.175</text:p>
              </table:table-cell>
              <table:table-cell office:value-type="float" office:value="82.7629">
                <text:p>82.7629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6">
                <text:p>0.176</text:p>
              </table:table-cell>
              <table:table-cell office:value-type="float" office:value="82.6407">
                <text:p>82.6407</text:p>
              </table:table-cell>
              <table:table-cell office:value-type="float" office:value="0.2241">
                <text:p>0.22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7">
                <text:p>0.177</text:p>
              </table:table-cell>
              <table:table-cell office:value-type="float" office:value="82.5266">
                <text:p>82.5266</text:p>
              </table:table-cell>
              <table:table-cell office:value-type="float" office:value="0.2249">
                <text:p>0.22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8">
                <text:p>0.178</text:p>
              </table:table-cell>
              <table:table-cell office:value-type="float" office:value="82.3325">
                <text:p>82.3325</text:p>
              </table:table-cell>
              <table:table-cell office:value-type="float" office:value="0.2367">
                <text:p>0.23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9">
                <text:p>0.179</text:p>
              </table:table-cell>
              <table:table-cell office:value-type="float" office:value="82.3743">
                <text:p>82.3743</text:p>
              </table:table-cell>
              <table:table-cell office:value-type="float" office:value="0.2255">
                <text:p>0.22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">
                <text:p>0.18</text:p>
              </table:table-cell>
              <table:table-cell office:value-type="float" office:value="82.1648">
                <text:p>82.1648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1">
                <text:p>0.181</text:p>
              </table:table-cell>
              <table:table-cell office:value-type="float" office:value="82.129">
                <text:p>82.129</text:p>
              </table:table-cell>
              <table:table-cell office:value-type="float" office:value="0.2302">
                <text:p>0.23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2">
                <text:p>0.182</text:p>
              </table:table-cell>
              <table:table-cell office:value-type="float" office:value="82.0907">
                <text:p>82.0907</text:p>
              </table:table-cell>
              <table:table-cell office:value-type="float" office:value="0.2277">
                <text:p>0.22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3">
                <text:p>0.183</text:p>
              </table:table-cell>
              <table:table-cell office:value-type="float" office:value="81.8995">
                <text:p>81.8995</text:p>
              </table:table-cell>
              <table:table-cell office:value-type="float" office:value="0.2482">
                <text:p>0.24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4">
                <text:p>0.184</text:p>
              </table:table-cell>
              <table:table-cell office:value-type="float" office:value="81.8098">
                <text:p>81.8098</text:p>
              </table:table-cell>
              <table:table-cell office:value-type="float" office:value="0.2448">
                <text:p>0.24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5">
                <text:p>0.185</text:p>
              </table:table-cell>
              <table:table-cell office:value-type="float" office:value="81.7836">
                <text:p>81.7836</text:p>
              </table:table-cell>
              <table:table-cell office:value-type="float" office:value="0.2494">
                <text:p>0.24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6">
                <text:p>0.186</text:p>
              </table:table-cell>
              <table:table-cell office:value-type="float" office:value="81.6164">
                <text:p>81.6164</text:p>
              </table:table-cell>
              <table:table-cell office:value-type="float" office:value="0.2423">
                <text:p>0.24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7">
                <text:p>0.187</text:p>
              </table:table-cell>
              <table:table-cell office:value-type="float" office:value="81.5534">
                <text:p>81.5534</text:p>
              </table:table-cell>
              <table:table-cell office:value-type="float" office:value="0.2578">
                <text:p>0.25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8">
                <text:p>0.188</text:p>
              </table:table-cell>
              <table:table-cell office:value-type="float" office:value="81.4405">
                <text:p>81.4405</text:p>
              </table:table-cell>
              <table:table-cell office:value-type="float" office:value="0.2495">
                <text:p>0.24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9">
                <text:p>0.189</text:p>
              </table:table-cell>
              <table:table-cell office:value-type="float" office:value="81.3656">
                <text:p>81.3656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">
                <text:p>0.19</text:p>
              </table:table-cell>
              <table:table-cell office:value-type="float" office:value="81.307">
                <text:p>81.307</text:p>
              </table:table-cell>
              <table:table-cell office:value-type="float" office:value="0.2573">
                <text:p>0.25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1">
                <text:p>0.191</text:p>
              </table:table-cell>
              <table:table-cell office:value-type="float" office:value="81.1176">
                <text:p>81.1176</text:p>
              </table:table-cell>
              <table:table-cell office:value-type="float" office:value="0.2655">
                <text:p>0.26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2">
                <text:p>0.192</text:p>
              </table:table-cell>
              <table:table-cell office:value-type="float" office:value="81.0447">
                <text:p>81.0447</text:p>
              </table:table-cell>
              <table:table-cell office:value-type="float" office:value="0.2627">
                <text:p>0.26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3">
                <text:p>0.193</text:p>
              </table:table-cell>
              <table:table-cell office:value-type="float" office:value="80.9101">
                <text:p>80.9101</text:p>
              </table:table-cell>
              <table:table-cell office:value-type="float" office:value="0.2568">
                <text:p>0.25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4">
                <text:p>0.194</text:p>
              </table:table-cell>
              <table:table-cell office:value-type="float" office:value="80.9057">
                <text:p>80.9057</text:p>
              </table:table-cell>
              <table:table-cell office:value-type="float" office:value="0.2602">
                <text:p>0.26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5">
                <text:p>0.195</text:p>
              </table:table-cell>
              <table:table-cell office:value-type="float" office:value="80.764">
                <text:p>80.764</text:p>
              </table:table-cell>
              <table:table-cell office:value-type="float" office:value="0.2507">
                <text:p>0.25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6">
                <text:p>0.196</text:p>
              </table:table-cell>
              <table:table-cell office:value-type="float" office:value="80.63">
                <text:p>80.63</text:p>
              </table:table-cell>
              <table:table-cell office:value-type="float" office:value="0.2659">
                <text:p>0.26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7">
                <text:p>0.197</text:p>
              </table:table-cell>
              <table:table-cell office:value-type="float" office:value="80.6166">
                <text:p>80.6166</text:p>
              </table:table-cell>
              <table:table-cell office:value-type="float" office:value="0.2682">
                <text:p>0.26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8">
                <text:p>0.198</text:p>
              </table:table-cell>
              <table:table-cell office:value-type="float" office:value="80.4936">
                <text:p>80.4936</text:p>
              </table:table-cell>
              <table:table-cell office:value-type="float" office:value="0.2818">
                <text:p>0.28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9">
                <text:p>0.199</text:p>
              </table:table-cell>
              <table:table-cell office:value-type="float" office:value="80.3742">
                <text:p>80.3742</text:p>
              </table:table-cell>
              <table:table-cell office:value-type="float" office:value="0.2844">
                <text:p>0.28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">
                <text:p>0.2</text:p>
              </table:table-cell>
              <table:table-cell office:value-type="float" office:value="80.3062">
                <text:p>80.3062</text:p>
              </table:table-cell>
              <table:table-cell office:value-type="float" office:value="0.2713">
                <text:p>0.27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01">
                <text:p>0.201</text:p>
              </table:table-cell>
              <table:table-cell office:value-type="float" office:value="80.2068">
                <text:p>80.2068</text:p>
              </table:table-cell>
              <table:table-cell office:value-type="float" office:value="0.2765">
                <text:p>0.27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2">
                <text:p>0.202</text:p>
              </table:table-cell>
              <table:table-cell office:value-type="float" office:value="80.0293">
                <text:p>80.0293</text:p>
              </table:table-cell>
              <table:table-cell office:value-type="float" office:value="0.2718">
                <text:p>0.27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3">
                <text:p>0.203</text:p>
              </table:table-cell>
              <table:table-cell office:value-type="float" office:value="79.9733">
                <text:p>79.9733</text:p>
              </table:table-cell>
              <table:table-cell office:value-type="float" office:value="0.2695">
                <text:p>0.26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4">
                <text:p>0.204</text:p>
              </table:table-cell>
              <table:table-cell office:value-type="float" office:value="79.8068">
                <text:p>79.8068</text:p>
              </table:table-cell>
              <table:table-cell office:value-type="float" office:value="0.2891">
                <text:p>0.28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5">
                <text:p>0.205</text:p>
              </table:table-cell>
              <table:table-cell office:value-type="float" office:value="79.837">
                <text:p>79.837</text:p>
              </table:table-cell>
              <table:table-cell office:value-type="float" office:value="0.2839">
                <text:p>0.28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6">
                <text:p>0.206</text:p>
              </table:table-cell>
              <table:table-cell office:value-type="float" office:value="79.6198">
                <text:p>79.6198</text:p>
              </table:table-cell>
              <table:table-cell office:value-type="float" office:value="0.2831">
                <text:p>0.28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7">
                <text:p>0.207</text:p>
              </table:table-cell>
              <table:table-cell office:value-type="float" office:value="79.6081">
                <text:p>79.6081</text:p>
              </table:table-cell>
              <table:table-cell office:value-type="float" office:value="0.2931">
                <text:p>0.29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8">
                <text:p>0.208</text:p>
              </table:table-cell>
              <table:table-cell office:value-type="float" office:value="79.4277">
                <text:p>79.4277</text:p>
              </table:table-cell>
              <table:table-cell office:value-type="float" office:value="0.2928">
                <text:p>0.29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9">
                <text:p>0.209</text:p>
              </table:table-cell>
              <table:table-cell office:value-type="float" office:value="79.4106">
                <text:p>79.4106</text:p>
              </table:table-cell>
              <table:table-cell office:value-type="float" office:value="0.2798">
                <text:p>0.27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">
                <text:p>0.21</text:p>
              </table:table-cell>
              <table:table-cell office:value-type="float" office:value="79.3227">
                <text:p>79.3227</text:p>
              </table:table-cell>
              <table:table-cell office:value-type="float" office:value="0.2903">
                <text:p>0.29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1">
                <text:p>0.211</text:p>
              </table:table-cell>
              <table:table-cell office:value-type="float" office:value="79.2063">
                <text:p>79.2063</text:p>
              </table:table-cell>
              <table:table-cell office:value-type="float" office:value="0.2977">
                <text:p>0.29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2">
                <text:p>0.212</text:p>
              </table:table-cell>
              <table:table-cell office:value-type="float" office:value="79.0635">
                <text:p>79.0635</text:p>
              </table:table-cell>
              <table:table-cell office:value-type="float" office:value="0.3129">
                <text:p>0.31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3">
                <text:p>0.213</text:p>
              </table:table-cell>
              <table:table-cell office:value-type="float" office:value="79.0304">
                <text:p>79.0304</text:p>
              </table:table-cell>
              <table:table-cell office:value-type="float" office:value="0.3017">
                <text:p>0.30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4">
                <text:p>0.214</text:p>
              </table:table-cell>
              <table:table-cell office:value-type="float" office:value="78.9263">
                <text:p>78.9263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5">
                <text:p>0.215</text:p>
              </table:table-cell>
              <table:table-cell office:value-type="float" office:value="78.7466">
                <text:p>78.746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6">
                <text:p>0.216</text:p>
              </table:table-cell>
              <table:table-cell office:value-type="float" office:value="78.6616">
                <text:p>78.6616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7">
                <text:p>0.217</text:p>
              </table:table-cell>
              <table:table-cell office:value-type="float" office:value="78.6428">
                <text:p>78.6428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8">
                <text:p>0.218</text:p>
              </table:table-cell>
              <table:table-cell office:value-type="float" office:value="78.4997">
                <text:p>78.4997</text:p>
              </table:table-cell>
              <table:table-cell office:value-type="float" office:value="0.3152">
                <text:p>0.31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9">
                <text:p>0.219</text:p>
              </table:table-cell>
              <table:table-cell office:value-type="float" office:value="78.4865">
                <text:p>78.4865</text:p>
              </table:table-cell>
              <table:table-cell office:value-type="float" office:value="0.3133">
                <text:p>0.31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2">
                <text:p>0.22</text:p>
              </table:table-cell>
              <table:table-cell office:value-type="float" office:value="78.3365">
                <text:p>78.3365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1">
                <text:p>0.221</text:p>
              </table:table-cell>
              <table:table-cell office:value-type="float" office:value="78.2494">
                <text:p>78.2494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2">
                <text:p>0.222</text:p>
              </table:table-cell>
              <table:table-cell office:value-type="float" office:value="78.1131">
                <text:p>78.1131</text:p>
              </table:table-cell>
              <table:table-cell office:value-type="float" office:value="0.3196">
                <text:p>0.31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3">
                <text:p>0.223</text:p>
              </table:table-cell>
              <table:table-cell office:value-type="float" office:value="78.0463">
                <text:p>78.0463</text:p>
              </table:table-cell>
              <table:table-cell office:value-type="float" office:value="0.3192">
                <text:p>0.31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4">
                <text:p>0.224</text:p>
              </table:table-cell>
              <table:table-cell office:value-type="float" office:value="77.8973">
                <text:p>77.8973</text:p>
              </table:table-cell>
              <table:table-cell office:value-type="float" office:value="0.3356">
                <text:p>0.33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5">
                <text:p>0.225</text:p>
              </table:table-cell>
              <table:table-cell office:value-type="float" office:value="77.8396">
                <text:p>77.8396</text:p>
              </table:table-cell>
              <table:table-cell office:value-type="float" office:value="0.3223">
                <text:p>0.32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6">
                <text:p>0.226</text:p>
              </table:table-cell>
              <table:table-cell office:value-type="float" office:value="77.7255">
                <text:p>77.7255</text:p>
              </table:table-cell>
              <table:table-cell office:value-type="float" office:value="0.3379">
                <text:p>0.33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7">
                <text:p>0.227</text:p>
              </table:table-cell>
              <table:table-cell office:value-type="float" office:value="77.589">
                <text:p>77.589</text:p>
              </table:table-cell>
              <table:table-cell office:value-type="float" office:value="0.3229">
                <text:p>0.32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8">
                <text:p>0.228</text:p>
              </table:table-cell>
              <table:table-cell office:value-type="float" office:value="77.5444">
                <text:p>77.5444</text:p>
              </table:table-cell>
              <table:table-cell office:value-type="float" office:value="0.3314">
                <text:p>0.33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9">
                <text:p>0.229</text:p>
              </table:table-cell>
              <table:table-cell office:value-type="float" office:value="77.4726">
                <text:p>77.4726</text:p>
              </table:table-cell>
              <table:table-cell office:value-type="float" office:value="0.3286">
                <text:p>0.32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3">
                <text:p>0.23</text:p>
              </table:table-cell>
              <table:table-cell office:value-type="float" office:value="77.2652">
                <text:p>77.2652</text:p>
              </table:table-cell>
              <table:table-cell office:value-type="float" office:value="0.3329">
                <text:p>0.33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1">
                <text:p>0.231</text:p>
              </table:table-cell>
              <table:table-cell office:value-type="float" office:value="77.2232">
                <text:p>77.2232</text:p>
              </table:table-cell>
              <table:table-cell office:value-type="float" office:value="0.3382">
                <text:p>0.33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2">
                <text:p>0.232</text:p>
              </table:table-cell>
              <table:table-cell office:value-type="float" office:value="77.1373">
                <text:p>77.1373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3">
                <text:p>0.233</text:p>
              </table:table-cell>
              <table:table-cell office:value-type="float" office:value="77.024">
                <text:p>77.024</text:p>
              </table:table-cell>
              <table:table-cell office:value-type="float" office:value="0.3444">
                <text:p>0.34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4">
                <text:p>0.234</text:p>
              </table:table-cell>
              <table:table-cell office:value-type="float" office:value="77.0249">
                <text:p>77.0249</text:p>
              </table:table-cell>
              <table:table-cell office:value-type="float" office:value="0.3463">
                <text:p>0.34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5">
                <text:p>0.235</text:p>
              </table:table-cell>
              <table:table-cell office:value-type="float" office:value="76.8946">
                <text:p>76.8946</text:p>
              </table:table-cell>
              <table:table-cell office:value-type="float" office:value="0.3456">
                <text:p>0.34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6">
                <text:p>0.236</text:p>
              </table:table-cell>
              <table:table-cell office:value-type="float" office:value="76.7317">
                <text:p>76.7317</text:p>
              </table:table-cell>
              <table:table-cell office:value-type="float" office:value="0.3551">
                <text:p>0.35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7">
                <text:p>0.237</text:p>
              </table:table-cell>
              <table:table-cell office:value-type="float" office:value="76.6197">
                <text:p>76.6197</text:p>
              </table:table-cell>
              <table:table-cell office:value-type="float" office:value="0.3602">
                <text:p>0.36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8">
                <text:p>0.238</text:p>
              </table:table-cell>
              <table:table-cell office:value-type="float" office:value="76.5726">
                <text:p>76.5726</text:p>
              </table:table-cell>
              <table:table-cell office:value-type="float" office:value="0.3726">
                <text:p>0.37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9">
                <text:p>0.239</text:p>
              </table:table-cell>
              <table:table-cell office:value-type="float" office:value="76.443">
                <text:p>76.443</text:p>
              </table:table-cell>
              <table:table-cell office:value-type="float" office:value="0.3546">
                <text:p>0.35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">
                <text:p>0.24</text:p>
              </table:table-cell>
              <table:table-cell office:value-type="float" office:value="76.3635">
                <text:p>76.3635</text:p>
              </table:table-cell>
              <table:table-cell office:value-type="float" office:value="0.3641">
                <text:p>0.36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1">
                <text:p>0.241</text:p>
              </table:table-cell>
              <table:table-cell office:value-type="float" office:value="76.3616">
                <text:p>76.3616</text:p>
              </table:table-cell>
              <table:table-cell office:value-type="float" office:value="0.3798">
                <text:p>0.37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2">
                <text:p>0.242</text:p>
              </table:table-cell>
              <table:table-cell office:value-type="float" office:value="76.1407">
                <text:p>76.1407</text:p>
              </table:table-cell>
              <table:table-cell office:value-type="float" office:value="0.3746">
                <text:p>0.37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3">
                <text:p>0.243</text:p>
              </table:table-cell>
              <table:table-cell office:value-type="float" office:value="76.0729">
                <text:p>76.0729</text:p>
              </table:table-cell>
              <table:table-cell office:value-type="float" office:value="0.3598">
                <text:p>0.35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4">
                <text:p>0.244</text:p>
              </table:table-cell>
              <table:table-cell office:value-type="float" office:value="75.9814">
                <text:p>75.9814</text:p>
              </table:table-cell>
              <table:table-cell office:value-type="float" office:value="0.3735">
                <text:p>0.37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5">
                <text:p>0.245</text:p>
              </table:table-cell>
              <table:table-cell office:value-type="float" office:value="75.8103">
                <text:p>75.8103</text:p>
              </table:table-cell>
              <table:table-cell office:value-type="float" office:value="0.3733">
                <text:p>0.37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6">
                <text:p>0.246</text:p>
              </table:table-cell>
              <table:table-cell office:value-type="float" office:value="75.7604">
                <text:p>75.7604</text:p>
              </table:table-cell>
              <table:table-cell office:value-type="float" office:value="0.3954">
                <text:p>0.39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7">
                <text:p>0.247</text:p>
              </table:table-cell>
              <table:table-cell office:value-type="float" office:value="75.6308">
                <text:p>75.6308</text:p>
              </table:table-cell>
              <table:table-cell office:value-type="float" office:value="0.3909">
                <text:p>0.39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8">
                <text:p>0.248</text:p>
              </table:table-cell>
              <table:table-cell office:value-type="float" office:value="75.5724">
                <text:p>75.5724</text:p>
              </table:table-cell>
              <table:table-cell office:value-type="float" office:value="0.3843">
                <text:p>0.38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9">
                <text:p>0.249</text:p>
              </table:table-cell>
              <table:table-cell office:value-type="float" office:value="75.4943">
                <text:p>75.4943</text:p>
              </table:table-cell>
              <table:table-cell office:value-type="float" office:value="0.3783">
                <text:p>0.37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5">
                <text:p>0.25</text:p>
              </table:table-cell>
              <table:table-cell office:value-type="float" office:value="75.4079">
                <text:p>75.4079</text:p>
              </table:table-cell>
              <table:table-cell office:value-type="float" office:value="0.3984">
                <text:p>0.39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1">
                <text:p>0.251</text:p>
              </table:table-cell>
              <table:table-cell office:value-type="float" office:value="75.2727">
                <text:p>75.2727</text:p>
              </table:table-cell>
              <table:table-cell office:value-type="float" office:value="0.3906">
                <text:p>0.39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2">
                <text:p>0.252</text:p>
              </table:table-cell>
              <table:table-cell office:value-type="float" office:value="75.1339">
                <text:p>75.1339</text:p>
              </table:table-cell>
              <table:table-cell office:value-type="float" office:value="0.3927">
                <text:p>0.39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3">
                <text:p>0.253</text:p>
              </table:table-cell>
              <table:table-cell office:value-type="float" office:value="75.0572">
                <text:p>75.0572</text:p>
              </table:table-cell>
              <table:table-cell office:value-type="float" office:value="0.3954">
                <text:p>0.39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4">
                <text:p>0.254</text:p>
              </table:table-cell>
              <table:table-cell office:value-type="float" office:value="75.0534">
                <text:p>75.0534</text:p>
              </table:table-cell>
              <table:table-cell office:value-type="float" office:value="0.4087">
                <text:p>0.40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5">
                <text:p>0.255</text:p>
              </table:table-cell>
              <table:table-cell office:value-type="float" office:value="74.9428">
                <text:p>74.9428</text:p>
              </table:table-cell>
              <table:table-cell office:value-type="float" office:value="0.4136">
                <text:p>0.41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6">
                <text:p>0.256</text:p>
              </table:table-cell>
              <table:table-cell office:value-type="float" office:value="74.7553">
                <text:p>74.7553</text:p>
              </table:table-cell>
              <table:table-cell office:value-type="float" office:value="0.3941">
                <text:p>0.39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7">
                <text:p>0.257</text:p>
              </table:table-cell>
              <table:table-cell office:value-type="float" office:value="74.628">
                <text:p>74.628</text:p>
              </table:table-cell>
              <table:table-cell office:value-type="float" office:value="0.4247">
                <text:p>0.42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8">
                <text:p>0.258</text:p>
              </table:table-cell>
              <table:table-cell office:value-type="float" office:value="74.5995">
                <text:p>74.5995</text:p>
              </table:table-cell>
              <table:table-cell office:value-type="float" office:value="0.4149">
                <text:p>0.41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9">
                <text:p>0.259</text:p>
              </table:table-cell>
              <table:table-cell office:value-type="float" office:value="74.5382">
                <text:p>74.5382</text:p>
              </table:table-cell>
              <table:table-cell office:value-type="float" office:value="0.4216">
                <text:p>0.42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6">
                <text:p>0.26</text:p>
              </table:table-cell>
              <table:table-cell office:value-type="float" office:value="74.3989">
                <text:p>74.3989</text:p>
              </table:table-cell>
              <table:table-cell office:value-type="float" office:value="0.4208">
                <text:p>0.42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1">
                <text:p>0.261</text:p>
              </table:table-cell>
              <table:table-cell office:value-type="float" office:value="74.3806">
                <text:p>74.3806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2">
                <text:p>0.262</text:p>
              </table:table-cell>
              <table:table-cell office:value-type="float" office:value="74.2953">
                <text:p>74.2953</text:p>
              </table:table-cell>
              <table:table-cell office:value-type="float" office:value="0.4218">
                <text:p>0.42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3">
                <text:p>0.263</text:p>
              </table:table-cell>
              <table:table-cell office:value-type="float" office:value="74.1437">
                <text:p>74.1437</text:p>
              </table:table-cell>
              <table:table-cell office:value-type="float" office:value="0.4112">
                <text:p>0.41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4">
                <text:p>0.264</text:p>
              </table:table-cell>
              <table:table-cell office:value-type="float" office:value="74.0185">
                <text:p>74.0185</text:p>
              </table:table-cell>
              <table:table-cell office:value-type="float" office:value="0.4351">
                <text:p>0.43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5">
                <text:p>0.265</text:p>
              </table:table-cell>
              <table:table-cell office:value-type="float" office:value="73.9157">
                <text:p>73.9157</text:p>
              </table:table-cell>
              <table:table-cell office:value-type="float" office:value="0.4238">
                <text:p>0.42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6">
                <text:p>0.266</text:p>
              </table:table-cell>
              <table:table-cell office:value-type="float" office:value="73.8885">
                <text:p>73.8885</text:p>
              </table:table-cell>
              <table:table-cell office:value-type="float" office:value="0.4467">
                <text:p>0.44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7">
                <text:p>0.267</text:p>
              </table:table-cell>
              <table:table-cell office:value-type="float" office:value="73.7673">
                <text:p>73.7673</text:p>
              </table:table-cell>
              <table:table-cell office:value-type="float" office:value="0.4462">
                <text:p>0.44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8">
                <text:p>0.268</text:p>
              </table:table-cell>
              <table:table-cell office:value-type="float" office:value="73.7234">
                <text:p>73.7234</text:p>
              </table:table-cell>
              <table:table-cell office:value-type="float" office:value="0.4455">
                <text:p>0.44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9">
                <text:p>0.269</text:p>
              </table:table-cell>
              <table:table-cell office:value-type="float" office:value="73.5195">
                <text:p>73.5195</text:p>
              </table:table-cell>
              <table:table-cell office:value-type="float" office:value="0.4319">
                <text:p>0.43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7">
                <text:p>0.27</text:p>
              </table:table-cell>
              <table:table-cell office:value-type="float" office:value="73.4958">
                <text:p>73.4958</text:p>
              </table:table-cell>
              <table:table-cell office:value-type="float" office:value="0.4456">
                <text:p>0.44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1">
                <text:p>0.271</text:p>
              </table:table-cell>
              <table:table-cell office:value-type="float" office:value="73.3461">
                <text:p>73.3461</text:p>
              </table:table-cell>
              <table:table-cell office:value-type="float" office:value="0.4671">
                <text:p>0.46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2">
                <text:p>0.272</text:p>
              </table:table-cell>
              <table:table-cell office:value-type="float" office:value="73.1813">
                <text:p>73.1813</text:p>
              </table:table-cell>
              <table:table-cell office:value-type="float" office:value="0.4562">
                <text:p>0.45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3">
                <text:p>0.273</text:p>
              </table:table-cell>
              <table:table-cell office:value-type="float" office:value="73.2123">
                <text:p>73.2123</text:p>
              </table:table-cell>
              <table:table-cell office:value-type="float" office:value="0.4512">
                <text:p>0.45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4">
                <text:p>0.274</text:p>
              </table:table-cell>
              <table:table-cell office:value-type="float" office:value="73.1747">
                <text:p>73.1747</text:p>
              </table:table-cell>
              <table:table-cell office:value-type="float" office:value="0.4546">
                <text:p>0.45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5">
                <text:p>0.275</text:p>
              </table:table-cell>
              <table:table-cell office:value-type="float" office:value="72.9423">
                <text:p>72.9423</text:p>
              </table:table-cell>
              <table:table-cell office:value-type="float" office:value="0.4636">
                <text:p>0.46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6">
                <text:p>0.276</text:p>
              </table:table-cell>
              <table:table-cell office:value-type="float" office:value="72.9149">
                <text:p>72.9149</text:p>
              </table:table-cell>
              <table:table-cell office:value-type="float" office:value="0.4754">
                <text:p>0.47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7">
                <text:p>0.277</text:p>
              </table:table-cell>
              <table:table-cell office:value-type="float" office:value="72.7584">
                <text:p>72.7584</text:p>
              </table:table-cell>
              <table:table-cell office:value-type="float" office:value="0.4664">
                <text:p>0.46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8">
                <text:p>0.278</text:p>
              </table:table-cell>
              <table:table-cell office:value-type="float" office:value="72.6238">
                <text:p>72.6238</text:p>
              </table:table-cell>
              <table:table-cell office:value-type="float" office:value="0.4552">
                <text:p>0.45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9">
                <text:p>0.279</text:p>
              </table:table-cell>
              <table:table-cell office:value-type="float" office:value="72.5957">
                <text:p>72.5957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8">
                <text:p>0.28</text:p>
              </table:table-cell>
              <table:table-cell office:value-type="float" office:value="72.4287">
                <text:p>72.4287</text:p>
              </table:table-cell>
              <table:table-cell office:value-type="float" office:value="0.4578">
                <text:p>0.45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1">
                <text:p>0.281</text:p>
              </table:table-cell>
              <table:table-cell office:value-type="float" office:value="72.4135">
                <text:p>72.4135</text:p>
              </table:table-cell>
              <table:table-cell office:value-type="float" office:value="0.4596">
                <text:p>0.45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2">
                <text:p>0.282</text:p>
              </table:table-cell>
              <table:table-cell office:value-type="float" office:value="72.2763">
                <text:p>72.2763</text:p>
              </table:table-cell>
              <table:table-cell office:value-type="float" office:value="0.4619">
                <text:p>0.46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3">
                <text:p>0.283</text:p>
              </table:table-cell>
              <table:table-cell office:value-type="float" office:value="72.1608">
                <text:p>72.1608</text:p>
              </table:table-cell>
              <table:table-cell office:value-type="float" office:value="0.4667">
                <text:p>0.4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4">
                <text:p>0.284</text:p>
              </table:table-cell>
              <table:table-cell office:value-type="float" office:value="72.1138">
                <text:p>72.1138</text:p>
              </table:table-cell>
              <table:table-cell office:value-type="float" office:value="0.4878">
                <text:p>0.48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5">
                <text:p>0.285</text:p>
              </table:table-cell>
              <table:table-cell office:value-type="float" office:value="72.0194">
                <text:p>72.0194</text:p>
              </table:table-cell>
              <table:table-cell office:value-type="float" office:value="0.4929">
                <text:p>0.49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6">
                <text:p>0.286</text:p>
              </table:table-cell>
              <table:table-cell office:value-type="float" office:value="71.8784">
                <text:p>71.8784</text:p>
              </table:table-cell>
              <table:table-cell office:value-type="float" office:value="0.5013">
                <text:p>0.50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7">
                <text:p>0.287</text:p>
              </table:table-cell>
              <table:table-cell office:value-type="float" office:value="71.7432">
                <text:p>71.7432</text:p>
              </table:table-cell>
              <table:table-cell office:value-type="float" office:value="0.5036">
                <text:p>0.50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8">
                <text:p>0.288</text:p>
              </table:table-cell>
              <table:table-cell office:value-type="float" office:value="71.7557">
                <text:p>71.7557</text:p>
              </table:table-cell>
              <table:table-cell office:value-type="float" office:value="0.5149">
                <text:p>0.51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9">
                <text:p>0.289</text:p>
              </table:table-cell>
              <table:table-cell office:value-type="float" office:value="71.5155">
                <text:p>71.5155</text:p>
              </table:table-cell>
              <table:table-cell office:value-type="float" office:value="0.5025">
                <text:p>0.50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9">
                <text:p>0.29</text:p>
              </table:table-cell>
              <table:table-cell office:value-type="float" office:value="71.5957">
                <text:p>71.5957</text:p>
              </table:table-cell>
              <table:table-cell office:value-type="float" office:value="0.5129">
                <text:p>0.51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1">
                <text:p>0.291</text:p>
              </table:table-cell>
              <table:table-cell office:value-type="float" office:value="71.4912">
                <text:p>71.4912</text:p>
              </table:table-cell>
              <table:table-cell office:value-type="float" office:value="0.5401">
                <text:p>0.54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2">
                <text:p>0.292</text:p>
              </table:table-cell>
              <table:table-cell office:value-type="float" office:value="71.3246">
                <text:p>71.3246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3">
                <text:p>0.293</text:p>
              </table:table-cell>
              <table:table-cell office:value-type="float" office:value="71.3469">
                <text:p>71.3469</text:p>
              </table:table-cell>
              <table:table-cell office:value-type="float" office:value="0.5192">
                <text:p>0.51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4">
                <text:p>0.294</text:p>
              </table:table-cell>
              <table:table-cell office:value-type="float" office:value="71.0423">
                <text:p>71.0423</text:p>
              </table:table-cell>
              <table:table-cell office:value-type="float" office:value="0.5228">
                <text:p>0.52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5">
                <text:p>0.295</text:p>
              </table:table-cell>
              <table:table-cell office:value-type="float" office:value="70.9915">
                <text:p>70.9915</text:p>
              </table:table-cell>
              <table:table-cell office:value-type="float" office:value="0.5307">
                <text:p>0.53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6">
                <text:p>0.296</text:p>
              </table:table-cell>
              <table:table-cell office:value-type="float" office:value="70.8861">
                <text:p>70.8861</text:p>
              </table:table-cell>
              <table:table-cell office:value-type="float" office:value="0.5369">
                <text:p>0.53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7">
                <text:p>0.297</text:p>
              </table:table-cell>
              <table:table-cell office:value-type="float" office:value="70.7647">
                <text:p>70.7647</text:p>
              </table:table-cell>
              <table:table-cell office:value-type="float" office:value="0.5185">
                <text:p>0.51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8">
                <text:p>0.298</text:p>
              </table:table-cell>
              <table:table-cell office:value-type="float" office:value="70.7024">
                <text:p>70.7024</text:p>
              </table:table-cell>
              <table:table-cell office:value-type="float" office:value="0.5432">
                <text:p>0.54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9">
                <text:p>0.299</text:p>
              </table:table-cell>
              <table:table-cell office:value-type="float" office:value="70.7068">
                <text:p>70.7068</text:p>
              </table:table-cell>
              <table:table-cell office:value-type="float" office:value="0.5459">
                <text:p>0.54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">
                <text:p>0.3</text:p>
              </table:table-cell>
              <table:table-cell office:value-type="float" office:value="70.5331">
                <text:p>70.5331</text:p>
              </table:table-cell>
              <table:table-cell office:value-type="float" office:value="0.5303">
                <text:p>0.53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01">
                <text:p>0.301</text:p>
              </table:table-cell>
              <table:table-cell office:value-type="float" office:value="70.5186">
                <text:p>70.5186</text:p>
              </table:table-cell>
              <table:table-cell office:value-type="float" office:value="0.5697">
                <text:p>0.56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2">
                <text:p>0.302</text:p>
              </table:table-cell>
              <table:table-cell office:value-type="float" office:value="70.3532">
                <text:p>70.3532</text:p>
              </table:table-cell>
              <table:table-cell office:value-type="float" office:value="0.5523">
                <text:p>0.55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3">
                <text:p>0.303</text:p>
              </table:table-cell>
              <table:table-cell office:value-type="float" office:value="70.2283">
                <text:p>70.2283</text:p>
              </table:table-cell>
              <table:table-cell office:value-type="float" office:value="0.5394">
                <text:p>0.53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4">
                <text:p>0.304</text:p>
              </table:table-cell>
              <table:table-cell office:value-type="float" office:value="70.0968">
                <text:p>70.0968</text:p>
              </table:table-cell>
              <table:table-cell office:value-type="float" office:value="0.5557">
                <text:p>0.55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5">
                <text:p>0.305</text:p>
              </table:table-cell>
              <table:table-cell office:value-type="float" office:value="70.0765">
                <text:p>70.0765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6">
                <text:p>0.306</text:p>
              </table:table-cell>
              <table:table-cell office:value-type="float" office:value="69.9471">
                <text:p>69.9471</text:p>
              </table:table-cell>
              <table:table-cell office:value-type="float" office:value="0.5683">
                <text:p>0.56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7">
                <text:p>0.307</text:p>
              </table:table-cell>
              <table:table-cell office:value-type="float" office:value="69.8905">
                <text:p>69.8905</text:p>
              </table:table-cell>
              <table:table-cell office:value-type="float" office:value="0.5571">
                <text:p>0.55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8">
                <text:p>0.308</text:p>
              </table:table-cell>
              <table:table-cell office:value-type="float" office:value="69.7428">
                <text:p>69.7428</text:p>
              </table:table-cell>
              <table:table-cell office:value-type="float" office:value="0.5588">
                <text:p>0.55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9">
                <text:p>0.309</text:p>
              </table:table-cell>
              <table:table-cell office:value-type="float" office:value="69.6749">
                <text:p>69.6749</text:p>
              </table:table-cell>
              <table:table-cell office:value-type="float" office:value="0.5888">
                <text:p>0.58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1">
                <text:p>0.31</text:p>
              </table:table-cell>
              <table:table-cell office:value-type="float" office:value="69.5496">
                <text:p>69.5496</text:p>
              </table:table-cell>
              <table:table-cell office:value-type="float" office:value="0.5798">
                <text:p>0.57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1">
                <text:p>0.311</text:p>
              </table:table-cell>
              <table:table-cell office:value-type="float" office:value="69.5437">
                <text:p>69.5437</text:p>
              </table:table-cell>
              <table:table-cell office:value-type="float" office:value="0.5942">
                <text:p>0.59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2">
                <text:p>0.312</text:p>
              </table:table-cell>
              <table:table-cell office:value-type="float" office:value="69.4387">
                <text:p>69.4387</text:p>
              </table:table-cell>
              <table:table-cell office:value-type="float" office:value="0.5964">
                <text:p>0.59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3">
                <text:p>0.313</text:p>
              </table:table-cell>
              <table:table-cell office:value-type="float" office:value="69.3158">
                <text:p>69.3158</text:p>
              </table:table-cell>
              <table:table-cell office:value-type="float" office:value="0.5884">
                <text:p>0.58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4">
                <text:p>0.314</text:p>
              </table:table-cell>
              <table:table-cell office:value-type="float" office:value="69.3068">
                <text:p>69.3068</text:p>
              </table:table-cell>
              <table:table-cell office:value-type="float" office:value="0.6197">
                <text:p>0.61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5">
                <text:p>0.315</text:p>
              </table:table-cell>
              <table:table-cell office:value-type="float" office:value="69.1294">
                <text:p>69.1294</text:p>
              </table:table-cell>
              <table:table-cell office:value-type="float" office:value="0.5811">
                <text:p>0.58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6">
                <text:p>0.316</text:p>
              </table:table-cell>
              <table:table-cell office:value-type="float" office:value="68.9523">
                <text:p>68.9523</text:p>
              </table:table-cell>
              <table:table-cell office:value-type="float" office:value="0.5922">
                <text:p>0.59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7">
                <text:p>0.317</text:p>
              </table:table-cell>
              <table:table-cell office:value-type="float" office:value="68.9522">
                <text:p>68.9522</text:p>
              </table:table-cell>
              <table:table-cell office:value-type="float" office:value="0.6025">
                <text:p>0.60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8">
                <text:p>0.318</text:p>
              </table:table-cell>
              <table:table-cell office:value-type="float" office:value="68.8052">
                <text:p>68.805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9">
                <text:p>0.319</text:p>
              </table:table-cell>
              <table:table-cell office:value-type="float" office:value="68.8294">
                <text:p>68.8294</text:p>
              </table:table-cell>
              <table:table-cell office:value-type="float" office:value="0.6001">
                <text:p>0.60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2">
                <text:p>0.32</text:p>
              </table:table-cell>
              <table:table-cell office:value-type="float" office:value="68.6552">
                <text:p>68.6552</text:p>
              </table:table-cell>
              <table:table-cell office:value-type="float" office:value="0.6149">
                <text:p>0.61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1">
                <text:p>0.321</text:p>
              </table:table-cell>
              <table:table-cell office:value-type="float" office:value="68.55">
                <text:p>68.55</text:p>
              </table:table-cell>
              <table:table-cell office:value-type="float" office:value="0.6305">
                <text:p>0.63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2">
                <text:p>0.322</text:p>
              </table:table-cell>
              <table:table-cell office:value-type="float" office:value="68.5084">
                <text:p>68.5084</text:p>
              </table:table-cell>
              <table:table-cell office:value-type="float" office:value="0.6276">
                <text:p>0.62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3">
                <text:p>0.323</text:p>
              </table:table-cell>
              <table:table-cell office:value-type="float" office:value="68.3641">
                <text:p>68.3641</text:p>
              </table:table-cell>
              <table:table-cell office:value-type="float" office:value="0.6163">
                <text:p>0.61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4">
                <text:p>0.324</text:p>
              </table:table-cell>
              <table:table-cell office:value-type="float" office:value="68.2028">
                <text:p>68.2028</text:p>
              </table:table-cell>
              <table:table-cell office:value-type="float" office:value="0.6425">
                <text:p>0.64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5">
                <text:p>0.325</text:p>
              </table:table-cell>
              <table:table-cell office:value-type="float" office:value="68.1813">
                <text:p>68.1813</text:p>
              </table:table-cell>
              <table:table-cell office:value-type="float" office:value="0.6379">
                <text:p>0.63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6">
                <text:p>0.326</text:p>
              </table:table-cell>
              <table:table-cell office:value-type="float" office:value="68.03">
                <text:p>68.03</text:p>
              </table:table-cell>
              <table:table-cell office:value-type="float" office:value="0.6111">
                <text:p>0.61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7">
                <text:p>0.327</text:p>
              </table:table-cell>
              <table:table-cell office:value-type="float" office:value="67.8518">
                <text:p>67.8518</text:p>
              </table:table-cell>
              <table:table-cell office:value-type="float" office:value="0.6402">
                <text:p>0.64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8">
                <text:p>0.328</text:p>
              </table:table-cell>
              <table:table-cell office:value-type="float" office:value="67.8794">
                <text:p>67.8794</text:p>
              </table:table-cell>
              <table:table-cell office:value-type="float" office:value="0.6468">
                <text:p>0.64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9">
                <text:p>0.329</text:p>
              </table:table-cell>
              <table:table-cell office:value-type="float" office:value="67.7412">
                <text:p>67.7412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3">
                <text:p>0.33</text:p>
              </table:table-cell>
              <table:table-cell office:value-type="float" office:value="67.704">
                <text:p>67.704</text:p>
              </table:table-cell>
              <table:table-cell office:value-type="float" office:value="0.6447">
                <text:p>0.64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1">
                <text:p>0.331</text:p>
              </table:table-cell>
              <table:table-cell office:value-type="float" office:value="67.651">
                <text:p>67.651</text:p>
              </table:table-cell>
              <table:table-cell office:value-type="float" office:value="0.6691">
                <text:p>0.66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2">
                <text:p>0.332</text:p>
              </table:table-cell>
              <table:table-cell office:value-type="float" office:value="67.3523">
                <text:p>67.3523</text:p>
              </table:table-cell>
              <table:table-cell office:value-type="float" office:value="0.6561">
                <text:p>0.65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3">
                <text:p>0.333</text:p>
              </table:table-cell>
              <table:table-cell office:value-type="float" office:value="67.3807">
                <text:p>67.3807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4">
                <text:p>0.334</text:p>
              </table:table-cell>
              <table:table-cell office:value-type="float" office:value="67.2341">
                <text:p>67.2341</text:p>
              </table:table-cell>
              <table:table-cell office:value-type="float" office:value="0.6896">
                <text:p>0.68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5">
                <text:p>0.335</text:p>
              </table:table-cell>
              <table:table-cell office:value-type="float" office:value="67.2112">
                <text:p>67.2112</text:p>
              </table:table-cell>
              <table:table-cell office:value-type="float" office:value="0.7164">
                <text:p>0.71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6">
                <text:p>0.336</text:p>
              </table:table-cell>
              <table:table-cell office:value-type="float" office:value="67.0717">
                <text:p>67.0717</text:p>
              </table:table-cell>
              <table:table-cell office:value-type="float" office:value="0.6972">
                <text:p>0.69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7">
                <text:p>0.337</text:p>
              </table:table-cell>
              <table:table-cell office:value-type="float" office:value="66.9763">
                <text:p>66.9763</text:p>
              </table:table-cell>
              <table:table-cell office:value-type="float" office:value="0.7057">
                <text:p>0.70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8">
                <text:p>0.338</text:p>
              </table:table-cell>
              <table:table-cell office:value-type="float" office:value="66.9751">
                <text:p>66.975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9">
                <text:p>0.339</text:p>
              </table:table-cell>
              <table:table-cell office:value-type="float" office:value="66.8412">
                <text:p>66.8412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4">
                <text:p>0.34</text:p>
              </table:table-cell>
              <table:table-cell office:value-type="float" office:value="66.7026">
                <text:p>66.7026</text:p>
              </table:table-cell>
              <table:table-cell office:value-type="float" office:value="0.6923">
                <text:p>0.69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1">
                <text:p>0.341</text:p>
              </table:table-cell>
              <table:table-cell office:value-type="float" office:value="66.6379">
                <text:p>66.6379</text:p>
              </table:table-cell>
              <table:table-cell office:value-type="float" office:value="0.7534">
                <text:p>0.75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2">
                <text:p>0.342</text:p>
              </table:table-cell>
              <table:table-cell office:value-type="float" office:value="66.5421">
                <text:p>66.5421</text:p>
              </table:table-cell>
              <table:table-cell office:value-type="float" office:value="0.7284">
                <text:p>0.72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43">
                <text:p>0.343</text:p>
              </table:table-cell>
              <table:table-cell office:value-type="float" office:value="66.3882">
                <text:p>66.3882</text:p>
              </table:table-cell>
              <table:table-cell office:value-type="float" office:value="0.7333">
                <text:p>0.7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4">
                <text:p>0.344</text:p>
              </table:table-cell>
              <table:table-cell office:value-type="float" office:value="66.3859">
                <text:p>66.3859</text:p>
              </table:table-cell>
              <table:table-cell office:value-type="float" office:value="0.7209">
                <text:p>0.72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5">
                <text:p>0.345</text:p>
              </table:table-cell>
              <table:table-cell office:value-type="float" office:value="66.2282">
                <text:p>66.2282</text:p>
              </table:table-cell>
              <table:table-cell office:value-type="float" office:value="0.7419">
                <text:p>0.74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46">
                <text:p>0.346</text:p>
              </table:table-cell>
              <table:table-cell office:value-type="float" office:value="66.1254">
                <text:p>66.1254</text:p>
              </table:table-cell>
              <table:table-cell office:value-type="float" office:value="0.7453">
                <text:p>0.74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47">
                <text:p>0.347</text:p>
              </table:table-cell>
              <table:table-cell office:value-type="float" office:value="66.0718">
                <text:p>66.0718</text:p>
              </table:table-cell>
              <table:table-cell office:value-type="float" office:value="0.7741">
                <text:p>0.77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8">
                <text:p>0.348</text:p>
              </table:table-cell>
              <table:table-cell office:value-type="float" office:value="65.9226">
                <text:p>65.9226</text:p>
              </table:table-cell>
              <table:table-cell office:value-type="float" office:value="0.7739">
                <text:p>0.77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9">
                <text:p>0.349</text:p>
              </table:table-cell>
              <table:table-cell office:value-type="float" office:value="65.8463">
                <text:p>65.8463</text:p>
              </table:table-cell>
              <table:table-cell office:value-type="float" office:value="0.7646">
                <text:p>0.76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5">
                <text:p>0.35</text:p>
              </table:table-cell>
              <table:table-cell office:value-type="float" office:value="65.7457">
                <text:p>65.7457</text:p>
              </table:table-cell>
              <table:table-cell office:value-type="float" office:value="0.7652">
                <text:p>0.76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1">
                <text:p>0.351</text:p>
              </table:table-cell>
              <table:table-cell office:value-type="float" office:value="65.6735">
                <text:p>65.6735</text:p>
              </table:table-cell>
              <table:table-cell office:value-type="float" office:value="0.7857">
                <text:p>0.78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2">
                <text:p>0.352</text:p>
              </table:table-cell>
              <table:table-cell office:value-type="float" office:value="65.5274">
                <text:p>65.5274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3">
                <text:p>0.353</text:p>
              </table:table-cell>
              <table:table-cell office:value-type="float" office:value="65.476">
                <text:p>65.476</text:p>
              </table:table-cell>
              <table:table-cell office:value-type="float" office:value="0.8284">
                <text:p>0.82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4">
                <text:p>0.354</text:p>
              </table:table-cell>
              <table:table-cell office:value-type="float" office:value="65.3464">
                <text:p>65.3464</text:p>
              </table:table-cell>
              <table:table-cell office:value-type="float" office:value="0.8131">
                <text:p>0.81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5">
                <text:p>0.355</text:p>
              </table:table-cell>
              <table:table-cell office:value-type="float" office:value="65.2425">
                <text:p>65.2425</text:p>
              </table:table-cell>
              <table:table-cell office:value-type="float" office:value="0.7627">
                <text:p>0.76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6">
                <text:p>0.356</text:p>
              </table:table-cell>
              <table:table-cell office:value-type="float" office:value="65.2033">
                <text:p>65.2033</text:p>
              </table:table-cell>
              <table:table-cell office:value-type="float" office:value="0.8073">
                <text:p>0.80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7">
                <text:p>0.357</text:p>
              </table:table-cell>
              <table:table-cell office:value-type="float" office:value="65.0901">
                <text:p>65.0901</text:p>
              </table:table-cell>
              <table:table-cell office:value-type="float" office:value="0.8041">
                <text:p>0.80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8">
                <text:p>0.358</text:p>
              </table:table-cell>
              <table:table-cell office:value-type="float" office:value="65.0086">
                <text:p>65.0086</text:p>
              </table:table-cell>
              <table:table-cell office:value-type="float" office:value="0.7934">
                <text:p>0.79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9">
                <text:p>0.359</text:p>
              </table:table-cell>
              <table:table-cell office:value-type="float" office:value="64.9153">
                <text:p>64.9153</text:p>
              </table:table-cell>
              <table:table-cell office:value-type="float" office:value="0.7649">
                <text:p>0.76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6">
                <text:p>0.36</text:p>
              </table:table-cell>
              <table:table-cell office:value-type="float" office:value="64.7771">
                <text:p>64.7771</text:p>
              </table:table-cell>
              <table:table-cell office:value-type="float" office:value="0.8411">
                <text:p>0.84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1">
                <text:p>0.361</text:p>
              </table:table-cell>
              <table:table-cell office:value-type="float" office:value="64.6588">
                <text:p>64.6588</text:p>
              </table:table-cell>
              <table:table-cell office:value-type="float" office:value="0.8146">
                <text:p>0.81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2">
                <text:p>0.362</text:p>
              </table:table-cell>
              <table:table-cell office:value-type="float" office:value="64.6296">
                <text:p>64.6296</text:p>
              </table:table-cell>
              <table:table-cell office:value-type="float" office:value="0.8312">
                <text:p>0.83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3">
                <text:p>0.363</text:p>
              </table:table-cell>
              <table:table-cell office:value-type="float" office:value="64.5967">
                <text:p>64.5967</text:p>
              </table:table-cell>
              <table:table-cell office:value-type="float" office:value="0.8623">
                <text:p>0.86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4">
                <text:p>0.364</text:p>
              </table:table-cell>
              <table:table-cell office:value-type="float" office:value="64.4983">
                <text:p>64.4983</text:p>
              </table:table-cell>
              <table:table-cell office:value-type="float" office:value="0.8608">
                <text:p>0.86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5">
                <text:p>0.365</text:p>
              </table:table-cell>
              <table:table-cell office:value-type="float" office:value="64.3383">
                <text:p>64.3383</text:p>
              </table:table-cell>
              <table:table-cell office:value-type="float" office:value="0.8456">
                <text:p>0.84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6">
                <text:p>0.366</text:p>
              </table:table-cell>
              <table:table-cell office:value-type="float" office:value="64.3071">
                <text:p>64.3071</text:p>
              </table:table-cell>
              <table:table-cell office:value-type="float" office:value="0.8682">
                <text:p>0.86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7">
                <text:p>0.367</text:p>
              </table:table-cell>
              <table:table-cell office:value-type="float" office:value="64.1555">
                <text:p>64.1555</text:p>
              </table:table-cell>
              <table:table-cell office:value-type="float" office:value="0.8507">
                <text:p>0.85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8">
                <text:p>0.368</text:p>
              </table:table-cell>
              <table:table-cell office:value-type="float" office:value="64.073">
                <text:p>64.073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9">
                <text:p>0.369</text:p>
              </table:table-cell>
              <table:table-cell office:value-type="float" office:value="63.964">
                <text:p>63.964</text:p>
              </table:table-cell>
              <table:table-cell office:value-type="float" office:value="0.8557">
                <text:p>0.85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7">
                <text:p>0.37</text:p>
              </table:table-cell>
              <table:table-cell office:value-type="float" office:value="63.9622">
                <text:p>63.9622</text:p>
              </table:table-cell>
              <table:table-cell office:value-type="float" office:value="0.9275">
                <text:p>0.92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1">
                <text:p>0.371</text:p>
              </table:table-cell>
              <table:table-cell office:value-type="float" office:value="63.8192">
                <text:p>63.8192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2">
                <text:p>0.372</text:p>
              </table:table-cell>
              <table:table-cell office:value-type="float" office:value="63.7478">
                <text:p>63.7478</text:p>
              </table:table-cell>
              <table:table-cell office:value-type="float" office:value="0.9146">
                <text:p>0.91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3">
                <text:p>0.373</text:p>
              </table:table-cell>
              <table:table-cell office:value-type="float" office:value="63.6213">
                <text:p>63.6213</text:p>
              </table:table-cell>
              <table:table-cell office:value-type="float" office:value="0.9256">
                <text:p>0.92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4">
                <text:p>0.374</text:p>
              </table:table-cell>
              <table:table-cell office:value-type="float" office:value="63.5651">
                <text:p>63.5651</text:p>
              </table:table-cell>
              <table:table-cell office:value-type="float" office:value="0.8854">
                <text:p>0.88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5">
                <text:p>0.375</text:p>
              </table:table-cell>
              <table:table-cell office:value-type="float" office:value="63.455">
                <text:p>63.455</text:p>
              </table:table-cell>
              <table:table-cell office:value-type="float" office:value="0.8961">
                <text:p>0.89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6">
                <text:p>0.376</text:p>
              </table:table-cell>
              <table:table-cell office:value-type="float" office:value="63.2974">
                <text:p>63.2974</text:p>
              </table:table-cell>
              <table:table-cell office:value-type="float" office:value="0.9173">
                <text:p>0.91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7">
                <text:p>0.377</text:p>
              </table:table-cell>
              <table:table-cell office:value-type="float" office:value="63.1358">
                <text:p>63.1358</text:p>
              </table:table-cell>
              <table:table-cell office:value-type="float" office:value="0.9216">
                <text:p>0.92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8">
                <text:p>0.378</text:p>
              </table:table-cell>
              <table:table-cell office:value-type="float" office:value="63.1605">
                <text:p>63.1605</text:p>
              </table:table-cell>
              <table:table-cell office:value-type="float" office:value="0.8951">
                <text:p>0.89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9">
                <text:p>0.379</text:p>
              </table:table-cell>
              <table:table-cell office:value-type="float" office:value="63.0549">
                <text:p>63.0549</text:p>
              </table:table-cell>
              <table:table-cell office:value-type="float" office:value="0.9731">
                <text:p>0.97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8">
                <text:p>0.38</text:p>
              </table:table-cell>
              <table:table-cell office:value-type="float" office:value="62.9228">
                <text:p>62.9228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1">
                <text:p>0.381</text:p>
              </table:table-cell>
              <table:table-cell office:value-type="float" office:value="62.8855">
                <text:p>62.8855</text:p>
              </table:table-cell>
              <table:table-cell office:value-type="float" office:value="0.9508">
                <text:p>0.95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2">
                <text:p>0.382</text:p>
              </table:table-cell>
              <table:table-cell office:value-type="float" office:value="62.7568">
                <text:p>62.7568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3">
                <text:p>0.383</text:p>
              </table:table-cell>
              <table:table-cell office:value-type="float" office:value="62.6923">
                <text:p>62.6923</text:p>
              </table:table-cell>
              <table:table-cell office:value-type="float" office:value="0.9799">
                <text:p>0.97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4">
                <text:p>0.384</text:p>
              </table:table-cell>
              <table:table-cell office:value-type="float" office:value="62.5975">
                <text:p>62.5975</text:p>
              </table:table-cell>
              <table:table-cell office:value-type="float" office:value="0.9734">
                <text:p>0.97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5">
                <text:p>0.385</text:p>
              </table:table-cell>
              <table:table-cell office:value-type="float" office:value="62.516">
                <text:p>62.516</text:p>
              </table:table-cell>
              <table:table-cell office:value-type="float" office:value="1.0307">
                <text:p>1.03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6">
                <text:p>0.386</text:p>
              </table:table-cell>
              <table:table-cell office:value-type="float" office:value="62.3604">
                <text:p>62.3604</text:p>
              </table:table-cell>
              <table:table-cell office:value-type="float" office:value="0.9252">
                <text:p>0.92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7">
                <text:p>0.387</text:p>
              </table:table-cell>
              <table:table-cell office:value-type="float" office:value="62.3314">
                <text:p>62.3314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8">
                <text:p>0.388</text:p>
              </table:table-cell>
              <table:table-cell office:value-type="float" office:value="62.2162">
                <text:p>62.2162</text:p>
              </table:table-cell>
              <table:table-cell office:value-type="float" office:value="1.0183">
                <text:p>1.01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9">
                <text:p>0.389</text:p>
              </table:table-cell>
              <table:table-cell office:value-type="float" office:value="62.0854">
                <text:p>62.085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9">
                <text:p>0.39</text:p>
              </table:table-cell>
              <table:table-cell office:value-type="float" office:value="62.0338">
                <text:p>62.0338</text:p>
              </table:table-cell>
              <table:table-cell office:value-type="float" office:value="1.0423">
                <text:p>1.04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1">
                <text:p>0.391</text:p>
              </table:table-cell>
              <table:table-cell office:value-type="float" office:value="62.0105">
                <text:p>62.0105</text:p>
              </table:table-cell>
              <table:table-cell office:value-type="float" office:value="1.0598">
                <text:p>1.05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2">
                <text:p>0.392</text:p>
              </table:table-cell>
              <table:table-cell office:value-type="float" office:value="61.7176">
                <text:p>61.7176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3">
                <text:p>0.393</text:p>
              </table:table-cell>
              <table:table-cell office:value-type="float" office:value="61.7761">
                <text:p>61.7761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4">
                <text:p>0.394</text:p>
              </table:table-cell>
              <table:table-cell office:value-type="float" office:value="61.6767">
                <text:p>61.6767</text:p>
              </table:table-cell>
              <table:table-cell office:value-type="float" office:value="1.0555">
                <text:p>1.05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5">
                <text:p>0.395</text:p>
              </table:table-cell>
              <table:table-cell office:value-type="float" office:value="61.6821">
                <text:p>61.6821</text:p>
              </table:table-cell>
              <table:table-cell office:value-type="float" office:value="1.0604">
                <text:p>1.06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6">
                <text:p>0.396</text:p>
              </table:table-cell>
              <table:table-cell office:value-type="float" office:value="61.341">
                <text:p>61.341</text:p>
              </table:table-cell>
              <table:table-cell office:value-type="float" office:value="1.0405">
                <text:p>1.04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7">
                <text:p>0.397</text:p>
              </table:table-cell>
              <table:table-cell office:value-type="float" office:value="61.3695">
                <text:p>61.3695</text:p>
              </table:table-cell>
              <table:table-cell office:value-type="float" office:value="1.0683">
                <text:p>1.06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8">
                <text:p>0.398</text:p>
              </table:table-cell>
              <table:table-cell office:value-type="float" office:value="61.3597">
                <text:p>61.3597</text:p>
              </table:table-cell>
              <table:table-cell office:value-type="float" office:value="1.1335">
                <text:p>1.13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9">
                <text:p>0.399</text:p>
              </table:table-cell>
              <table:table-cell office:value-type="float" office:value="61.2611">
                <text:p>61.2611</text:p>
              </table:table-cell>
              <table:table-cell office:value-type="float" office:value="1.0962">
                <text:p>1.09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">
                <text:p>0.4</text:p>
              </table:table-cell>
              <table:table-cell office:value-type="float" office:value="61.0134">
                <text:p>61.0134</text:p>
              </table:table-cell>
              <table:table-cell office:value-type="float" office:value="1.1357">
                <text:p>1.13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01">
                <text:p>0.401</text:p>
              </table:table-cell>
              <table:table-cell office:value-type="float" office:value="61.0165">
                <text:p>61.0165</text:p>
              </table:table-cell>
              <table:table-cell office:value-type="float" office:value="1.1559">
                <text:p>1.15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2">
                <text:p>0.402</text:p>
              </table:table-cell>
              <table:table-cell office:value-type="float" office:value="61.0036">
                <text:p>61.0036</text:p>
              </table:table-cell>
              <table:table-cell office:value-type="float" office:value="1.1448">
                <text:p>1.14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3">
                <text:p>0.403</text:p>
              </table:table-cell>
              <table:table-cell office:value-type="float" office:value="60.8805">
                <text:p>60.8805</text:p>
              </table:table-cell>
              <table:table-cell office:value-type="float" office:value="1.1435">
                <text:p>1.14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4">
                <text:p>0.404</text:p>
              </table:table-cell>
              <table:table-cell office:value-type="float" office:value="60.8087">
                <text:p>60.8087</text:p>
              </table:table-cell>
              <table:table-cell office:value-type="float" office:value="1.1884">
                <text:p>1.18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5">
                <text:p>0.405</text:p>
              </table:table-cell>
              <table:table-cell office:value-type="float" office:value="60.6861">
                <text:p>60.6861</text:p>
              </table:table-cell>
              <table:table-cell office:value-type="float" office:value="1.1705">
                <text:p>1.17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6">
                <text:p>0.406</text:p>
              </table:table-cell>
              <table:table-cell office:value-type="float" office:value="60.5248">
                <text:p>60.5248</text:p>
              </table:table-cell>
              <table:table-cell office:value-type="float" office:value="1.1536">
                <text:p>1.15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7">
                <text:p>0.407</text:p>
              </table:table-cell>
              <table:table-cell office:value-type="float" office:value="60.3982">
                <text:p>60.3982</text:p>
              </table:table-cell>
              <table:table-cell office:value-type="float" office:value="1.1196">
                <text:p>1.11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8">
                <text:p>0.408</text:p>
              </table:table-cell>
              <table:table-cell office:value-type="float" office:value="60.4205">
                <text:p>60.4205</text:p>
              </table:table-cell>
              <table:table-cell office:value-type="float" office:value="1.2512">
                <text:p>1.25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9">
                <text:p>0.409</text:p>
              </table:table-cell>
              <table:table-cell office:value-type="float" office:value="60.3248">
                <text:p>60.3248</text:p>
              </table:table-cell>
              <table:table-cell office:value-type="float" office:value="1.2048">
                <text:p>1.20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1">
                <text:p>0.41</text:p>
              </table:table-cell>
              <table:table-cell office:value-type="float" office:value="60.1713">
                <text:p>60.1713</text:p>
              </table:table-cell>
              <table:table-cell office:value-type="float" office:value="1.1501">
                <text:p>1.15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1">
                <text:p>0.411</text:p>
              </table:table-cell>
              <table:table-cell office:value-type="float" office:value="60.1186">
                <text:p>60.1186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2">
                <text:p>0.412</text:p>
              </table:table-cell>
              <table:table-cell office:value-type="float" office:value="59.9704">
                <text:p>59.9704</text:p>
              </table:table-cell>
              <table:table-cell office:value-type="float" office:value="1.1917">
                <text:p>1.19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3">
                <text:p>0.413</text:p>
              </table:table-cell>
              <table:table-cell office:value-type="float" office:value="59.9956">
                <text:p>59.9956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4">
                <text:p>0.414</text:p>
              </table:table-cell>
              <table:table-cell office:value-type="float" office:value="59.8741">
                <text:p>59.8741</text:p>
              </table:table-cell>
              <table:table-cell office:value-type="float" office:value="1.3052">
                <text:p>1.30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5">
                <text:p>0.415</text:p>
              </table:table-cell>
              <table:table-cell office:value-type="float" office:value="59.7774">
                <text:p>59.7774</text:p>
              </table:table-cell>
              <table:table-cell office:value-type="float" office:value="1.2358">
                <text:p>1.23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6">
                <text:p>0.416</text:p>
              </table:table-cell>
              <table:table-cell office:value-type="float" office:value="59.6979">
                <text:p>59.6979</text:p>
              </table:table-cell>
              <table:table-cell office:value-type="float" office:value="1.3071">
                <text:p>1.30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7">
                <text:p>0.417</text:p>
              </table:table-cell>
              <table:table-cell office:value-type="float" office:value="59.6567">
                <text:p>59.6567</text:p>
              </table:table-cell>
              <table:table-cell office:value-type="float" office:value="1.3291">
                <text:p>1.32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8">
                <text:p>0.418</text:p>
              </table:table-cell>
              <table:table-cell office:value-type="float" office:value="59.4425">
                <text:p>59.4425</text:p>
              </table:table-cell>
              <table:table-cell office:value-type="float" office:value="1.2789">
                <text:p>1.27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9">
                <text:p>0.419</text:p>
              </table:table-cell>
              <table:table-cell office:value-type="float" office:value="59.308">
                <text:p>59.308</text:p>
              </table:table-cell>
              <table:table-cell office:value-type="float" office:value="1.2605">
                <text:p>1.26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2">
                <text:p>0.42</text:p>
              </table:table-cell>
              <table:table-cell office:value-type="float" office:value="59.3164">
                <text:p>59.3164</text:p>
              </table:table-cell>
              <table:table-cell office:value-type="float" office:value="1.3438">
                <text:p>1.34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21">
                <text:p>0.421</text:p>
              </table:table-cell>
              <table:table-cell office:value-type="float" office:value="59.2916">
                <text:p>59.2916</text:p>
              </table:table-cell>
              <table:table-cell office:value-type="float" office:value="1.3352">
                <text:p>1.33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2">
                <text:p>0.422</text:p>
              </table:table-cell>
              <table:table-cell office:value-type="float" office:value="58.9802">
                <text:p>58.9802</text:p>
              </table:table-cell>
              <table:table-cell office:value-type="float" office:value="1.3082">
                <text:p>1.30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3">
                <text:p>0.423</text:p>
              </table:table-cell>
              <table:table-cell office:value-type="float" office:value="58.9733">
                <text:p>58.9733</text:p>
              </table:table-cell>
              <table:table-cell office:value-type="float" office:value="1.3388">
                <text:p>1.33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24">
                <text:p>0.424</text:p>
              </table:table-cell>
              <table:table-cell office:value-type="float" office:value="58.9562">
                <text:p>58.9562</text:p>
              </table:table-cell>
              <table:table-cell office:value-type="float" office:value="1.3562">
                <text:p>1.35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25">
                <text:p>0.425</text:p>
              </table:table-cell>
              <table:table-cell office:value-type="float" office:value="58.9056">
                <text:p>58.9056</text:p>
              </table:table-cell>
              <table:table-cell office:value-type="float" office:value="1.458">
                <text:p>1.4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6">
                <text:p>0.426</text:p>
              </table:table-cell>
              <table:table-cell office:value-type="float" office:value="58.7739">
                <text:p>58.7739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27">
                <text:p>0.427</text:p>
              </table:table-cell>
              <table:table-cell office:value-type="float" office:value="58.7233">
                <text:p>58.7233</text:p>
              </table:table-cell>
              <table:table-cell office:value-type="float" office:value="1.3962">
                <text:p>1.39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8">
                <text:p>0.428</text:p>
              </table:table-cell>
              <table:table-cell office:value-type="float" office:value="58.5688">
                <text:p>58.5688</text:p>
              </table:table-cell>
              <table:table-cell office:value-type="float" office:value="1.4424">
                <text:p>1.44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9">
                <text:p>0.429</text:p>
              </table:table-cell>
              <table:table-cell office:value-type="float" office:value="58.3982">
                <text:p>58.3982</text:p>
              </table:table-cell>
              <table:table-cell office:value-type="float" office:value="1.4084">
                <text:p>1.40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3">
                <text:p>0.43</text:p>
              </table:table-cell>
              <table:table-cell office:value-type="float" office:value="58.4354">
                <text:p>58.4354</text:p>
              </table:table-cell>
              <table:table-cell office:value-type="float" office:value="1.3464">
                <text:p>1.34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1">
                <text:p>0.431</text:p>
              </table:table-cell>
              <table:table-cell office:value-type="float" office:value="58.2725">
                <text:p>58.2725</text:p>
              </table:table-cell>
              <table:table-cell office:value-type="float" office:value="1.4242">
                <text:p>1.42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2">
                <text:p>0.432</text:p>
              </table:table-cell>
              <table:table-cell office:value-type="float" office:value="58.2674">
                <text:p>58.2674</text:p>
              </table:table-cell>
              <table:table-cell office:value-type="float" office:value="1.4539">
                <text:p>1.45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3">
                <text:p>0.433</text:p>
              </table:table-cell>
              <table:table-cell office:value-type="float" office:value="58.1965">
                <text:p>58.1965</text:p>
              </table:table-cell>
              <table:table-cell office:value-type="float" office:value="1.4545">
                <text:p>1.45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4">
                <text:p>0.434</text:p>
              </table:table-cell>
              <table:table-cell office:value-type="float" office:value="58.0876">
                <text:p>58.0876</text:p>
              </table:table-cell>
              <table:table-cell office:value-type="float" office:value="1.5092">
                <text:p>1.50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5">
                <text:p>0.435</text:p>
              </table:table-cell>
              <table:table-cell office:value-type="float" office:value="58.0055">
                <text:p>58.0055</text:p>
              </table:table-cell>
              <table:table-cell office:value-type="float" office:value="1.4784">
                <text:p>1.47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6">
                <text:p>0.436</text:p>
              </table:table-cell>
              <table:table-cell office:value-type="float" office:value="57.9753">
                <text:p>57.9753</text:p>
              </table:table-cell>
              <table:table-cell office:value-type="float" office:value="1.5359">
                <text:p>1.53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7">
                <text:p>0.437</text:p>
              </table:table-cell>
              <table:table-cell office:value-type="float" office:value="57.6741">
                <text:p>57.6741</text:p>
              </table:table-cell>
              <table:table-cell office:value-type="float" office:value="1.4636">
                <text:p>1.46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8">
                <text:p>0.438</text:p>
              </table:table-cell>
              <table:table-cell office:value-type="float" office:value="57.7453">
                <text:p>57.7453</text:p>
              </table:table-cell>
              <table:table-cell office:value-type="float" office:value="1.4812">
                <text:p>1.48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9">
                <text:p>0.439</text:p>
              </table:table-cell>
              <table:table-cell office:value-type="float" office:value="57.7202">
                <text:p>57.7202</text:p>
              </table:table-cell>
              <table:table-cell office:value-type="float" office:value="1.5618">
                <text:p>1.56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4">
                <text:p>0.44</text:p>
              </table:table-cell>
              <table:table-cell office:value-type="float" office:value="57.5427">
                <text:p>57.5427</text:p>
              </table:table-cell>
              <table:table-cell office:value-type="float" office:value="1.5993">
                <text:p>1.59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1">
                <text:p>0.441</text:p>
              </table:table-cell>
              <table:table-cell office:value-type="float" office:value="57.4308">
                <text:p>57.4308</text:p>
              </table:table-cell>
              <table:table-cell office:value-type="float" office:value="1.6048">
                <text:p>1.60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42">
                <text:p>0.442</text:p>
              </table:table-cell>
              <table:table-cell office:value-type="float" office:value="57.3349">
                <text:p>57.3349</text:p>
              </table:table-cell>
              <table:table-cell office:value-type="float" office:value="1.545">
                <text:p>1.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43">
                <text:p>0.443</text:p>
              </table:table-cell>
              <table:table-cell office:value-type="float" office:value="57.2188">
                <text:p>57.2188</text:p>
              </table:table-cell>
              <table:table-cell office:value-type="float" office:value="1.5802">
                <text:p>1.58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4">
                <text:p>0.444</text:p>
              </table:table-cell>
              <table:table-cell office:value-type="float" office:value="57.2039">
                <text:p>57.2039</text:p>
              </table:table-cell>
              <table:table-cell office:value-type="float" office:value="1.5807">
                <text:p>1.58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5">
                <text:p>0.445</text:p>
              </table:table-cell>
              <table:table-cell office:value-type="float" office:value="57.1113">
                <text:p>57.1113</text:p>
              </table:table-cell>
              <table:table-cell office:value-type="float" office:value="1.5981">
                <text:p>1.59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6">
                <text:p>0.446</text:p>
              </table:table-cell>
              <table:table-cell office:value-type="float" office:value="57.0487">
                <text:p>57.0487</text:p>
              </table:table-cell>
              <table:table-cell office:value-type="float" office:value="1.6015">
                <text:p>1.60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7">
                <text:p>0.447</text:p>
              </table:table-cell>
              <table:table-cell office:value-type="float" office:value="57.0521">
                <text:p>57.0521</text:p>
              </table:table-cell>
              <table:table-cell office:value-type="float" office:value="1.6937">
                <text:p>1.69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8">
                <text:p>0.448</text:p>
              </table:table-cell>
              <table:table-cell office:value-type="float" office:value="56.9294">
                <text:p>56.929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9">
                <text:p>0.449</text:p>
              </table:table-cell>
              <table:table-cell office:value-type="float" office:value="56.7538">
                <text:p>56.7538</text:p>
              </table:table-cell>
              <table:table-cell office:value-type="float" office:value="1.7261">
                <text:p>1.72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5">
                <text:p>0.45</text:p>
              </table:table-cell>
              <table:table-cell office:value-type="float" office:value="56.7864">
                <text:p>56.7864</text:p>
              </table:table-cell>
              <table:table-cell office:value-type="float" office:value="1.7136">
                <text:p>1.71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1">
                <text:p>0.451</text:p>
              </table:table-cell>
              <table:table-cell office:value-type="float" office:value="56.4737">
                <text:p>56.4737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2">
                <text:p>0.452</text:p>
              </table:table-cell>
              <table:table-cell office:value-type="float" office:value="56.5663">
                <text:p>56.5663</text:p>
              </table:table-cell>
              <table:table-cell office:value-type="float" office:value="1.7473">
                <text:p>1.74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3">
                <text:p>0.453</text:p>
              </table:table-cell>
              <table:table-cell office:value-type="float" office:value="56.3626">
                <text:p>56.3626</text:p>
              </table:table-cell>
              <table:table-cell office:value-type="float" office:value="1.7522">
                <text:p>1.75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4">
                <text:p>0.454</text:p>
              </table:table-cell>
              <table:table-cell office:value-type="float" office:value="56.4013">
                <text:p>56.4013</text:p>
              </table:table-cell>
              <table:table-cell office:value-type="float" office:value="1.7776">
                <text:p>1.77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5">
                <text:p>0.455</text:p>
              </table:table-cell>
              <table:table-cell office:value-type="float" office:value="56.1157">
                <text:p>56.1157</text:p>
              </table:table-cell>
              <table:table-cell office:value-type="float" office:value="1.6916">
                <text:p>1.69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6">
                <text:p>0.456</text:p>
              </table:table-cell>
              <table:table-cell office:value-type="float" office:value="56.1858">
                <text:p>56.1858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7">
                <text:p>0.457</text:p>
              </table:table-cell>
              <table:table-cell office:value-type="float" office:value="56.1834">
                <text:p>56.1834</text:p>
              </table:table-cell>
              <table:table-cell office:value-type="float" office:value="1.8884">
                <text:p>1.88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8">
                <text:p>0.458</text:p>
              </table:table-cell>
              <table:table-cell office:value-type="float" office:value="55.9756">
                <text:p>55.9756</text:p>
              </table:table-cell>
              <table:table-cell office:value-type="float" office:value="1.7966">
                <text:p>1.79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9">
                <text:p>0.459</text:p>
              </table:table-cell>
              <table:table-cell office:value-type="float" office:value="55.9367">
                <text:p>55.9367</text:p>
              </table:table-cell>
              <table:table-cell office:value-type="float" office:value="1.8979">
                <text:p>1.89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6">
                <text:p>0.46</text:p>
              </table:table-cell>
              <table:table-cell office:value-type="float" office:value="55.8374">
                <text:p>55.8374</text:p>
              </table:table-cell>
              <table:table-cell office:value-type="float" office:value="1.8344">
                <text:p>1.83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1">
                <text:p>0.461</text:p>
              </table:table-cell>
              <table:table-cell office:value-type="float" office:value="55.8401">
                <text:p>55.8401</text:p>
              </table:table-cell>
              <table:table-cell office:value-type="float" office:value="1.931">
                <text:p>1.9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2">
                <text:p>0.462</text:p>
              </table:table-cell>
              <table:table-cell office:value-type="float" office:value="55.6746">
                <text:p>55.6746</text:p>
              </table:table-cell>
              <table:table-cell office:value-type="float" office:value="1.9449">
                <text:p>1.94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63">
                <text:p>0.463</text:p>
              </table:table-cell>
              <table:table-cell office:value-type="float" office:value="55.69">
                <text:p>55.69</text:p>
              </table:table-cell>
              <table:table-cell office:value-type="float" office:value="2.001">
                <text:p>2.0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4">
                <text:p>0.464</text:p>
              </table:table-cell>
              <table:table-cell office:value-type="float" office:value="55.6715">
                <text:p>55.6715</text:p>
              </table:table-cell>
              <table:table-cell office:value-type="float" office:value="2.0323">
                <text:p>2.03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5">
                <text:p>0.465</text:p>
              </table:table-cell>
              <table:table-cell office:value-type="float" office:value="55.5241">
                <text:p>55.5241</text:p>
              </table:table-cell>
              <table:table-cell office:value-type="float" office:value="2.0802">
                <text:p>2.08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6">
                <text:p>0.466</text:p>
              </table:table-cell>
              <table:table-cell office:value-type="float" office:value="55.409">
                <text:p>55.409</text:p>
              </table:table-cell>
              <table:table-cell office:value-type="float" office:value="1.9859">
                <text:p>1.98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7">
                <text:p>0.467</text:p>
              </table:table-cell>
              <table:table-cell office:value-type="float" office:value="55.346">
                <text:p>55.346</text:p>
              </table:table-cell>
              <table:table-cell office:value-type="float" office:value="2.0673">
                <text:p>2.06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8">
                <text:p>0.468</text:p>
              </table:table-cell>
              <table:table-cell office:value-type="float" office:value="55.3328">
                <text:p>55.3328</text:p>
              </table:table-cell>
              <table:table-cell office:value-type="float" office:value="2.0592">
                <text:p>2.05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9">
                <text:p>0.469</text:p>
              </table:table-cell>
              <table:table-cell office:value-type="float" office:value="55.0515">
                <text:p>55.0515</text:p>
              </table:table-cell>
              <table:table-cell office:value-type="float" office:value="2.0723">
                <text:p>2.07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7">
                <text:p>0.47</text:p>
              </table:table-cell>
              <table:table-cell office:value-type="float" office:value="55.187">
                <text:p>55.187</text:p>
              </table:table-cell>
              <table:table-cell office:value-type="float" office:value="2.2156">
                <text:p>2.21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1">
                <text:p>0.471</text:p>
              </table:table-cell>
              <table:table-cell office:value-type="float" office:value="54.9304">
                <text:p>54.9304</text:p>
              </table:table-cell>
              <table:table-cell office:value-type="float" office:value="2.0442">
                <text:p>2.04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72">
                <text:p>0.472</text:p>
              </table:table-cell>
              <table:table-cell office:value-type="float" office:value="54.933">
                <text:p>54.933</text:p>
              </table:table-cell>
              <table:table-cell office:value-type="float" office:value="2.1684">
                <text:p>2.16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3">
                <text:p>0.473</text:p>
              </table:table-cell>
              <table:table-cell office:value-type="float" office:value="54.8221">
                <text:p>54.8221</text:p>
              </table:table-cell>
              <table:table-cell office:value-type="float" office:value="2.1336">
                <text:p>2.13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4">
                <text:p>0.474</text:p>
              </table:table-cell>
              <table:table-cell office:value-type="float" office:value="54.6852">
                <text:p>54.6852</text:p>
              </table:table-cell>
              <table:table-cell office:value-type="float" office:value="2.1879">
                <text:p>2.18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5">
                <text:p>0.475</text:p>
              </table:table-cell>
              <table:table-cell office:value-type="float" office:value="54.7893">
                <text:p>54.7893</text:p>
              </table:table-cell>
              <table:table-cell office:value-type="float" office:value="2.2635">
                <text:p>2.26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6">
                <text:p>0.476</text:p>
              </table:table-cell>
              <table:table-cell office:value-type="float" office:value="54.7455">
                <text:p>54.7455</text:p>
              </table:table-cell>
              <table:table-cell office:value-type="float" office:value="2.2477">
                <text:p>2.24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7">
                <text:p>0.477</text:p>
              </table:table-cell>
              <table:table-cell office:value-type="float" office:value="54.598">
                <text:p>54.598</text:p>
              </table:table-cell>
              <table:table-cell office:value-type="float" office:value="2.2208">
                <text:p>2.22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8">
                <text:p>0.478</text:p>
              </table:table-cell>
              <table:table-cell office:value-type="float" office:value="54.4382">
                <text:p>54.4382</text:p>
              </table:table-cell>
              <table:table-cell office:value-type="float" office:value="2.2085">
                <text:p>2.20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9">
                <text:p>0.479</text:p>
              </table:table-cell>
              <table:table-cell office:value-type="float" office:value="54.3202">
                <text:p>54.3202</text:p>
              </table:table-cell>
              <table:table-cell office:value-type="float" office:value="2.2714">
                <text:p>2.27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8">
                <text:p>0.48</text:p>
              </table:table-cell>
              <table:table-cell office:value-type="float" office:value="54.3464">
                <text:p>54.3464</text:p>
              </table:table-cell>
              <table:table-cell office:value-type="float" office:value="2.4355">
                <text:p>2.43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1">
                <text:p>0.481</text:p>
              </table:table-cell>
              <table:table-cell office:value-type="float" office:value="54.3274">
                <text:p>54.3274</text:p>
              </table:table-cell>
              <table:table-cell office:value-type="float" office:value="2.4152">
                <text:p>2.41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2">
                <text:p>0.482</text:p>
              </table:table-cell>
              <table:table-cell office:value-type="float" office:value="54.2051">
                <text:p>54.2051</text:p>
              </table:table-cell>
              <table:table-cell office:value-type="float" office:value="2.4291">
                <text:p>2.42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3">
                <text:p>0.483</text:p>
              </table:table-cell>
              <table:table-cell office:value-type="float" office:value="54.1782">
                <text:p>54.1782</text:p>
              </table:table-cell>
              <table:table-cell office:value-type="float" office:value="2.3877">
                <text:p>2.38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4">
                <text:p>0.484</text:p>
              </table:table-cell>
              <table:table-cell office:value-type="float" office:value="54.2031">
                <text:p>54.2031</text:p>
              </table:table-cell>
              <table:table-cell office:value-type="float" office:value="2.6228">
                <text:p>2.62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5">
                <text:p>0.485</text:p>
              </table:table-cell>
              <table:table-cell office:value-type="float" office:value="54.0275">
                <text:p>54.0275</text:p>
              </table:table-cell>
              <table:table-cell office:value-type="float" office:value="2.5567">
                <text:p>2.55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6">
                <text:p>0.486</text:p>
              </table:table-cell>
              <table:table-cell office:value-type="float" office:value="53.6842">
                <text:p>53.6842</text:p>
              </table:table-cell>
              <table:table-cell office:value-type="float" office:value="2.299">
                <text:p>2.2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7">
                <text:p>0.487</text:p>
              </table:table-cell>
              <table:table-cell office:value-type="float" office:value="53.9716">
                <text:p>53.9716</text:p>
              </table:table-cell>
              <table:table-cell office:value-type="float" office:value="2.6255">
                <text:p>2.62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8">
                <text:p>0.488</text:p>
              </table:table-cell>
              <table:table-cell office:value-type="float" office:value="53.7602">
                <text:p>53.7602</text:p>
              </table:table-cell>
              <table:table-cell office:value-type="float" office:value="2.5304">
                <text:p>2.53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9">
                <text:p>0.489</text:p>
              </table:table-cell>
              <table:table-cell office:value-type="float" office:value="53.6807">
                <text:p>53.6807</text:p>
              </table:table-cell>
              <table:table-cell office:value-type="float" office:value="2.5134">
                <text:p>2.51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9">
                <text:p>0.49</text:p>
              </table:table-cell>
              <table:table-cell office:value-type="float" office:value="53.4557">
                <text:p>53.4557</text:p>
              </table:table-cell>
              <table:table-cell office:value-type="float" office:value="2.4618">
                <text:p>2.46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1">
                <text:p>0.491</text:p>
              </table:table-cell>
              <table:table-cell office:value-type="float" office:value="53.5376">
                <text:p>53.5376</text:p>
              </table:table-cell>
              <table:table-cell office:value-type="float" office:value="2.6993">
                <text:p>2.69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2">
                <text:p>0.492</text:p>
              </table:table-cell>
              <table:table-cell office:value-type="float" office:value="53.4799">
                <text:p>53.4799</text:p>
              </table:table-cell>
              <table:table-cell office:value-type="float" office:value="2.6722">
                <text:p>2.67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3">
                <text:p>0.493</text:p>
              </table:table-cell>
              <table:table-cell office:value-type="float" office:value="53.5154">
                <text:p>53.5154</text:p>
              </table:table-cell>
              <table:table-cell office:value-type="float" office:value="2.7571">
                <text:p>2.75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4">
                <text:p>0.494</text:p>
              </table:table-cell>
              <table:table-cell office:value-type="float" office:value="53.2719">
                <text:p>53.2719</text:p>
              </table:table-cell>
              <table:table-cell office:value-type="float" office:value="2.6277">
                <text:p>2.62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5">
                <text:p>0.495</text:p>
              </table:table-cell>
              <table:table-cell office:value-type="float" office:value="53.378">
                <text:p>53.378</text:p>
              </table:table-cell>
              <table:table-cell office:value-type="float" office:value="2.8993">
                <text:p>2.89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6">
                <text:p>0.496</text:p>
              </table:table-cell>
              <table:table-cell office:value-type="float" office:value="53.1649">
                <text:p>53.1649</text:p>
              </table:table-cell>
              <table:table-cell office:value-type="float" office:value="2.813">
                <text:p>2.8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7">
                <text:p>0.497</text:p>
              </table:table-cell>
              <table:table-cell office:value-type="float" office:value="53.1856">
                <text:p>53.1856</text:p>
              </table:table-cell>
              <table:table-cell office:value-type="float" office:value="2.9156">
                <text:p>2.91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8">
                <text:p>0.498</text:p>
              </table:table-cell>
              <table:table-cell office:value-type="float" office:value="52.9369">
                <text:p>52.9369</text:p>
              </table:table-cell>
              <table:table-cell office:value-type="float" office:value="2.8178">
                <text:p>2.81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9">
                <text:p>0.499</text:p>
              </table:table-cell>
              <table:table-cell office:value-type="float" office:value="53.0194">
                <text:p>53.0194</text:p>
              </table:table-cell>
              <table:table-cell office:value-type="float" office:value="2.9655">
                <text:p>2.96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">
                <text:p>0.5</text:p>
              </table:table-cell>
              <table:table-cell office:value-type="float" office:value="52.8871">
                <text:p>52.8871</text:p>
              </table:table-cell>
              <table:table-cell office:value-type="float" office:value="2.8822">
                <text:p>2.88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01">
                <text:p>0.501</text:p>
              </table:table-cell>
              <table:table-cell office:value-type="float" office:value="52.8917">
                <text:p>52.8917</text:p>
              </table:table-cell>
              <table:table-cell office:value-type="float" office:value="2.9476">
                <text:p>2.94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02">
                <text:p>0.502</text:p>
              </table:table-cell>
              <table:table-cell office:value-type="float" office:value="52.8433">
                <text:p>52.8433</text:p>
              </table:table-cell>
              <table:table-cell office:value-type="float" office:value="3.0446">
                <text:p>3.04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3">
                <text:p>0.503</text:p>
              </table:table-cell>
              <table:table-cell office:value-type="float" office:value="52.8642">
                <text:p>52.8642</text:p>
              </table:table-cell>
              <table:table-cell office:value-type="float" office:value="3.2648">
                <text:p>3.26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4">
                <text:p>0.504</text:p>
              </table:table-cell>
              <table:table-cell office:value-type="float" office:value="52.8574">
                <text:p>52.8574</text:p>
              </table:table-cell>
              <table:table-cell office:value-type="float" office:value="3.2321">
                <text:p>3.23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5">
                <text:p>0.505</text:p>
              </table:table-cell>
              <table:table-cell office:value-type="float" office:value="52.6172">
                <text:p>52.6172</text:p>
              </table:table-cell>
              <table:table-cell office:value-type="float" office:value="3.1099">
                <text:p>3.10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6">
                <text:p>0.506</text:p>
              </table:table-cell>
              <table:table-cell office:value-type="float" office:value="52.679">
                <text:p>52.679</text:p>
              </table:table-cell>
              <table:table-cell office:value-type="float" office:value="3.2523">
                <text:p>3.25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07">
                <text:p>0.507</text:p>
              </table:table-cell>
              <table:table-cell office:value-type="float" office:value="52.6101">
                <text:p>52.610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8">
                <text:p>0.508</text:p>
              </table:table-cell>
              <table:table-cell office:value-type="float" office:value="52.6791">
                <text:p>52.6791</text:p>
              </table:table-cell>
              <table:table-cell office:value-type="float" office:value="3.481">
                <text:p>3.4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9">
                <text:p>0.509</text:p>
              </table:table-cell>
              <table:table-cell office:value-type="float" office:value="52.6071">
                <text:p>52.6071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1">
                <text:p>0.51</text:p>
              </table:table-cell>
              <table:table-cell office:value-type="float" office:value="52.3635">
                <text:p>52.3635</text:p>
              </table:table-cell>
              <table:table-cell office:value-type="float" office:value="3.3132">
                <text:p>3.31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1">
                <text:p>0.511</text:p>
              </table:table-cell>
              <table:table-cell office:value-type="float" office:value="52.2406">
                <text:p>52.2406</text:p>
              </table:table-cell>
              <table:table-cell office:value-type="float" office:value="3.3051">
                <text:p>3.30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2">
                <text:p>0.512</text:p>
              </table:table-cell>
              <table:table-cell office:value-type="float" office:value="52.4313">
                <text:p>52.4313</text:p>
              </table:table-cell>
              <table:table-cell office:value-type="float" office:value="3.6441">
                <text:p>3.64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3">
                <text:p>0.513</text:p>
              </table:table-cell>
              <table:table-cell office:value-type="float" office:value="52.4891">
                <text:p>52.4891</text:p>
              </table:table-cell>
              <table:table-cell office:value-type="float" office:value="3.8784">
                <text:p>3.87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4">
                <text:p>0.514</text:p>
              </table:table-cell>
              <table:table-cell office:value-type="float" office:value="52.177">
                <text:p>52.177</text:p>
              </table:table-cell>
              <table:table-cell office:value-type="float" office:value="3.5259">
                <text:p>3.52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5">
                <text:p>0.515</text:p>
              </table:table-cell>
              <table:table-cell office:value-type="float" office:value="52.3249">
                <text:p>52.3249</text:p>
              </table:table-cell>
              <table:table-cell office:value-type="float" office:value="3.8888">
                <text:p>3.88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6">
                <text:p>0.516</text:p>
              </table:table-cell>
              <table:table-cell office:value-type="float" office:value="52.1874">
                <text:p>52.1874</text:p>
              </table:table-cell>
              <table:table-cell office:value-type="float" office:value="3.7572">
                <text:p>3.75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7">
                <text:p>0.517</text:p>
              </table:table-cell>
              <table:table-cell office:value-type="float" office:value="52.1604">
                <text:p>52.1604</text:p>
              </table:table-cell>
              <table:table-cell office:value-type="float" office:value="3.8943">
                <text:p>3.89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8">
                <text:p>0.518</text:p>
              </table:table-cell>
              <table:table-cell office:value-type="float" office:value="51.9602">
                <text:p>51.9602</text:p>
              </table:table-cell>
              <table:table-cell office:value-type="float" office:value="3.7702">
                <text:p>3.77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9">
                <text:p>0.519</text:p>
              </table:table-cell>
              <table:table-cell office:value-type="float" office:value="52.1063">
                <text:p>52.1063</text:p>
              </table:table-cell>
              <table:table-cell office:value-type="float" office:value="4.0169">
                <text:p>4.01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2">
                <text:p>0.52</text:p>
              </table:table-cell>
              <table:table-cell office:value-type="float" office:value="51.9982">
                <text:p>51.9982</text:p>
              </table:table-cell>
              <table:table-cell office:value-type="float" office:value="4.0315">
                <text:p>4.03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1">
                <text:p>0.521</text:p>
              </table:table-cell>
              <table:table-cell office:value-type="float" office:value="52.0435">
                <text:p>52.0435</text:p>
              </table:table-cell>
              <table:table-cell office:value-type="float" office:value="4.1571">
                <text:p>4.15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2">
                <text:p>0.522</text:p>
              </table:table-cell>
              <table:table-cell office:value-type="float" office:value="51.6487">
                <text:p>51.6487</text:p>
              </table:table-cell>
              <table:table-cell office:value-type="float" office:value="3.9184">
                <text:p>3.91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3">
                <text:p>0.523</text:p>
              </table:table-cell>
              <table:table-cell office:value-type="float" office:value="52.0806">
                <text:p>52.0806</text:p>
              </table:table-cell>
              <table:table-cell office:value-type="float" office:value="4.4435">
                <text:p>4.44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24">
                <text:p>0.524</text:p>
              </table:table-cell>
              <table:table-cell office:value-type="float" office:value="51.9928">
                <text:p>51.9928</text:p>
              </table:table-cell>
              <table:table-cell office:value-type="float" office:value="4.3821">
                <text:p>4.38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5">
                <text:p>0.525</text:p>
              </table:table-cell>
              <table:table-cell office:value-type="float" office:value="51.8504">
                <text:p>51.8504</text:p>
              </table:table-cell>
              <table:table-cell office:value-type="float" office:value="4.3456">
                <text:p>4.34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6">
                <text:p>0.526</text:p>
              </table:table-cell>
              <table:table-cell office:value-type="float" office:value="52.2841">
                <text:p>52.2841</text:p>
              </table:table-cell>
              <table:table-cell office:value-type="float" office:value="4.9063">
                <text:p>4.90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27">
                <text:p>0.527</text:p>
              </table:table-cell>
              <table:table-cell office:value-type="float" office:value="51.7964">
                <text:p>51.7964</text:p>
              </table:table-cell>
              <table:table-cell office:value-type="float" office:value="4.4791">
                <text:p>4.47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8">
                <text:p>0.528</text:p>
              </table:table-cell>
              <table:table-cell office:value-type="float" office:value="51.6658">
                <text:p>51.6658</text:p>
              </table:table-cell>
              <table:table-cell office:value-type="float" office:value="4.4734">
                <text:p>4.47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29">
                <text:p>0.529</text:p>
              </table:table-cell>
              <table:table-cell office:value-type="float" office:value="51.5497">
                <text:p>51.5497</text:p>
              </table:table-cell>
              <table:table-cell office:value-type="float" office:value="4.4128">
                <text:p>4.41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3">
                <text:p>0.53</text:p>
              </table:table-cell>
              <table:table-cell office:value-type="float" office:value="52.1069">
                <text:p>52.1069</text:p>
              </table:table-cell>
              <table:table-cell office:value-type="float" office:value="5.0882">
                <text:p>5.08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1">
                <text:p>0.531</text:p>
              </table:table-cell>
              <table:table-cell office:value-type="float" office:value="51.8894">
                <text:p>51.8894</text:p>
              </table:table-cell>
              <table:table-cell office:value-type="float" office:value="5.0435">
                <text:p>5.043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2">
                <text:p>0.532</text:p>
              </table:table-cell>
              <table:table-cell office:value-type="float" office:value="51.6716">
                <text:p>51.6716</text:p>
              </table:table-cell>
              <table:table-cell office:value-type="float" office:value="4.8762">
                <text:p>4.876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33">
                <text:p>0.533</text:p>
              </table:table-cell>
              <table:table-cell office:value-type="float" office:value="51.2441">
                <text:p>51.2441</text:p>
              </table:table-cell>
              <table:table-cell office:value-type="float" office:value="4.5081">
                <text:p>4.508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4">
                <text:p>0.534</text:p>
              </table:table-cell>
              <table:table-cell office:value-type="float" office:value="51.7239">
                <text:p>51.7239</text:p>
              </table:table-cell>
              <table:table-cell office:value-type="float" office:value="5.1847">
                <text:p>5.18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35">
                <text:p>0.535</text:p>
              </table:table-cell>
              <table:table-cell office:value-type="float" office:value="51.8482">
                <text:p>51.8482</text:p>
              </table:table-cell>
              <table:table-cell office:value-type="float" office:value="5.3519">
                <text:p>5.35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36">
                <text:p>0.536</text:p>
              </table:table-cell>
              <table:table-cell office:value-type="float" office:value="52.0069">
                <text:p>52.0069</text:p>
              </table:table-cell>
              <table:table-cell office:value-type="float" office:value="5.6021">
                <text:p>5.60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37">
                <text:p>0.537</text:p>
              </table:table-cell>
              <table:table-cell office:value-type="float" office:value="52.1214">
                <text:p>52.1214</text:p>
              </table:table-cell>
              <table:table-cell office:value-type="float" office:value="5.8436">
                <text:p>5.84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8">
                <text:p>0.538</text:p>
              </table:table-cell>
              <table:table-cell office:value-type="float" office:value="51.2858">
                <text:p>51.2858</text:p>
              </table:table-cell>
              <table:table-cell office:value-type="float" office:value="5.0591">
                <text:p>5.05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39">
                <text:p>0.539</text:p>
              </table:table-cell>
              <table:table-cell office:value-type="float" office:value="51.7045">
                <text:p>51.7045</text:p>
              </table:table-cell>
              <table:table-cell office:value-type="float" office:value="5.6645">
                <text:p>5.66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4">
                <text:p>0.54</text:p>
              </table:table-cell>
              <table:table-cell office:value-type="float" office:value="51.5514">
                <text:p>51.5514</text:p>
              </table:table-cell>
              <table:table-cell office:value-type="float" office:value="5.5555">
                <text:p>5.55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41">
                <text:p>0.541</text:p>
              </table:table-cell>
              <table:table-cell office:value-type="float" office:value="51.5023">
                <text:p>51.5023</text:p>
              </table:table-cell>
              <table:table-cell office:value-type="float" office:value="5.5838">
                <text:p>5.58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42">
                <text:p>0.542</text:p>
              </table:table-cell>
              <table:table-cell office:value-type="float" office:value="51.7528">
                <text:p>51.7528</text:p>
              </table:table-cell>
              <table:table-cell office:value-type="float" office:value="5.9145">
                <text:p>5.91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3">
                <text:p>0.543</text:p>
              </table:table-cell>
              <table:table-cell office:value-type="float" office:value="52.5413">
                <text:p>52.5413</text:p>
              </table:table-cell>
              <table:table-cell office:value-type="float" office:value="6.8435">
                <text:p>6.84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4">
                <text:p>0.544</text:p>
              </table:table-cell>
              <table:table-cell office:value-type="float" office:value="52.0352">
                <text:p>52.0352</text:p>
              </table:table-cell>
              <table:table-cell office:value-type="float" office:value="6.4314">
                <text:p>6.43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5">
                <text:p>0.545</text:p>
              </table:table-cell>
              <table:table-cell office:value-type="float" office:value="51.6499">
                <text:p>51.6499</text:p>
              </table:table-cell>
              <table:table-cell office:value-type="float" office:value="6.0838">
                <text:p>6.08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46">
                <text:p>0.546</text:p>
              </table:table-cell>
              <table:table-cell office:value-type="float" office:value="52.4183">
                <text:p>52.4183</text:p>
              </table:table-cell>
              <table:table-cell office:value-type="float" office:value="7.0829">
                <text:p>7.08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47">
                <text:p>0.547</text:p>
              </table:table-cell>
              <table:table-cell office:value-type="float" office:value="52.1034">
                <text:p>52.1034</text:p>
              </table:table-cell>
              <table:table-cell office:value-type="float" office:value="6.8905">
                <text:p>6.89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8">
                <text:p>0.548</text:p>
              </table:table-cell>
              <table:table-cell office:value-type="float" office:value="52.2639">
                <text:p>52.2639</text:p>
              </table:table-cell>
              <table:table-cell office:value-type="float" office:value="7.1044">
                <text:p>7.10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49">
                <text:p>0.549</text:p>
              </table:table-cell>
              <table:table-cell office:value-type="float" office:value="51.8609">
                <text:p>51.8609</text:p>
              </table:table-cell>
              <table:table-cell office:value-type="float" office:value="6.6763">
                <text:p>6.67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5">
                <text:p>0.55</text:p>
              </table:table-cell>
              <table:table-cell office:value-type="float" office:value="52.9323">
                <text:p>52.9323</text:p>
              </table:table-cell>
              <table:table-cell office:value-type="float" office:value="7.9204">
                <text:p>7.92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51">
                <text:p>0.551</text:p>
              </table:table-cell>
              <table:table-cell office:value-type="float" office:value="52.4365">
                <text:p>52.4365</text:p>
              </table:table-cell>
              <table:table-cell office:value-type="float" office:value="7.5845">
                <text:p>7.58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52">
                <text:p>0.552</text:p>
              </table:table-cell>
              <table:table-cell office:value-type="float" office:value="53.3911">
                <text:p>53.3911</text:p>
              </table:table-cell>
              <table:table-cell office:value-type="float" office:value="8.5836">
                <text:p>8.58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53">
                <text:p>0.553</text:p>
              </table:table-cell>
              <table:table-cell office:value-type="float" office:value="53.2877">
                <text:p>53.2877</text:p>
              </table:table-cell>
              <table:table-cell office:value-type="float" office:value="8.5998">
                <text:p>8.59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54">
                <text:p>0.554</text:p>
              </table:table-cell>
              <table:table-cell office:value-type="float" office:value="52.968">
                <text:p>52.968</text:p>
              </table:table-cell>
              <table:table-cell office:value-type="float" office:value="8.3924">
                <text:p>8.39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5">
                <text:p>0.555</text:p>
              </table:table-cell>
              <table:table-cell office:value-type="float" office:value="52.7225">
                <text:p>52.7225</text:p>
              </table:table-cell>
              <table:table-cell office:value-type="float" office:value="8.1518">
                <text:p>8.15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6">
                <text:p>0.556</text:p>
              </table:table-cell>
              <table:table-cell office:value-type="float" office:value="53.0258">
                <text:p>53.0258</text:p>
              </table:table-cell>
              <table:table-cell office:value-type="float" office:value="8.596">
                <text:p>8.5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7">
                <text:p>0.557</text:p>
              </table:table-cell>
              <table:table-cell office:value-type="float" office:value="53.466">
                <text:p>53.466</text:p>
              </table:table-cell>
              <table:table-cell office:value-type="float" office:value="9.2446">
                <text:p>9.24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58">
                <text:p>0.558</text:p>
              </table:table-cell>
              <table:table-cell office:value-type="float" office:value="53.9291">
                <text:p>53.9291</text:p>
              </table:table-cell>
              <table:table-cell office:value-type="float" office:value="9.7721">
                <text:p>9.77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59">
                <text:p>0.559</text:p>
              </table:table-cell>
              <table:table-cell office:value-type="float" office:value="53.7443">
                <text:p>53.7443</text:p>
              </table:table-cell>
              <table:table-cell office:value-type="float" office:value="9.6385">
                <text:p>9.63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6">
                <text:p>0.56</text:p>
              </table:table-cell>
              <table:table-cell office:value-type="float" office:value="53.4381">
                <text:p>53.4381</text:p>
              </table:table-cell>
              <table:table-cell office:value-type="float" office:value="9.4229">
                <text:p>9.422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61">
                <text:p>0.561</text:p>
              </table:table-cell>
              <table:table-cell office:value-type="float" office:value="54.805">
                <text:p>54.805</text:p>
              </table:table-cell>
              <table:table-cell office:value-type="float" office:value="10.9186">
                <text:p>10.91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62">
                <text:p>0.562</text:p>
              </table:table-cell>
              <table:table-cell office:value-type="float" office:value="55.252">
                <text:p>55.252</text:p>
              </table:table-cell>
              <table:table-cell office:value-type="float" office:value="11.4459">
                <text:p>11.44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63">
                <text:p>0.563</text:p>
              </table:table-cell>
              <table:table-cell office:value-type="float" office:value="54.5937">
                <text:p>54.5937</text:p>
              </table:table-cell>
              <table:table-cell office:value-type="float" office:value="10.9516">
                <text:p>10.95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64">
                <text:p>0.564</text:p>
              </table:table-cell>
              <table:table-cell office:value-type="float" office:value="54.3875">
                <text:p>54.3875</text:p>
              </table:table-cell>
              <table:table-cell office:value-type="float" office:value="10.7915">
                <text:p>10.79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65">
                <text:p>0.565</text:p>
              </table:table-cell>
              <table:table-cell office:value-type="float" office:value="56.338">
                <text:p>56.338</text:p>
              </table:table-cell>
              <table:table-cell office:value-type="float" office:value="12.8794">
                <text:p>12.87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66">
                <text:p>0.566</text:p>
              </table:table-cell>
              <table:table-cell office:value-type="float" office:value="54.7137">
                <text:p>54.7137</text:p>
              </table:table-cell>
              <table:table-cell office:value-type="float" office:value="11.2874">
                <text:p>11.28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67">
                <text:p>0.567</text:p>
              </table:table-cell>
              <table:table-cell office:value-type="float" office:value="53.9236">
                <text:p>53.9236</text:p>
              </table:table-cell>
              <table:table-cell office:value-type="float" office:value="10.5653">
                <text:p>10.56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68">
                <text:p>0.568</text:p>
              </table:table-cell>
              <table:table-cell office:value-type="float" office:value="57.3167">
                <text:p>57.3167</text:p>
              </table:table-cell>
              <table:table-cell office:value-type="float" office:value="14.2136">
                <text:p>14.21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69">
                <text:p>0.569</text:p>
              </table:table-cell>
              <table:table-cell office:value-type="float" office:value="56.7251">
                <text:p>56.7251</text:p>
              </table:table-cell>
              <table:table-cell office:value-type="float" office:value="13.6113">
                <text:p>13.61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7">
                <text:p>0.57</text:p>
              </table:table-cell>
              <table:table-cell office:value-type="float" office:value="55.7271">
                <text:p>55.7271</text:p>
              </table:table-cell>
              <table:table-cell office:value-type="float" office:value="12.7248">
                <text:p>12.72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1">
                <text:p>0.571</text:p>
              </table:table-cell>
              <table:table-cell office:value-type="float" office:value="57.2144">
                <text:p>57.2144</text:p>
              </table:table-cell>
              <table:table-cell office:value-type="float" office:value="14.3989">
                <text:p>14.39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2">
                <text:p>0.572</text:p>
              </table:table-cell>
              <table:table-cell office:value-type="float" office:value="56.7264">
                <text:p>56.7264</text:p>
              </table:table-cell>
              <table:table-cell office:value-type="float" office:value="13.9402">
                <text:p>13.940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3">
                <text:p>0.573</text:p>
              </table:table-cell>
              <table:table-cell office:value-type="float" office:value="57.2914">
                <text:p>57.2914</text:p>
              </table:table-cell>
              <table:table-cell office:value-type="float" office:value="14.5449">
                <text:p>14.544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74">
                <text:p>0.574</text:p>
              </table:table-cell>
              <table:table-cell office:value-type="float" office:value="56.4875">
                <text:p>56.4875</text:p>
              </table:table-cell>
              <table:table-cell office:value-type="float" office:value="13.8787">
                <text:p>13.87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5">
                <text:p>0.575</text:p>
              </table:table-cell>
              <table:table-cell office:value-type="float" office:value="57.0133">
                <text:p>57.0133</text:p>
              </table:table-cell>
              <table:table-cell office:value-type="float" office:value="14.647">
                <text:p>14.6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6">
                <text:p>0.576</text:p>
              </table:table-cell>
              <table:table-cell office:value-type="float" office:value="58.1962">
                <text:p>58.1962</text:p>
              </table:table-cell>
              <table:table-cell office:value-type="float" office:value="15.7606">
                <text:p>15.76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77">
                <text:p>0.577</text:p>
              </table:table-cell>
              <table:table-cell office:value-type="float" office:value="58.5938">
                <text:p>58.5938</text:p>
              </table:table-cell>
              <table:table-cell office:value-type="float" office:value="16.3739">
                <text:p>16.37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78">
                <text:p>0.578</text:p>
              </table:table-cell>
              <table:table-cell office:value-type="float" office:value="60.6258">
                <text:p>60.6258</text:p>
              </table:table-cell>
              <table:table-cell office:value-type="float" office:value="18.4789">
                <text:p>18.47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9">
                <text:p>0.579</text:p>
              </table:table-cell>
              <table:table-cell office:value-type="float" office:value="60.2427">
                <text:p>60.2427</text:p>
              </table:table-cell>
              <table:table-cell office:value-type="float" office:value="18.1418">
                <text:p>18.14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8">
                <text:p>0.58</text:p>
              </table:table-cell>
              <table:table-cell office:value-type="float" office:value="61.7755">
                <text:p>61.7755</text:p>
              </table:table-cell>
              <table:table-cell office:value-type="float" office:value="19.8405">
                <text:p>19.84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1">
                <text:p>0.581</text:p>
              </table:table-cell>
              <table:table-cell office:value-type="float" office:value="60.0196">
                <text:p>60.0196</text:p>
              </table:table-cell>
              <table:table-cell office:value-type="float" office:value="18.0507">
                <text:p>18.05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2">
                <text:p>0.582</text:p>
              </table:table-cell>
              <table:table-cell office:value-type="float" office:value="61.1246">
                <text:p>61.1246</text:p>
              </table:table-cell>
              <table:table-cell office:value-type="float" office:value="19.2665">
                <text:p>19.26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3">
                <text:p>0.583</text:p>
              </table:table-cell>
              <table:table-cell office:value-type="float" office:value="61.6125">
                <text:p>61.6125</text:p>
              </table:table-cell>
              <table:table-cell office:value-type="float" office:value="19.9572">
                <text:p>19.95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4">
                <text:p>0.584</text:p>
              </table:table-cell>
              <table:table-cell office:value-type="float" office:value="64.6332">
                <text:p>64.6332</text:p>
              </table:table-cell>
              <table:table-cell office:value-type="float" office:value="23.0478">
                <text:p>23.04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5">
                <text:p>0.585</text:p>
              </table:table-cell>
              <table:table-cell office:value-type="float" office:value="63.643">
                <text:p>63.643</text:p>
              </table:table-cell>
              <table:table-cell office:value-type="float" office:value="22.0915">
                <text:p>22.09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6">
                <text:p>0.586</text:p>
              </table:table-cell>
              <table:table-cell office:value-type="float" office:value="64.0433">
                <text:p>64.0433</text:p>
              </table:table-cell>
              <table:table-cell office:value-type="float" office:value="22.6157">
                <text:p>22.61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87">
                <text:p>0.587</text:p>
              </table:table-cell>
              <table:table-cell office:value-type="float" office:value="62.345">
                <text:p>62.345</text:p>
              </table:table-cell>
              <table:table-cell office:value-type="float" office:value="21.0276">
                <text:p>21.02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88">
                <text:p>0.588</text:p>
              </table:table-cell>
              <table:table-cell office:value-type="float" office:value="67.0895">
                <text:p>67.0895</text:p>
              </table:table-cell>
              <table:table-cell office:value-type="float" office:value="25.8433">
                <text:p>25.84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89">
                <text:p>0.589</text:p>
              </table:table-cell>
              <table:table-cell office:value-type="float" office:value="68.0395">
                <text:p>68.0395</text:p>
              </table:table-cell>
              <table:table-cell office:value-type="float" office:value="26.9594">
                <text:p>26.95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9">
                <text:p>0.59</text:p>
              </table:table-cell>
              <table:table-cell office:value-type="float" office:value="66.4087">
                <text:p>66.4087</text:p>
              </table:table-cell>
              <table:table-cell office:value-type="float" office:value="25.4272">
                <text:p>25.42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1">
                <text:p>0.591</text:p>
              </table:table-cell>
              <table:table-cell office:value-type="float" office:value="66.5534">
                <text:p>66.5534</text:p>
              </table:table-cell>
              <table:table-cell office:value-type="float" office:value="25.6063">
                <text:p>25.60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2">
                <text:p>0.592</text:p>
              </table:table-cell>
              <table:table-cell office:value-type="float" office:value="67.6998">
                <text:p>67.6998</text:p>
              </table:table-cell>
              <table:table-cell office:value-type="float" office:value="26.8696">
                <text:p>26.86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3">
                <text:p>0.593</text:p>
              </table:table-cell>
              <table:table-cell office:value-type="float" office:value="69.126">
                <text:p>69.126</text:p>
              </table:table-cell>
              <table:table-cell office:value-type="float" office:value="28.3846">
                <text:p>28.38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4">
                <text:p>0.594</text:p>
              </table:table-cell>
              <table:table-cell office:value-type="float" office:value="71.6688">
                <text:p>71.6688</text:p>
              </table:table-cell>
              <table:table-cell office:value-type="float" office:value="31.0918">
                <text:p>31.09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5">
                <text:p>0.595</text:p>
              </table:table-cell>
              <table:table-cell office:value-type="float" office:value="71.8458">
                <text:p>71.8458</text:p>
              </table:table-cell>
              <table:table-cell office:value-type="float" office:value="31.2445">
                <text:p>31.24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6">
                <text:p>0.596</text:p>
              </table:table-cell>
              <table:table-cell office:value-type="float" office:value="70.3638">
                <text:p>70.3638</text:p>
              </table:table-cell>
              <table:table-cell office:value-type="float" office:value="29.9018">
                <text:p>29.90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7">
                <text:p>0.597</text:p>
              </table:table-cell>
              <table:table-cell office:value-type="float" office:value="72.43">
                <text:p>72.43</text:p>
              </table:table-cell>
              <table:table-cell office:value-type="float" office:value="32.1658">
                <text:p>32.16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8">
                <text:p>0.598</text:p>
              </table:table-cell>
              <table:table-cell office:value-type="float" office:value="73.839">
                <text:p>73.839</text:p>
              </table:table-cell>
              <table:table-cell office:value-type="float" office:value="33.5917">
                <text:p>33.59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9">
                <text:p>0.599</text:p>
              </table:table-cell>
              <table:table-cell office:value-type="float" office:value="75.3078">
                <text:p>75.3078</text:p>
              </table:table-cell>
              <table:table-cell office:value-type="float" office:value="35.2382">
                <text:p>35.23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">
                <text:p>0.6</text:p>
              </table:table-cell>
              <table:table-cell office:value-type="float" office:value="75.1712">
                <text:p>75.1712</text:p>
              </table:table-cell>
              <table:table-cell office:value-type="float" office:value="35.1748">
                <text:p>35.17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01">
                <text:p>0.601</text:p>
              </table:table-cell>
              <table:table-cell office:value-type="float" office:value="78.2643">
                <text:p>78.2643</text:p>
              </table:table-cell>
              <table:table-cell office:value-type="float" office:value="38.3599">
                <text:p>38.35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2">
                <text:p>0.602</text:p>
              </table:table-cell>
              <table:table-cell office:value-type="float" office:value="77.9116">
                <text:p>77.9116</text:p>
              </table:table-cell>
              <table:table-cell office:value-type="float" office:value="38.1427">
                <text:p>38.14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3">
                <text:p>0.603</text:p>
              </table:table-cell>
              <table:table-cell office:value-type="float" office:value="78.13">
                <text:p>78.13</text:p>
              </table:table-cell>
              <table:table-cell office:value-type="float" office:value="38.4967">
                <text:p>38.49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4">
                <text:p>0.604</text:p>
              </table:table-cell>
              <table:table-cell office:value-type="float" office:value="78.8779">
                <text:p>78.8779</text:p>
              </table:table-cell>
              <table:table-cell office:value-type="float" office:value="39.2904">
                <text:p>39.29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5">
                <text:p>0.605</text:p>
              </table:table-cell>
              <table:table-cell office:value-type="float" office:value="80.3223">
                <text:p>80.3223</text:p>
              </table:table-cell>
              <table:table-cell office:value-type="float" office:value="40.7934">
                <text:p>40.793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6">
                <text:p>0.606</text:p>
              </table:table-cell>
              <table:table-cell office:value-type="float" office:value="80.432">
                <text:p>80.432</text:p>
              </table:table-cell>
              <table:table-cell office:value-type="float" office:value="41.0349">
                <text:p>41.03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7">
                <text:p>0.607</text:p>
              </table:table-cell>
              <table:table-cell office:value-type="float" office:value="80.9093">
                <text:p>80.9093</text:p>
              </table:table-cell>
              <table:table-cell office:value-type="float" office:value="41.5838">
                <text:p>41.58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8">
                <text:p>0.608</text:p>
              </table:table-cell>
              <table:table-cell office:value-type="float" office:value="80.927">
                <text:p>80.927</text:p>
              </table:table-cell>
              <table:table-cell office:value-type="float" office:value="41.7569">
                <text:p>41.75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9">
                <text:p>0.609</text:p>
              </table:table-cell>
              <table:table-cell office:value-type="float" office:value="82.0358">
                <text:p>82.0358</text:p>
              </table:table-cell>
              <table:table-cell office:value-type="float" office:value="42.9902">
                <text:p>42.99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1">
                <text:p>0.61</text:p>
              </table:table-cell>
              <table:table-cell office:value-type="float" office:value="82.9077">
                <text:p>82.9077</text:p>
              </table:table-cell>
              <table:table-cell office:value-type="float" office:value="43.9069">
                <text:p>43.90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11">
                <text:p>0.611</text:p>
              </table:table-cell>
              <table:table-cell office:value-type="float" office:value="83.9252">
                <text:p>83.9252</text:p>
              </table:table-cell>
              <table:table-cell office:value-type="float" office:value="45.1296">
                <text:p>45.129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12">
                <text:p>0.612</text:p>
              </table:table-cell>
              <table:table-cell office:value-type="float" office:value="83.0615">
                <text:p>83.0615</text:p>
              </table:table-cell>
              <table:table-cell office:value-type="float" office:value="44.3697">
                <text:p>44.36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13">
                <text:p>0.613</text:p>
              </table:table-cell>
              <table:table-cell office:value-type="float" office:value="84.5404">
                <text:p>84.5404</text:p>
              </table:table-cell>
              <table:table-cell office:value-type="float" office:value="45.8628">
                <text:p>45.86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4">
                <text:p>0.614</text:p>
              </table:table-cell>
              <table:table-cell office:value-type="float" office:value="86.0908">
                <text:p>86.0908</text:p>
              </table:table-cell>
              <table:table-cell office:value-type="float" office:value="47.446">
                <text:p>47.44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15">
                <text:p>0.615</text:p>
              </table:table-cell>
              <table:table-cell office:value-type="float" office:value="86.8425">
                <text:p>86.8425</text:p>
              </table:table-cell>
              <table:table-cell office:value-type="float" office:value="48.3874">
                <text:p>48.387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16">
                <text:p>0.616</text:p>
              </table:table-cell>
              <table:table-cell office:value-type="float" office:value="86.3982">
                <text:p>86.3982</text:p>
              </table:table-cell>
              <table:table-cell office:value-type="float" office:value="47.9999">
                <text:p>47.99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17">
                <text:p>0.617</text:p>
              </table:table-cell>
              <table:table-cell office:value-type="float" office:value="87.8804">
                <text:p>87.8804</text:p>
              </table:table-cell>
              <table:table-cell office:value-type="float" office:value="49.5905">
                <text:p>49.59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18">
                <text:p>0.618</text:p>
              </table:table-cell>
              <table:table-cell office:value-type="float" office:value="88.3043">
                <text:p>88.3043</text:p>
              </table:table-cell>
              <table:table-cell office:value-type="float" office:value="50.139">
                <text:p>50.13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19">
                <text:p>0.619</text:p>
              </table:table-cell>
              <table:table-cell office:value-type="float" office:value="87.3778">
                <text:p>87.3778</text:p>
              </table:table-cell>
              <table:table-cell office:value-type="float" office:value="49.1873">
                <text:p>49.18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2">
                <text:p>0.62</text:p>
              </table:table-cell>
              <table:table-cell office:value-type="float" office:value="87.4884">
                <text:p>87.4884</text:p>
              </table:table-cell>
              <table:table-cell office:value-type="float" office:value="49.4951">
                <text:p>49.49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1">
                <text:p>0.621</text:p>
              </table:table-cell>
              <table:table-cell office:value-type="float" office:value="89.6034">
                <text:p>89.6034</text:p>
              </table:table-cell>
              <table:table-cell office:value-type="float" office:value="51.7254">
                <text:p>51.72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22">
                <text:p>0.622</text:p>
              </table:table-cell>
              <table:table-cell office:value-type="float" office:value="88.4038">
                <text:p>88.4038</text:p>
              </table:table-cell>
              <table:table-cell office:value-type="float" office:value="50.5247">
                <text:p>50.52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23">
                <text:p>0.623</text:p>
              </table:table-cell>
              <table:table-cell office:value-type="float" office:value="89.5577">
                <text:p>89.5577</text:p>
              </table:table-cell>
              <table:table-cell office:value-type="float" office:value="51.8968">
                <text:p>51.89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4">
                <text:p>0.624</text:p>
              </table:table-cell>
              <table:table-cell office:value-type="float" office:value="90.3774">
                <text:p>90.3774</text:p>
              </table:table-cell>
              <table:table-cell office:value-type="float" office:value="52.7702">
                <text:p>52.770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25">
                <text:p>0.625</text:p>
              </table:table-cell>
              <table:table-cell office:value-type="float" office:value="90.4818">
                <text:p>90.4818</text:p>
              </table:table-cell>
              <table:table-cell office:value-type="float" office:value="53.0803">
                <text:p>53.08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6">
                <text:p>0.626</text:p>
              </table:table-cell>
              <table:table-cell office:value-type="float" office:value="90.9984">
                <text:p>90.9984</text:p>
              </table:table-cell>
              <table:table-cell office:value-type="float" office:value="53.63">
                <text:p>53.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27">
                <text:p>0.627</text:p>
              </table:table-cell>
              <table:table-cell office:value-type="float" office:value="90.5358">
                <text:p>90.5358</text:p>
              </table:table-cell>
              <table:table-cell office:value-type="float" office:value="53.1255">
                <text:p>53.12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28">
                <text:p>0.628</text:p>
              </table:table-cell>
              <table:table-cell office:value-type="float" office:value="90.8793">
                <text:p>90.8793</text:p>
              </table:table-cell>
              <table:table-cell office:value-type="float" office:value="53.7241">
                <text:p>53.72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9">
                <text:p>0.629</text:p>
              </table:table-cell>
              <table:table-cell office:value-type="float" office:value="91.5526">
                <text:p>91.5526</text:p>
              </table:table-cell>
              <table:table-cell office:value-type="float" office:value="54.4097">
                <text:p>54.40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3">
                <text:p>0.63</text:p>
              </table:table-cell>
              <table:table-cell office:value-type="float" office:value="91.8954">
                <text:p>91.8954</text:p>
              </table:table-cell>
              <table:table-cell office:value-type="float" office:value="54.9481">
                <text:p>54.948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31">
                <text:p>0.631</text:p>
              </table:table-cell>
              <table:table-cell office:value-type="float" office:value="91.5156">
                <text:p>91.5156</text:p>
              </table:table-cell>
              <table:table-cell office:value-type="float" office:value="54.6097">
                <text:p>54.60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2">
                <text:p>0.632</text:p>
              </table:table-cell>
              <table:table-cell office:value-type="float" office:value="93.1219">
                <text:p>93.1219</text:p>
              </table:table-cell>
              <table:table-cell office:value-type="float" office:value="56.2752">
                <text:p>56.27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3">
                <text:p>0.633</text:p>
              </table:table-cell>
              <table:table-cell office:value-type="float" office:value="93.4178">
                <text:p>93.4178</text:p>
              </table:table-cell>
              <table:table-cell office:value-type="float" office:value="56.8699">
                <text:p>56.86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34">
                <text:p>0.634</text:p>
              </table:table-cell>
              <table:table-cell office:value-type="float" office:value="92.887">
                <text:p>92.887</text:p>
              </table:table-cell>
              <table:table-cell office:value-type="float" office:value="56.18">
                <text:p>56.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35">
                <text:p>0.635</text:p>
              </table:table-cell>
              <table:table-cell office:value-type="float" office:value="93.8111">
                <text:p>93.8111</text:p>
              </table:table-cell>
              <table:table-cell office:value-type="float" office:value="57.3196">
                <text:p>57.319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6">
                <text:p>0.636</text:p>
              </table:table-cell>
              <table:table-cell office:value-type="float" office:value="93.6145">
                <text:p>93.6145</text:p>
              </table:table-cell>
              <table:table-cell office:value-type="float" office:value="57.3033">
                <text:p>57.303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37">
                <text:p>0.637</text:p>
              </table:table-cell>
              <table:table-cell office:value-type="float" office:value="93.4847">
                <text:p>93.4847</text:p>
              </table:table-cell>
              <table:table-cell office:value-type="float" office:value="57.2216">
                <text:p>57.22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8">
                <text:p>0.638</text:p>
              </table:table-cell>
              <table:table-cell office:value-type="float" office:value="93.9867">
                <text:p>93.9867</text:p>
              </table:table-cell>
              <table:table-cell office:value-type="float" office:value="57.7432">
                <text:p>57.74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39">
                <text:p>0.639</text:p>
              </table:table-cell>
              <table:table-cell office:value-type="float" office:value="93.8713">
                <text:p>93.8713</text:p>
              </table:table-cell>
              <table:table-cell office:value-type="float" office:value="57.7434">
                <text:p>57.74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4">
                <text:p>0.64</text:p>
              </table:table-cell>
              <table:table-cell office:value-type="float" office:value="94.103">
                <text:p>94.103</text:p>
              </table:table-cell>
              <table:table-cell office:value-type="float" office:value="58.0182">
                <text:p>58.018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41">
                <text:p>0.641</text:p>
              </table:table-cell>
              <table:table-cell office:value-type="float" office:value="94.6654">
                <text:p>94.6654</text:p>
              </table:table-cell>
              <table:table-cell office:value-type="float" office:value="58.7782">
                <text:p>58.77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2">
                <text:p>0.642</text:p>
              </table:table-cell>
              <table:table-cell office:value-type="float" office:value="93.9001">
                <text:p>93.9001</text:p>
              </table:table-cell>
              <table:table-cell office:value-type="float" office:value="58.0523">
                <text:p>58.052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3">
                <text:p>0.643</text:p>
              </table:table-cell>
              <table:table-cell office:value-type="float" office:value="94.5613">
                <text:p>94.5613</text:p>
              </table:table-cell>
              <table:table-cell office:value-type="float" office:value="58.8679">
                <text:p>58.86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4">
                <text:p>0.644</text:p>
              </table:table-cell>
              <table:table-cell office:value-type="float" office:value="94.9035">
                <text:p>94.9035</text:p>
              </table:table-cell>
              <table:table-cell office:value-type="float" office:value="59.4472">
                <text:p>59.447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5">
                <text:p>0.645</text:p>
              </table:table-cell>
              <table:table-cell office:value-type="float" office:value="95.0188">
                <text:p>95.0188</text:p>
              </table:table-cell>
              <table:table-cell office:value-type="float" office:value="59.5042">
                <text:p>59.50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46">
                <text:p>0.646</text:p>
              </table:table-cell>
              <table:table-cell office:value-type="float" office:value="94.854">
                <text:p>94.854</text:p>
              </table:table-cell>
              <table:table-cell office:value-type="float" office:value="59.3688">
                <text:p>59.368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47">
                <text:p>0.647</text:p>
              </table:table-cell>
              <table:table-cell office:value-type="float" office:value="95.1551">
                <text:p>95.1551</text:p>
              </table:table-cell>
              <table:table-cell office:value-type="float" office:value="59.8645">
                <text:p>59.86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48">
                <text:p>0.648</text:p>
              </table:table-cell>
              <table:table-cell office:value-type="float" office:value="95.3015">
                <text:p>95.3015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49">
                <text:p>0.649</text:p>
              </table:table-cell>
              <table:table-cell office:value-type="float" office:value="95.6425">
                <text:p>95.6425</text:p>
              </table:table-cell>
              <table:table-cell office:value-type="float" office:value="60.6528">
                <text:p>60.652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5">
                <text:p>0.65</text:p>
              </table:table-cell>
              <table:table-cell office:value-type="float" office:value="95.6829">
                <text:p>95.6829</text:p>
              </table:table-cell>
              <table:table-cell office:value-type="float" office:value="60.6497">
                <text:p>60.64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51">
                <text:p>0.651</text:p>
              </table:table-cell>
              <table:table-cell office:value-type="float" office:value="95.6329">
                <text:p>95.6329</text:p>
              </table:table-cell>
              <table:table-cell office:value-type="float" office:value="60.7285">
                <text:p>60.72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2">
                <text:p>0.652</text:p>
              </table:table-cell>
              <table:table-cell office:value-type="float" office:value="95.7743">
                <text:p>95.7743</text:p>
              </table:table-cell>
              <table:table-cell office:value-type="float" office:value="61.0307">
                <text:p>61.030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53">
                <text:p>0.653</text:p>
              </table:table-cell>
              <table:table-cell office:value-type="float" office:value="95.7479">
                <text:p>95.7479</text:p>
              </table:table-cell>
              <table:table-cell office:value-type="float" office:value="61.0108">
                <text:p>61.01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54">
                <text:p>0.654</text:p>
              </table:table-cell>
              <table:table-cell office:value-type="float" office:value="95.9227">
                <text:p>95.9227</text:p>
              </table:table-cell>
              <table:table-cell office:value-type="float" office:value="61.2676">
                <text:p>61.267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55">
                <text:p>0.655</text:p>
              </table:table-cell>
              <table:table-cell office:value-type="float" office:value="95.6914">
                <text:p>95.6914</text:p>
              </table:table-cell>
              <table:table-cell office:value-type="float" office:value="61.1697">
                <text:p>61.16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6">
                <text:p>0.656</text:p>
              </table:table-cell>
              <table:table-cell office:value-type="float" office:value="95.8796">
                <text:p>95.8796</text:p>
              </table:table-cell>
              <table:table-cell office:value-type="float" office:value="61.3832">
                <text:p>61.38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57">
                <text:p>0.657</text:p>
              </table:table-cell>
              <table:table-cell office:value-type="float" office:value="96.4162">
                <text:p>96.4162</text:p>
              </table:table-cell>
              <table:table-cell office:value-type="float" office:value="62.2088">
                <text:p>62.208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8">
                <text:p>0.658</text:p>
              </table:table-cell>
              <table:table-cell office:value-type="float" office:value="96.4697">
                <text:p>96.4697</text:p>
              </table:table-cell>
              <table:table-cell office:value-type="float" office:value="62.2459">
                <text:p>62.24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59">
                <text:p>0.659</text:p>
              </table:table-cell>
              <table:table-cell office:value-type="float" office:value="96.3773">
                <text:p>96.3773</text:p>
              </table:table-cell>
              <table:table-cell office:value-type="float" office:value="62.2542">
                <text:p>62.25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6">
                <text:p>0.66</text:p>
              </table:table-cell>
              <table:table-cell office:value-type="float" office:value="96.7366">
                <text:p>96.7366</text:p>
              </table:table-cell>
              <table:table-cell office:value-type="float" office:value="62.7745">
                <text:p>62.774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61">
                <text:p>0.661</text:p>
              </table:table-cell>
              <table:table-cell office:value-type="float" office:value="96.389">
                <text:p>96.389</text:p>
              </table:table-cell>
              <table:table-cell office:value-type="float" office:value="62.5072">
                <text:p>62.50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2">
                <text:p>0.662</text:p>
              </table:table-cell>
              <table:table-cell office:value-type="float" office:value="96.5578">
                <text:p>96.5578</text:p>
              </table:table-cell>
              <table:table-cell office:value-type="float" office:value="62.7198">
                <text:p>62.71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3">
                <text:p>0.663</text:p>
              </table:table-cell>
              <table:table-cell office:value-type="float" office:value="96.6743">
                <text:p>96.6743</text:p>
              </table:table-cell>
              <table:table-cell office:value-type="float" office:value="62.9762">
                <text:p>62.97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4">
                <text:p>0.664</text:p>
              </table:table-cell>
              <table:table-cell office:value-type="float" office:value="96.6186">
                <text:p>96.6186</text:p>
              </table:table-cell>
              <table:table-cell office:value-type="float" office:value="62.977">
                <text:p>62.9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5">
                <text:p>0.665</text:p>
              </table:table-cell>
              <table:table-cell office:value-type="float" office:value="96.8974">
                <text:p>96.8974</text:p>
              </table:table-cell>
              <table:table-cell office:value-type="float" office:value="63.3377">
                <text:p>63.337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66">
                <text:p>0.666</text:p>
              </table:table-cell>
              <table:table-cell office:value-type="float" office:value="96.7373">
                <text:p>96.7373</text:p>
              </table:table-cell>
              <table:table-cell office:value-type="float" office:value="63.3412">
                <text:p>63.34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67">
                <text:p>0.667</text:p>
              </table:table-cell>
              <table:table-cell office:value-type="float" office:value="96.8693">
                <text:p>96.8693</text:p>
              </table:table-cell>
              <table:table-cell office:value-type="float" office:value="63.6809">
                <text:p>63.68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68">
                <text:p>0.668</text:p>
              </table:table-cell>
              <table:table-cell office:value-type="float" office:value="97.1534">
                <text:p>97.1534</text:p>
              </table:table-cell>
              <table:table-cell office:value-type="float" office:value="63.9556">
                <text:p>63.95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69">
                <text:p>0.669</text:p>
              </table:table-cell>
              <table:table-cell office:value-type="float" office:value="97.1182">
                <text:p>97.1182</text:p>
              </table:table-cell>
              <table:table-cell office:value-type="float" office:value="64.03">
                <text:p>64.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7">
                <text:p>0.67</text:p>
              </table:table-cell>
              <table:table-cell office:value-type="float" office:value="97.2186">
                <text:p>97.2186</text:p>
              </table:table-cell>
              <table:table-cell office:value-type="float" office:value="64.2131">
                <text:p>64.213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71">
                <text:p>0.671</text:p>
              </table:table-cell>
              <table:table-cell office:value-type="float" office:value="97.1959">
                <text:p>97.1959</text:p>
              </table:table-cell>
              <table:table-cell office:value-type="float" office:value="64.3571">
                <text:p>64.35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72">
                <text:p>0.672</text:p>
              </table:table-cell>
              <table:table-cell office:value-type="float" office:value="97.2712">
                <text:p>97.2712</text:p>
              </table:table-cell>
              <table:table-cell office:value-type="float" office:value="64.3598">
                <text:p>64.359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3">
                <text:p>0.673</text:p>
              </table:table-cell>
              <table:table-cell office:value-type="float" office:value="97.2794">
                <text:p>97.2794</text:p>
              </table:table-cell>
              <table:table-cell office:value-type="float" office:value="64.6324">
                <text:p>64.63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74">
                <text:p>0.674</text:p>
              </table:table-cell>
              <table:table-cell office:value-type="float" office:value="97.4062">
                <text:p>97.4062</text:p>
              </table:table-cell>
              <table:table-cell office:value-type="float" office:value="64.78">
                <text:p>64.7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75">
                <text:p>0.675</text:p>
              </table:table-cell>
              <table:table-cell office:value-type="float" office:value="97.5774">
                <text:p>97.5774</text:p>
              </table:table-cell>
              <table:table-cell office:value-type="float" office:value="65.1662">
                <text:p>65.166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76">
                <text:p>0.676</text:p>
              </table:table-cell>
              <table:table-cell office:value-type="float" office:value="97.5473">
                <text:p>97.5473</text:p>
              </table:table-cell>
              <table:table-cell office:value-type="float" office:value="65.2303">
                <text:p>65.230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77">
                <text:p>0.677</text:p>
              </table:table-cell>
              <table:table-cell office:value-type="float" office:value="97.5333">
                <text:p>97.5333</text:p>
              </table:table-cell>
              <table:table-cell office:value-type="float" office:value="65.2091">
                <text:p>65.20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8">
                <text:p>0.678</text:p>
              </table:table-cell>
              <table:table-cell office:value-type="float" office:value="97.6338">
                <text:p>97.6338</text:p>
              </table:table-cell>
              <table:table-cell office:value-type="float" office:value="65.3669">
                <text:p>65.36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79">
                <text:p>0.679</text:p>
              </table:table-cell>
              <table:table-cell office:value-type="float" office:value="97.5763">
                <text:p>97.5763</text:p>
              </table:table-cell>
              <table:table-cell office:value-type="float" office:value="65.4163">
                <text:p>65.41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8">
                <text:p>0.68</text:p>
              </table:table-cell>
              <table:table-cell office:value-type="float" office:value="97.6958">
                <text:p>97.6958</text:p>
              </table:table-cell>
              <table:table-cell office:value-type="float" office:value="65.5672">
                <text:p>65.56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81">
                <text:p>0.681</text:p>
              </table:table-cell>
              <table:table-cell office:value-type="float" office:value="97.7736">
                <text:p>97.7736</text:p>
              </table:table-cell>
              <table:table-cell office:value-type="float" office:value="65.845">
                <text:p>65.84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82">
                <text:p>0.682</text:p>
              </table:table-cell>
              <table:table-cell office:value-type="float" office:value="97.8151">
                <text:p>97.8151</text:p>
              </table:table-cell>
              <table:table-cell office:value-type="float" office:value="65.9835">
                <text:p>65.98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3">
                <text:p>0.683</text:p>
              </table:table-cell>
              <table:table-cell office:value-type="float" office:value="97.9276">
                <text:p>97.9276</text:p>
              </table:table-cell>
              <table:table-cell office:value-type="float" office:value="66.2676">
                <text:p>66.26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4">
                <text:p>0.684</text:p>
              </table:table-cell>
              <table:table-cell office:value-type="float" office:value="97.8749">
                <text:p>97.8749</text:p>
              </table:table-cell>
              <table:table-cell office:value-type="float" office:value="66.3079">
                <text:p>66.30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85">
                <text:p>0.685</text:p>
              </table:table-cell>
              <table:table-cell office:value-type="float" office:value="97.944">
                <text:p>97.94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86">
                <text:p>0.686</text:p>
              </table:table-cell>
              <table:table-cell office:value-type="float" office:value="97.9576">
                <text:p>97.9576</text:p>
              </table:table-cell>
              <table:table-cell office:value-type="float" office:value="66.5621">
                <text:p>66.56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87">
                <text:p>0.687</text:p>
              </table:table-cell>
              <table:table-cell office:value-type="float" office:value="98.0098">
                <text:p>98.0098</text:p>
              </table:table-cell>
              <table:table-cell office:value-type="float" office:value="66.6685">
                <text:p>66.66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88">
                <text:p>0.688</text:p>
              </table:table-cell>
              <table:table-cell office:value-type="float" office:value="98.0766">
                <text:p>98.0766</text:p>
              </table:table-cell>
              <table:table-cell office:value-type="float" office:value="66.8827">
                <text:p>66.88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89">
                <text:p>0.689</text:p>
              </table:table-cell>
              <table:table-cell office:value-type="float" office:value="98.0847">
                <text:p>98.0847</text:p>
              </table:table-cell>
              <table:table-cell office:value-type="float" office:value="66.9328">
                <text:p>66.93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9">
                <text:p>0.69</text:p>
              </table:table-cell>
              <table:table-cell office:value-type="float" office:value="98.144">
                <text:p>98.144</text:p>
              </table:table-cell>
              <table:table-cell office:value-type="float" office:value="67.1179">
                <text:p>67.11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91">
                <text:p>0.691</text:p>
              </table:table-cell>
              <table:table-cell office:value-type="float" office:value="98.2107">
                <text:p>98.2107</text:p>
              </table:table-cell>
              <table:table-cell office:value-type="float" office:value="67.2985">
                <text:p>67.298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92">
                <text:p>0.692</text:p>
              </table:table-cell>
              <table:table-cell office:value-type="float" office:value="98.2121">
                <text:p>98.2121</text:p>
              </table:table-cell>
              <table:table-cell office:value-type="float" office:value="67.3622">
                <text:p>67.36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93">
                <text:p>0.693</text:p>
              </table:table-cell>
              <table:table-cell office:value-type="float" office:value="98.1961">
                <text:p>98.1961</text:p>
              </table:table-cell>
              <table:table-cell office:value-type="float" office:value="67.4745">
                <text:p>67.47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4">
                <text:p>0.694</text:p>
              </table:table-cell>
              <table:table-cell office:value-type="float" office:value="98.2195">
                <text:p>98.2195</text:p>
              </table:table-cell>
              <table:table-cell office:value-type="float" office:value="67.595">
                <text:p>67.5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95">
                <text:p>0.695</text:p>
              </table:table-cell>
              <table:table-cell office:value-type="float" office:value="98.2841">
                <text:p>98.2841</text:p>
              </table:table-cell>
              <table:table-cell office:value-type="float" office:value="67.7375">
                <text:p>67.73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96">
                <text:p>0.696</text:p>
              </table:table-cell>
              <table:table-cell office:value-type="float" office:value="98.3874">
                <text:p>98.3874</text:p>
              </table:table-cell>
              <table:table-cell office:value-type="float" office:value="67.9883">
                <text:p>67.98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7">
                <text:p>0.697</text:p>
              </table:table-cell>
              <table:table-cell office:value-type="float" office:value="98.362">
                <text:p>98.362</text:p>
              </table:table-cell>
              <table:table-cell office:value-type="float" office:value="68.1269">
                <text:p>68.126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8">
                <text:p>0.698</text:p>
              </table:table-cell>
              <table:table-cell office:value-type="float" office:value="98.34">
                <text:p>98.34</text:p>
              </table:table-cell>
              <table:table-cell office:value-type="float" office:value="68.0946">
                <text:p>68.09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99">
                <text:p>0.699</text:p>
              </table:table-cell>
              <table:table-cell office:value-type="float" office:value="98.3717">
                <text:p>98.3717</text:p>
              </table:table-cell>
              <table:table-cell office:value-type="float" office:value="68.2449">
                <text:p>68.244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7">
                <text:p>0.7</text:p>
              </table:table-cell>
              <table:table-cell office:value-type="float" office:value="98.4372">
                <text:p>98.4372</text:p>
              </table:table-cell>
              <table:table-cell office:value-type="float" office:value="68.4296">
                <text:p>68.429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01">
                <text:p>0.701</text:p>
              </table:table-cell>
              <table:table-cell office:value-type="float" office:value="98.4564">
                <text:p>98.4564</text:p>
              </table:table-cell>
              <table:table-cell office:value-type="float" office:value="68.5187">
                <text:p>68.51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2">
                <text:p>0.702</text:p>
              </table:table-cell>
              <table:table-cell office:value-type="float" office:value="98.5057">
                <text:p>98.5057</text:p>
              </table:table-cell>
              <table:table-cell office:value-type="float" office:value="68.6913">
                <text:p>68.69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03">
                <text:p>0.703</text:p>
              </table:table-cell>
              <table:table-cell office:value-type="float" office:value="98.5948">
                <text:p>98.5948</text:p>
              </table:table-cell>
              <table:table-cell office:value-type="float" office:value="68.8919">
                <text:p>68.89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4">
                <text:p>0.704</text:p>
              </table:table-cell>
              <table:table-cell office:value-type="float" office:value="98.5141">
                <text:p>98.5141</text:p>
              </table:table-cell>
              <table:table-cell office:value-type="float" office:value="68.839">
                <text:p>68.83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5">
                <text:p>0.705</text:p>
              </table:table-cell>
              <table:table-cell office:value-type="float" office:value="98.6144">
                <text:p>98.6144</text:p>
              </table:table-cell>
              <table:table-cell office:value-type="float" office:value="69.1036">
                <text:p>69.10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6">
                <text:p>0.706</text:p>
              </table:table-cell>
              <table:table-cell office:value-type="float" office:value="98.6617">
                <text:p>98.6617</text:p>
              </table:table-cell>
              <table:table-cell office:value-type="float" office:value="69.2325">
                <text:p>69.23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7">
                <text:p>0.707</text:p>
              </table:table-cell>
              <table:table-cell office:value-type="float" office:value="98.6574">
                <text:p>98.6574</text:p>
              </table:table-cell>
              <table:table-cell office:value-type="float" office:value="69.3881">
                <text:p>69.38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8">
                <text:p>0.708</text:p>
              </table:table-cell>
              <table:table-cell office:value-type="float" office:value="98.656">
                <text:p>98.656</text:p>
              </table:table-cell>
              <table:table-cell office:value-type="float" office:value="69.504">
                <text:p>69.5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09">
                <text:p>0.709</text:p>
              </table:table-cell>
              <table:table-cell office:value-type="float" office:value="98.6944">
                <text:p>98.6944</text:p>
              </table:table-cell>
              <table:table-cell office:value-type="float" office:value="69.587">
                <text:p>69.5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1">
                <text:p>0.71</text:p>
              </table:table-cell>
              <table:table-cell office:value-type="float" office:value="98.8105">
                <text:p>98.8105</text:p>
              </table:table-cell>
              <table:table-cell office:value-type="float" office:value="69.8889">
                <text:p>69.888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11">
                <text:p>0.711</text:p>
              </table:table-cell>
              <table:table-cell office:value-type="float" office:value="98.7627">
                <text:p>98.7627</text:p>
              </table:table-cell>
              <table:table-cell office:value-type="float" office:value="69.8126">
                <text:p>69.81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12">
                <text:p>0.712</text:p>
              </table:table-cell>
              <table:table-cell office:value-type="float" office:value="98.7725">
                <text:p>98.7725</text:p>
              </table:table-cell>
              <table:table-cell office:value-type="float" office:value="70.0333">
                <text:p>70.03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13">
                <text:p>0.713</text:p>
              </table:table-cell>
              <table:table-cell office:value-type="float" office:value="98.8774">
                <text:p>98.8774</text:p>
              </table:table-cell>
              <table:table-cell office:value-type="float" office:value="70.2119">
                <text:p>70.21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14">
                <text:p>0.714</text:p>
              </table:table-cell>
              <table:table-cell office:value-type="float" office:value="98.8848">
                <text:p>98.8848</text:p>
              </table:table-cell>
              <table:table-cell office:value-type="float" office:value="70.3019">
                <text:p>70.30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5">
                <text:p>0.715</text:p>
              </table:table-cell>
              <table:table-cell office:value-type="float" office:value="98.8959">
                <text:p>98.8959</text:p>
              </table:table-cell>
              <table:table-cell office:value-type="float" office:value="70.4256">
                <text:p>70.425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16">
                <text:p>0.716</text:p>
              </table:table-cell>
              <table:table-cell office:value-type="float" office:value="98.8609">
                <text:p>98.8609</text:p>
              </table:table-cell>
              <table:table-cell office:value-type="float" office:value="70.4564">
                <text:p>70.45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17">
                <text:p>0.717</text:p>
              </table:table-cell>
              <table:table-cell office:value-type="float" office:value="98.9161">
                <text:p>98.9161</text:p>
              </table:table-cell>
              <table:table-cell office:value-type="float" office:value="70.6847">
                <text:p>70.68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8">
                <text:p>0.718</text:p>
              </table:table-cell>
              <table:table-cell office:value-type="float" office:value="98.9053">
                <text:p>98.9053</text:p>
              </table:table-cell>
              <table:table-cell office:value-type="float" office:value="70.6578">
                <text:p>70.65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19">
                <text:p>0.719</text:p>
              </table:table-cell>
              <table:table-cell office:value-type="float" office:value="98.9476">
                <text:p>98.9476</text:p>
              </table:table-cell>
              <table:table-cell office:value-type="float" office:value="70.8433">
                <text:p>70.843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2">
                <text:p>0.72</text:p>
              </table:table-cell>
              <table:table-cell office:value-type="float" office:value="98.9594">
                <text:p>98.9594</text:p>
              </table:table-cell>
              <table:table-cell office:value-type="float" office:value="70.9441">
                <text:p>70.944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21">
                <text:p>0.721</text:p>
              </table:table-cell>
              <table:table-cell office:value-type="float" office:value="99.0157">
                <text:p>99.0157</text:p>
              </table:table-cell>
              <table:table-cell office:value-type="float" office:value="71.1512">
                <text:p>71.15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22">
                <text:p>0.722</text:p>
              </table:table-cell>
              <table:table-cell office:value-type="float" office:value="99.0109">
                <text:p>99.0109</text:p>
              </table:table-cell>
              <table:table-cell office:value-type="float" office:value="71.2149">
                <text:p>71.21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23">
                <text:p>0.723</text:p>
              </table:table-cell>
              <table:table-cell office:value-type="float" office:value="98.995">
                <text:p>98.995</text:p>
              </table:table-cell>
              <table:table-cell office:value-type="float" office:value="71.2945">
                <text:p>71.29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24">
                <text:p>0.724</text:p>
              </table:table-cell>
              <table:table-cell office:value-type="float" office:value="99.0212">
                <text:p>99.0212</text:p>
              </table:table-cell>
              <table:table-cell office:value-type="float" office:value="71.458">
                <text:p>71.45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25">
                <text:p>0.725</text:p>
              </table:table-cell>
              <table:table-cell office:value-type="float" office:value="99.0796">
                <text:p>99.0796</text:p>
              </table:table-cell>
              <table:table-cell office:value-type="float" office:value="71.5955">
                <text:p>71.59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26">
                <text:p>0.726</text:p>
              </table:table-cell>
              <table:table-cell office:value-type="float" office:value="99.0417">
                <text:p>99.0417</text:p>
              </table:table-cell>
              <table:table-cell office:value-type="float" office:value="71.5993">
                <text:p>71.599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27">
                <text:p>0.727</text:p>
              </table:table-cell>
              <table:table-cell office:value-type="float" office:value="99.1231">
                <text:p>99.1231</text:p>
              </table:table-cell>
              <table:table-cell office:value-type="float" office:value="71.8552">
                <text:p>71.85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28">
                <text:p>0.728</text:p>
              </table:table-cell>
              <table:table-cell office:value-type="float" office:value="99.1067">
                <text:p>99.1067</text:p>
              </table:table-cell>
              <table:table-cell office:value-type="float" office:value="71.9324">
                <text:p>71.93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9">
                <text:p>0.729</text:p>
              </table:table-cell>
              <table:table-cell office:value-type="float" office:value="99.0798">
                <text:p>99.0798</text:p>
              </table:table-cell>
              <table:table-cell office:value-type="float" office:value="71.9205">
                <text:p>71.92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3">
                <text:p>0.73</text:p>
              </table:table-cell>
              <table:table-cell office:value-type="float" office:value="99.1623">
                <text:p>99.1623</text:p>
              </table:table-cell>
              <table:table-cell office:value-type="float" office:value="72.2684">
                <text:p>72.268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1">
                <text:p>0.731</text:p>
              </table:table-cell>
              <table:table-cell office:value-type="float" office:value="99.1521">
                <text:p>99.1521</text:p>
              </table:table-cell>
              <table:table-cell office:value-type="float" office:value="72.2229">
                <text:p>72.22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2">
                <text:p>0.732</text:p>
              </table:table-cell>
              <table:table-cell office:value-type="float" office:value="99.2016">
                <text:p>99.2016</text:p>
              </table:table-cell>
              <table:table-cell office:value-type="float" office:value="72.4201">
                <text:p>72.420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33">
                <text:p>0.733</text:p>
              </table:table-cell>
              <table:table-cell office:value-type="float" office:value="99.2271">
                <text:p>99.2271</text:p>
              </table:table-cell>
              <table:table-cell office:value-type="float" office:value="72.5103">
                <text:p>72.51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34">
                <text:p>0.734</text:p>
              </table:table-cell>
              <table:table-cell office:value-type="float" office:value="99.2579">
                <text:p>99.2579</text:p>
              </table:table-cell>
              <table:table-cell office:value-type="float" office:value="72.6811">
                <text:p>72.68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35">
                <text:p>0.735</text:p>
              </table:table-cell>
              <table:table-cell office:value-type="float" office:value="99.2004">
                <text:p>99.2004</text:p>
              </table:table-cell>
              <table:table-cell office:value-type="float" office:value="72.7183">
                <text:p>72.718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6">
                <text:p>0.736</text:p>
              </table:table-cell>
              <table:table-cell office:value-type="float" office:value="99.2334">
                <text:p>99.2334</text:p>
              </table:table-cell>
              <table:table-cell office:value-type="float" office:value="72.8605">
                <text:p>72.86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37">
                <text:p>0.737</text:p>
              </table:table-cell>
              <table:table-cell office:value-type="float" office:value="99.2514">
                <text:p>99.2514</text:p>
              </table:table-cell>
              <table:table-cell office:value-type="float" office:value="72.9719">
                <text:p>72.97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38">
                <text:p>0.738</text:p>
              </table:table-cell>
              <table:table-cell office:value-type="float" office:value="99.2737">
                <text:p>99.2737</text:p>
              </table:table-cell>
              <table:table-cell office:value-type="float" office:value="73.0425">
                <text:p>73.04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39">
                <text:p>0.739</text:p>
              </table:table-cell>
              <table:table-cell office:value-type="float" office:value="99.2751">
                <text:p>99.2751</text:p>
              </table:table-cell>
              <table:table-cell office:value-type="float" office:value="73.2502">
                <text:p>73.25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4">
                <text:p>0.74</text:p>
              </table:table-cell>
              <table:table-cell office:value-type="float" office:value="99.3024">
                <text:p>99.3024</text:p>
              </table:table-cell>
              <table:table-cell office:value-type="float" office:value="73.3421">
                <text:p>73.34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41">
                <text:p>0.741</text:p>
              </table:table-cell>
              <table:table-cell office:value-type="float" office:value="99.3151">
                <text:p>99.3151</text:p>
              </table:table-cell>
              <table:table-cell office:value-type="float" office:value="73.3855">
                <text:p>73.38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42">
                <text:p>0.742</text:p>
              </table:table-cell>
              <table:table-cell office:value-type="float" office:value="99.3326">
                <text:p>99.3326</text:p>
              </table:table-cell>
              <table:table-cell office:value-type="float" office:value="73.5579">
                <text:p>73.55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43">
                <text:p>0.743</text:p>
              </table:table-cell>
              <table:table-cell office:value-type="float" office:value="99.3251">
                <text:p>99.3251</text:p>
              </table:table-cell>
              <table:table-cell office:value-type="float" office:value="73.6383">
                <text:p>73.63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44">
                <text:p>0.744</text:p>
              </table:table-cell>
              <table:table-cell office:value-type="float" office:value="99.3545">
                <text:p>99.3545</text:p>
              </table:table-cell>
              <table:table-cell office:value-type="float" office:value="73.6536">
                <text:p>73.653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45">
                <text:p>0.745</text:p>
              </table:table-cell>
              <table:table-cell office:value-type="float" office:value="99.3542">
                <text:p>99.3542</text:p>
              </table:table-cell>
              <table:table-cell office:value-type="float" office:value="73.8536">
                <text:p>73.85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46">
                <text:p>0.746</text:p>
              </table:table-cell>
              <table:table-cell office:value-type="float" office:value="99.3733">
                <text:p>99.3733</text:p>
              </table:table-cell>
              <table:table-cell office:value-type="float" office:value="74.0158">
                <text:p>74.015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7">
                <text:p>0.747</text:p>
              </table:table-cell>
              <table:table-cell office:value-type="float" office:value="99.383">
                <text:p>99.383</text:p>
              </table:table-cell>
              <table:table-cell office:value-type="float" office:value="74.0234">
                <text:p>74.023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48">
                <text:p>0.748</text:p>
              </table:table-cell>
              <table:table-cell office:value-type="float" office:value="99.4057">
                <text:p>99.4057</text:p>
              </table:table-cell>
              <table:table-cell office:value-type="float" office:value="74.2039">
                <text:p>74.203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49">
                <text:p>0.749</text:p>
              </table:table-cell>
              <table:table-cell office:value-type="float" office:value="99.3783">
                <text:p>99.3783</text:p>
              </table:table-cell>
              <table:table-cell office:value-type="float" office:value="74.2215">
                <text:p>74.22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5">
                <text:p>0.75</text:p>
              </table:table-cell>
              <table:table-cell office:value-type="float" office:value="99.4073">
                <text:p>99.4073</text:p>
              </table:table-cell>
              <table:table-cell office:value-type="float" office:value="74.347">
                <text:p>74.34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51">
                <text:p>0.751</text:p>
              </table:table-cell>
              <table:table-cell office:value-type="float" office:value="99.4315">
                <text:p>99.4315</text:p>
              </table:table-cell>
              <table:table-cell office:value-type="float" office:value="74.5787">
                <text:p>74.57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52">
                <text:p>0.752</text:p>
              </table:table-cell>
              <table:table-cell office:value-type="float" office:value="99.4486">
                <text:p>99.4486</text:p>
              </table:table-cell>
              <table:table-cell office:value-type="float" office:value="74.6053">
                <text:p>74.60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53">
                <text:p>0.753</text:p>
              </table:table-cell>
              <table:table-cell office:value-type="float" office:value="99.4381">
                <text:p>99.4381</text:p>
              </table:table-cell>
              <table:table-cell office:value-type="float" office:value="74.7544">
                <text:p>74.754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4">
                <text:p>0.754</text:p>
              </table:table-cell>
              <table:table-cell office:value-type="float" office:value="99.4772">
                <text:p>99.4772</text:p>
              </table:table-cell>
              <table:table-cell office:value-type="float" office:value="74.8536">
                <text:p>74.85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55">
                <text:p>0.755</text:p>
              </table:table-cell>
              <table:table-cell office:value-type="float" office:value="99.4679">
                <text:p>99.4679</text:p>
              </table:table-cell>
              <table:table-cell office:value-type="float" office:value="74.9401">
                <text:p>74.94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56">
                <text:p>0.756</text:p>
              </table:table-cell>
              <table:table-cell office:value-type="float" office:value="99.4553">
                <text:p>99.4553</text:p>
              </table:table-cell>
              <table:table-cell office:value-type="float" office:value="75.0559">
                <text:p>75.055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7">
                <text:p>0.757</text:p>
              </table:table-cell>
              <table:table-cell office:value-type="float" office:value="99.5193">
                <text:p>99.5193</text:p>
              </table:table-cell>
              <table:table-cell office:value-type="float" office:value="75.1941">
                <text:p>75.194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58">
                <text:p>0.758</text:p>
              </table:table-cell>
              <table:table-cell office:value-type="float" office:value="99.5069">
                <text:p>99.5069</text:p>
              </table:table-cell>
              <table:table-cell office:value-type="float" office:value="75.3177">
                <text:p>75.317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59">
                <text:p>0.759</text:p>
              </table:table-cell>
              <table:table-cell office:value-type="float" office:value="99.5364">
                <text:p>99.5364</text:p>
              </table:table-cell>
              <table:table-cell office:value-type="float" office:value="75.4529">
                <text:p>75.45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6">
                <text:p>0.76</text:p>
              </table:table-cell>
              <table:table-cell office:value-type="float" office:value="99.5445">
                <text:p>99.5445</text:p>
              </table:table-cell>
              <table:table-cell office:value-type="float" office:value="75.6437">
                <text:p>75.64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61">
                <text:p>0.761</text:p>
              </table:table-cell>
              <table:table-cell office:value-type="float" office:value="99.5289">
                <text:p>99.5289</text:p>
              </table:table-cell>
              <table:table-cell office:value-type="float" office:value="75.5942">
                <text:p>75.59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62">
                <text:p>0.762</text:p>
              </table:table-cell>
              <table:table-cell office:value-type="float" office:value="99.5325">
                <text:p>99.5325</text:p>
              </table:table-cell>
              <table:table-cell office:value-type="float" office:value="75.7591">
                <text:p>75.75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63">
                <text:p>0.763</text:p>
              </table:table-cell>
              <table:table-cell office:value-type="float" office:value="99.5384">
                <text:p>99.5384</text:p>
              </table:table-cell>
              <table:table-cell office:value-type="float" office:value="75.7884">
                <text:p>75.788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4">
                <text:p>0.764</text:p>
              </table:table-cell>
              <table:table-cell office:value-type="float" office:value="99.5775">
                <text:p>99.5775</text:p>
              </table:table-cell>
              <table:table-cell office:value-type="float" office:value="76.0325">
                <text:p>76.03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5">
                <text:p>0.765</text:p>
              </table:table-cell>
              <table:table-cell office:value-type="float" office:value="99.5683">
                <text:p>99.5683</text:p>
              </table:table-cell>
              <table:table-cell office:value-type="float" office:value="76.069">
                <text:p>76.06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66">
                <text:p>0.766</text:p>
              </table:table-cell>
              <table:table-cell office:value-type="float" office:value="99.5764">
                <text:p>99.5764</text:p>
              </table:table-cell>
              <table:table-cell office:value-type="float" office:value="76.2399">
                <text:p>76.239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67">
                <text:p>0.767</text:p>
              </table:table-cell>
              <table:table-cell office:value-type="float" office:value="99.5863">
                <text:p>99.5863</text:p>
              </table:table-cell>
              <table:table-cell office:value-type="float" office:value="76.3532">
                <text:p>76.35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68">
                <text:p>0.768</text:p>
              </table:table-cell>
              <table:table-cell office:value-type="float" office:value="99.5882">
                <text:p>99.5882</text:p>
              </table:table-cell>
              <table:table-cell office:value-type="float" office:value="76.3681">
                <text:p>76.36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69">
                <text:p>0.769</text:p>
              </table:table-cell>
              <table:table-cell office:value-type="float" office:value="99.5873">
                <text:p>99.5873</text:p>
              </table:table-cell>
              <table:table-cell office:value-type="float" office:value="76.4811">
                <text:p>76.48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7">
                <text:p>0.77</text:p>
              </table:table-cell>
              <table:table-cell office:value-type="float" office:value="99.604">
                <text:p>99.604</text:p>
              </table:table-cell>
              <table:table-cell office:value-type="float" office:value="76.5744">
                <text:p>76.57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71">
                <text:p>0.771</text:p>
              </table:table-cell>
              <table:table-cell office:value-type="float" office:value="99.6105">
                <text:p>99.6105</text:p>
              </table:table-cell>
              <table:table-cell office:value-type="float" office:value="76.7438">
                <text:p>76.743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72">
                <text:p>0.772</text:p>
              </table:table-cell>
              <table:table-cell office:value-type="float" office:value="99.6194">
                <text:p>99.6194</text:p>
              </table:table-cell>
              <table:table-cell office:value-type="float" office:value="76.8563">
                <text:p>76.856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73">
                <text:p>0.773</text:p>
              </table:table-cell>
              <table:table-cell office:value-type="float" office:value="99.6425">
                <text:p>99.6425</text:p>
              </table:table-cell>
              <table:table-cell office:value-type="float" office:value="76.9695">
                <text:p>76.969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74">
                <text:p>0.774</text:p>
              </table:table-cell>
              <table:table-cell office:value-type="float" office:value="99.64">
                <text:p>99.64</text:p>
              </table:table-cell>
              <table:table-cell office:value-type="float" office:value="77.0952">
                <text:p>77.09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75">
                <text:p>0.775</text:p>
              </table:table-cell>
              <table:table-cell office:value-type="float" office:value="99.6614">
                <text:p>99.6614</text:p>
              </table:table-cell>
              <table:table-cell office:value-type="float" office:value="77.114">
                <text:p>77.1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76">
                <text:p>0.776</text:p>
              </table:table-cell>
              <table:table-cell office:value-type="float" office:value="99.6665">
                <text:p>99.6665</text:p>
              </table:table-cell>
              <table:table-cell office:value-type="float" office:value="77.2502">
                <text:p>77.25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77">
                <text:p>0.777</text:p>
              </table:table-cell>
              <table:table-cell office:value-type="float" office:value="99.6613">
                <text:p>99.6613</text:p>
              </table:table-cell>
              <table:table-cell office:value-type="float" office:value="77.3477">
                <text:p>77.34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78">
                <text:p>0.778</text:p>
              </table:table-cell>
              <table:table-cell office:value-type="float" office:value="99.6664">
                <text:p>99.6664</text:p>
              </table:table-cell>
              <table:table-cell office:value-type="float" office:value="77.5021">
                <text:p>77.50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79">
                <text:p>0.779</text:p>
              </table:table-cell>
              <table:table-cell office:value-type="float" office:value="99.6926">
                <text:p>99.6926</text:p>
              </table:table-cell>
              <table:table-cell office:value-type="float" office:value="77.6049">
                <text:p>77.604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8">
                <text:p>0.78</text:p>
              </table:table-cell>
              <table:table-cell office:value-type="float" office:value="99.6938">
                <text:p>99.6938</text:p>
              </table:table-cell>
              <table:table-cell office:value-type="float" office:value="77.6261">
                <text:p>77.626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81">
                <text:p>0.781</text:p>
              </table:table-cell>
              <table:table-cell office:value-type="float" office:value="99.6918">
                <text:p>99.6918</text:p>
              </table:table-cell>
              <table:table-cell office:value-type="float" office:value="77.7465">
                <text:p>77.74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2">
                <text:p>0.782</text:p>
              </table:table-cell>
              <table:table-cell office:value-type="float" office:value="99.689">
                <text:p>99.689</text:p>
              </table:table-cell>
              <table:table-cell office:value-type="float" office:value="77.8938">
                <text:p>77.893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83">
                <text:p>0.783</text:p>
              </table:table-cell>
              <table:table-cell office:value-type="float" office:value="99.7013">
                <text:p>99.7013</text:p>
              </table:table-cell>
              <table:table-cell office:value-type="float" office:value="77.9603">
                <text:p>77.960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4">
                <text:p>0.784</text:p>
              </table:table-cell>
              <table:table-cell office:value-type="float" office:value="99.7154">
                <text:p>99.7154</text:p>
              </table:table-cell>
              <table:table-cell office:value-type="float" office:value="78.0502">
                <text:p>78.05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85">
                <text:p>0.785</text:p>
              </table:table-cell>
              <table:table-cell office:value-type="float" office:value="99.7102">
                <text:p>99.7102</text:p>
              </table:table-cell>
              <table:table-cell office:value-type="float" office:value="78.127">
                <text:p>78.12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6">
                <text:p>0.786</text:p>
              </table:table-cell>
              <table:table-cell office:value-type="float" office:value="99.7218">
                <text:p>99.7218</text:p>
              </table:table-cell>
              <table:table-cell office:value-type="float" office:value="78.2462">
                <text:p>78.24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7">
                <text:p>0.787</text:p>
              </table:table-cell>
              <table:table-cell office:value-type="float" office:value="99.7342">
                <text:p>99.7342</text:p>
              </table:table-cell>
              <table:table-cell office:value-type="float" office:value="78.4601">
                <text:p>78.46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8">
                <text:p>0.788</text:p>
              </table:table-cell>
              <table:table-cell office:value-type="float" office:value="99.7324">
                <text:p>99.7324</text:p>
              </table:table-cell>
              <table:table-cell office:value-type="float" office:value="78.5561">
                <text:p>78.556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9">
                <text:p>0.789</text:p>
              </table:table-cell>
              <table:table-cell office:value-type="float" office:value="99.738">
                <text:p>99.738</text:p>
              </table:table-cell>
              <table:table-cell office:value-type="float" office:value="78.6483">
                <text:p>78.648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9">
                <text:p>0.79</text:p>
              </table:table-cell>
              <table:table-cell office:value-type="float" office:value="99.7416">
                <text:p>99.7416</text:p>
              </table:table-cell>
              <table:table-cell office:value-type="float" office:value="78.7368">
                <text:p>78.73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1">
                <text:p>0.791</text:p>
              </table:table-cell>
              <table:table-cell office:value-type="float" office:value="99.7502">
                <text:p>99.7502</text:p>
              </table:table-cell>
              <table:table-cell office:value-type="float" office:value="78.8164">
                <text:p>78.816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2">
                <text:p>0.792</text:p>
              </table:table-cell>
              <table:table-cell office:value-type="float" office:value="99.7614">
                <text:p>99.7614</text:p>
              </table:table-cell>
              <table:table-cell office:value-type="float" office:value="78.9366">
                <text:p>78.936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3">
                <text:p>0.793</text:p>
              </table:table-cell>
              <table:table-cell office:value-type="float" office:value="99.765">
                <text:p>99.765</text:p>
              </table:table-cell>
              <table:table-cell office:value-type="float" office:value="79.0432">
                <text:p>79.04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4">
                <text:p>0.794</text:p>
              </table:table-cell>
              <table:table-cell office:value-type="float" office:value="99.7633">
                <text:p>99.7633</text:p>
              </table:table-cell>
              <table:table-cell office:value-type="float" office:value="79.1458">
                <text:p>79.14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5">
                <text:p>0.795</text:p>
              </table:table-cell>
              <table:table-cell office:value-type="float" office:value="99.7644">
                <text:p>99.7644</text:p>
              </table:table-cell>
              <table:table-cell office:value-type="float" office:value="79.3112">
                <text:p>79.31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6">
                <text:p>0.796</text:p>
              </table:table-cell>
              <table:table-cell office:value-type="float" office:value="99.7831">
                <text:p>99.7831</text:p>
              </table:table-cell>
              <table:table-cell office:value-type="float" office:value="79.3973">
                <text:p>79.397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7">
                <text:p>0.797</text:p>
              </table:table-cell>
              <table:table-cell office:value-type="float" office:value="99.7745">
                <text:p>99.7745</text:p>
              </table:table-cell>
              <table:table-cell office:value-type="float" office:value="79.5027">
                <text:p>79.502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8">
                <text:p>0.798</text:p>
              </table:table-cell>
              <table:table-cell office:value-type="float" office:value="99.7758">
                <text:p>99.7758</text:p>
              </table:table-cell>
              <table:table-cell office:value-type="float" office:value="79.5222">
                <text:p>79.522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99">
                <text:p>0.799</text:p>
              </table:table-cell>
              <table:table-cell office:value-type="float" office:value="99.7791">
                <text:p>99.7791</text:p>
              </table:table-cell>
              <table:table-cell office:value-type="float" office:value="79.6218">
                <text:p>79.62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8">
                <text:p>0.8</text:p>
              </table:table-cell>
              <table:table-cell office:value-type="float" office:value="99.7913">
                <text:p>99.7913</text:p>
              </table:table-cell>
              <table:table-cell office:value-type="float" office:value="79.8062">
                <text:p>79.806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01">
                <text:p>0.801</text:p>
              </table:table-cell>
              <table:table-cell office:value-type="float" office:value="99.7949">
                <text:p>99.7949</text:p>
              </table:table-cell>
              <table:table-cell office:value-type="float" office:value="79.8782">
                <text:p>79.878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02">
                <text:p>0.802</text:p>
              </table:table-cell>
              <table:table-cell office:value-type="float" office:value="99.807">
                <text:p>99.807</text:p>
              </table:table-cell>
              <table:table-cell office:value-type="float" office:value="80.0342">
                <text:p>80.03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3">
                <text:p>0.803</text:p>
              </table:table-cell>
              <table:table-cell office:value-type="float" office:value="99.8126">
                <text:p>99.8126</text:p>
              </table:table-cell>
              <table:table-cell office:value-type="float" office:value="80.1134">
                <text:p>80.113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4">
                <text:p>0.804</text:p>
              </table:table-cell>
              <table:table-cell office:value-type="float" office:value="99.82">
                <text:p>99.82</text:p>
              </table:table-cell>
              <table:table-cell office:value-type="float" office:value="80.2331">
                <text:p>80.23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05">
                <text:p>0.805</text:p>
              </table:table-cell>
              <table:table-cell office:value-type="float" office:value="99.8128">
                <text:p>99.8128</text:p>
              </table:table-cell>
              <table:table-cell office:value-type="float" office:value="80.245">
                <text:p>80.24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06">
                <text:p>0.806</text:p>
              </table:table-cell>
              <table:table-cell office:value-type="float" office:value="99.7995">
                <text:p>99.7995</text:p>
              </table:table-cell>
              <table:table-cell office:value-type="float" office:value="80.4317">
                <text:p>80.43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07">
                <text:p>0.807</text:p>
              </table:table-cell>
              <table:table-cell office:value-type="float" office:value="99.8157">
                <text:p>99.8157</text:p>
              </table:table-cell>
              <table:table-cell office:value-type="float" office:value="80.5463">
                <text:p>80.54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08">
                <text:p>0.808</text:p>
              </table:table-cell>
              <table:table-cell office:value-type="float" office:value="99.8143">
                <text:p>99.8143</text:p>
              </table:table-cell>
              <table:table-cell office:value-type="float" office:value="80.6279">
                <text:p>80.627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09">
                <text:p>0.809</text:p>
              </table:table-cell>
              <table:table-cell office:value-type="float" office:value="99.8267">
                <text:p>99.8267</text:p>
              </table:table-cell>
              <table:table-cell office:value-type="float" office:value="80.7291">
                <text:p>80.72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1">
                <text:p>0.81</text:p>
              </table:table-cell>
              <table:table-cell office:value-type="float" office:value="99.8487">
                <text:p>99.8487</text:p>
              </table:table-cell>
              <table:table-cell office:value-type="float" office:value="80.8534">
                <text:p>80.853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1">
                <text:p>0.811</text:p>
              </table:table-cell>
              <table:table-cell office:value-type="float" office:value="99.8376">
                <text:p>99.8376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12">
                <text:p>0.812</text:p>
              </table:table-cell>
              <table:table-cell office:value-type="float" office:value="99.8354">
                <text:p>99.8354</text:p>
              </table:table-cell>
              <table:table-cell office:value-type="float" office:value="81.0485">
                <text:p>81.048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3">
                <text:p>0.813</text:p>
              </table:table-cell>
              <table:table-cell office:value-type="float" office:value="99.846">
                <text:p>99.846</text:p>
              </table:table-cell>
              <table:table-cell office:value-type="float" office:value="81.1409">
                <text:p>81.140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14">
                <text:p>0.814</text:p>
              </table:table-cell>
              <table:table-cell office:value-type="float" office:value="99.8506">
                <text:p>99.8506</text:p>
              </table:table-cell>
              <table:table-cell office:value-type="float" office:value="81.2767">
                <text:p>81.27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5">
                <text:p>0.815</text:p>
              </table:table-cell>
              <table:table-cell office:value-type="float" office:value="99.8541">
                <text:p>99.8541</text:p>
              </table:table-cell>
              <table:table-cell office:value-type="float" office:value="81.3011">
                <text:p>81.30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6">
                <text:p>0.816</text:p>
              </table:table-cell>
              <table:table-cell office:value-type="float" office:value="99.8529">
                <text:p>99.8529</text:p>
              </table:table-cell>
              <table:table-cell office:value-type="float" office:value="81.4092">
                <text:p>81.40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17">
                <text:p>0.817</text:p>
              </table:table-cell>
              <table:table-cell office:value-type="float" office:value="99.8585">
                <text:p>99.8585</text:p>
              </table:table-cell>
              <table:table-cell office:value-type="float" office:value="81.6197">
                <text:p>81.619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18">
                <text:p>0.818</text:p>
              </table:table-cell>
              <table:table-cell office:value-type="float" office:value="99.8651">
                <text:p>99.8651</text:p>
              </table:table-cell>
              <table:table-cell office:value-type="float" office:value="81.6771">
                <text:p>81.67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19">
                <text:p>0.819</text:p>
              </table:table-cell>
              <table:table-cell office:value-type="float" office:value="99.8683">
                <text:p>99.8683</text:p>
              </table:table-cell>
              <table:table-cell office:value-type="float" office:value="81.8271">
                <text:p>81.82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2">
                <text:p>0.82</text:p>
              </table:table-cell>
              <table:table-cell office:value-type="float" office:value="99.8641">
                <text:p>99.8641</text:p>
              </table:table-cell>
              <table:table-cell office:value-type="float" office:value="81.8559">
                <text:p>81.855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1">
                <text:p>0.821</text:p>
              </table:table-cell>
              <table:table-cell office:value-type="float" office:value="99.8693">
                <text:p>99.8693</text:p>
              </table:table-cell>
              <table:table-cell office:value-type="float" office:value="81.9118">
                <text:p>81.91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22">
                <text:p>0.822</text:p>
              </table:table-cell>
              <table:table-cell office:value-type="float" office:value="99.8852">
                <text:p>99.8852</text:p>
              </table:table-cell>
              <table:table-cell office:value-type="float" office:value="82.1335">
                <text:p>82.13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23">
                <text:p>0.823</text:p>
              </table:table-cell>
              <table:table-cell office:value-type="float" office:value="99.8756">
                <text:p>99.8756</text:p>
              </table:table-cell>
              <table:table-cell office:value-type="float" office:value="82.1765">
                <text:p>82.17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4">
                <text:p>0.824</text:p>
              </table:table-cell>
              <table:table-cell office:value-type="float" office:value="99.8836">
                <text:p>99.8836</text:p>
              </table:table-cell>
              <table:table-cell office:value-type="float" office:value="82.2835">
                <text:p>82.283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25">
                <text:p>0.825</text:p>
              </table:table-cell>
              <table:table-cell office:value-type="float" office:value="99.8746">
                <text:p>99.8746</text:p>
              </table:table-cell>
              <table:table-cell office:value-type="float" office:value="82.3207">
                <text:p>82.32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6">
                <text:p>0.826</text:p>
              </table:table-cell>
              <table:table-cell office:value-type="float" office:value="99.8921">
                <text:p>99.8921</text:p>
              </table:table-cell>
              <table:table-cell office:value-type="float" office:value="82.5597">
                <text:p>82.55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7">
                <text:p>0.827</text:p>
              </table:table-cell>
              <table:table-cell office:value-type="float" office:value="99.8898">
                <text:p>99.8898</text:p>
              </table:table-cell>
              <table:table-cell office:value-type="float" office:value="82.6047">
                <text:p>82.604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28">
                <text:p>0.828</text:p>
              </table:table-cell>
              <table:table-cell office:value-type="float" office:value="99.8897">
                <text:p>99.8897</text:p>
              </table:table-cell>
              <table:table-cell office:value-type="float" office:value="82.6764">
                <text:p>82.676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9">
                <text:p>0.829</text:p>
              </table:table-cell>
              <table:table-cell office:value-type="float" office:value="99.8971">
                <text:p>99.8971</text:p>
              </table:table-cell>
              <table:table-cell office:value-type="float" office:value="82.7706">
                <text:p>82.77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3">
                <text:p>0.83</text:p>
              </table:table-cell>
              <table:table-cell office:value-type="float" office:value="99.8917">
                <text:p>99.8917</text:p>
              </table:table-cell>
              <table:table-cell office:value-type="float" office:value="82.9576">
                <text:p>82.95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31">
                <text:p>0.831</text:p>
              </table:table-cell>
              <table:table-cell office:value-type="float" office:value="99.8978">
                <text:p>99.8978</text:p>
              </table:table-cell>
              <table:table-cell office:value-type="float" office:value="83.0285">
                <text:p>83.02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32">
                <text:p>0.832</text:p>
              </table:table-cell>
              <table:table-cell office:value-type="float" office:value="99.9087">
                <text:p>99.9087</text:p>
              </table:table-cell>
              <table:table-cell office:value-type="float" office:value="83.1346">
                <text:p>83.13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3">
                <text:p>0.833</text:p>
              </table:table-cell>
              <table:table-cell office:value-type="float" office:value="99.9007">
                <text:p>99.9007</text:p>
              </table:table-cell>
              <table:table-cell office:value-type="float" office:value="83.2033">
                <text:p>83.20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34">
                <text:p>0.834</text:p>
              </table:table-cell>
              <table:table-cell office:value-type="float" office:value="99.903">
                <text:p>99.903</text:p>
              </table:table-cell>
              <table:table-cell office:value-type="float" office:value="83.2887">
                <text:p>83.288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5">
                <text:p>0.835</text:p>
              </table:table-cell>
              <table:table-cell office:value-type="float" office:value="99.9063">
                <text:p>99.9063</text:p>
              </table:table-cell>
              <table:table-cell office:value-type="float" office:value="83.3733">
                <text:p>83.37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6">
                <text:p>0.836</text:p>
              </table:table-cell>
              <table:table-cell office:value-type="float" office:value="99.9146">
                <text:p>99.9146</text:p>
              </table:table-cell>
              <table:table-cell office:value-type="float" office:value="83.5166">
                <text:p>83.51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37">
                <text:p>0.837</text:p>
              </table:table-cell>
              <table:table-cell office:value-type="float" office:value="99.9102">
                <text:p>99.9102</text:p>
              </table:table-cell>
              <table:table-cell office:value-type="float" office:value="83.6859">
                <text:p>83.68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38">
                <text:p>0.838</text:p>
              </table:table-cell>
              <table:table-cell office:value-type="float" office:value="99.915">
                <text:p>99.915</text:p>
              </table:table-cell>
              <table:table-cell office:value-type="float" office:value="83.7543">
                <text:p>83.754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39">
                <text:p>0.839</text:p>
              </table:table-cell>
              <table:table-cell office:value-type="float" office:value="99.9169">
                <text:p>99.9169</text:p>
              </table:table-cell>
              <table:table-cell office:value-type="float" office:value="83.8103">
                <text:p>83.81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4">
                <text:p>0.84</text:p>
              </table:table-cell>
              <table:table-cell office:value-type="float" office:value="99.9134">
                <text:p>99.9134</text:p>
              </table:table-cell>
              <table:table-cell office:value-type="float" office:value="83.9515">
                <text:p>83.95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1">
                <text:p>0.841</text:p>
              </table:table-cell>
              <table:table-cell office:value-type="float" office:value="99.9203">
                <text:p>99.9203</text:p>
              </table:table-cell>
              <table:table-cell office:value-type="float" office:value="83.9863">
                <text:p>83.98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2">
                <text:p>0.842</text:p>
              </table:table-cell>
              <table:table-cell office:value-type="float" office:value="99.9237">
                <text:p>99.9237</text:p>
              </table:table-cell>
              <table:table-cell office:value-type="float" office:value="84.1282">
                <text:p>84.128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3">
                <text:p>0.843</text:p>
              </table:table-cell>
              <table:table-cell office:value-type="float" office:value="99.9207">
                <text:p>99.9207</text:p>
              </table:table-cell>
              <table:table-cell office:value-type="float" office:value="84.2824">
                <text:p>84.28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44">
                <text:p>0.844</text:p>
              </table:table-cell>
              <table:table-cell office:value-type="float" office:value="99.9312">
                <text:p>99.9312</text:p>
              </table:table-cell>
              <table:table-cell office:value-type="float" office:value="84.3244">
                <text:p>84.32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45">
                <text:p>0.845</text:p>
              </table:table-cell>
              <table:table-cell office:value-type="float" office:value="99.9271">
                <text:p>99.9271</text:p>
              </table:table-cell>
              <table:table-cell office:value-type="float" office:value="84.4556">
                <text:p>84.45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6">
                <text:p>0.846</text:p>
              </table:table-cell>
              <table:table-cell office:value-type="float" office:value="99.9305">
                <text:p>99.9305</text:p>
              </table:table-cell>
              <table:table-cell office:value-type="float" office:value="84.5174">
                <text:p>84.517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7">
                <text:p>0.847</text:p>
              </table:table-cell>
              <table:table-cell office:value-type="float" office:value="99.9322">
                <text:p>99.9322</text:p>
              </table:table-cell>
              <table:table-cell office:value-type="float" office:value="84.6546">
                <text:p>84.654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8">
                <text:p>0.848</text:p>
              </table:table-cell>
              <table:table-cell office:value-type="float" office:value="99.936">
                <text:p>99.936</text:p>
              </table:table-cell>
              <table:table-cell office:value-type="float" office:value="84.6778">
                <text:p>84.677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49">
                <text:p>0.849</text:p>
              </table:table-cell>
              <table:table-cell office:value-type="float" office:value="99.9382">
                <text:p>99.9382</text:p>
              </table:table-cell>
              <table:table-cell office:value-type="float" office:value="84.84">
                <text:p>84.8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5">
                <text:p>0.85</text:p>
              </table:table-cell>
              <table:table-cell office:value-type="float" office:value="99.9392">
                <text:p>99.9392</text:p>
              </table:table-cell>
              <table:table-cell office:value-type="float" office:value="84.9149">
                <text:p>84.91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1">
                <text:p>0.851</text:p>
              </table:table-cell>
              <table:table-cell office:value-type="float" office:value="99.9399">
                <text:p>99.9399</text:p>
              </table:table-cell>
              <table:table-cell office:value-type="float" office:value="85.022">
                <text:p>85.02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2">
                <text:p>0.852</text:p>
              </table:table-cell>
              <table:table-cell office:value-type="float" office:value="99.9466">
                <text:p>99.9466</text:p>
              </table:table-cell>
              <table:table-cell office:value-type="float" office:value="85.178">
                <text:p>85.1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3">
                <text:p>0.853</text:p>
              </table:table-cell>
              <table:table-cell office:value-type="float" office:value="99.9413">
                <text:p>99.9413</text:p>
              </table:table-cell>
              <table:table-cell office:value-type="float" office:value="85.2549">
                <text:p>85.254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4">
                <text:p>0.854</text:p>
              </table:table-cell>
              <table:table-cell office:value-type="float" office:value="99.9425">
                <text:p>99.9425</text:p>
              </table:table-cell>
              <table:table-cell office:value-type="float" office:value="85.2795">
                <text:p>85.279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5">
                <text:p>0.855</text:p>
              </table:table-cell>
              <table:table-cell office:value-type="float" office:value="99.9417">
                <text:p>99.9417</text:p>
              </table:table-cell>
              <table:table-cell office:value-type="float" office:value="85.4397">
                <text:p>85.439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6">
                <text:p>0.856</text:p>
              </table:table-cell>
              <table:table-cell office:value-type="float" office:value="99.9466">
                <text:p>99.9466</text:p>
              </table:table-cell>
              <table:table-cell office:value-type="float" office:value="85.5068">
                <text:p>85.506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7">
                <text:p>0.857</text:p>
              </table:table-cell>
              <table:table-cell office:value-type="float" office:value="99.9486">
                <text:p>99.9486</text:p>
              </table:table-cell>
              <table:table-cell office:value-type="float" office:value="85.6475">
                <text:p>85.647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8">
                <text:p>0.858</text:p>
              </table:table-cell>
              <table:table-cell office:value-type="float" office:value="99.9484">
                <text:p>99.9484</text:p>
              </table:table-cell>
              <table:table-cell office:value-type="float" office:value="85.7011">
                <text:p>85.701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9">
                <text:p>0.859</text:p>
              </table:table-cell>
              <table:table-cell office:value-type="float" office:value="99.9458">
                <text:p>99.9458</text:p>
              </table:table-cell>
              <table:table-cell office:value-type="float" office:value="85.8239">
                <text:p>85.82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6">
                <text:p>0.86</text:p>
              </table:table-cell>
              <table:table-cell office:value-type="float" office:value="99.9482">
                <text:p>99.9482</text:p>
              </table:table-cell>
              <table:table-cell office:value-type="float" office:value="85.9387">
                <text:p>85.938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1">
                <text:p>0.861</text:p>
              </table:table-cell>
              <table:table-cell office:value-type="float" office:value="99.9549">
                <text:p>99.9549</text:p>
              </table:table-cell>
              <table:table-cell office:value-type="float" office:value="86.08">
                <text:p>86.0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2">
                <text:p>0.862</text:p>
              </table:table-cell>
              <table:table-cell office:value-type="float" office:value="99.9555">
                <text:p>99.9555</text:p>
              </table:table-cell>
              <table:table-cell office:value-type="float" office:value="86.1388">
                <text:p>86.13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3">
                <text:p>0.863</text:p>
              </table:table-cell>
              <table:table-cell office:value-type="float" office:value="99.9542">
                <text:p>99.9542</text:p>
              </table:table-cell>
              <table:table-cell office:value-type="float" office:value="86.2479">
                <text:p>86.247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4">
                <text:p>0.864</text:p>
              </table:table-cell>
              <table:table-cell office:value-type="float" office:value="99.9557">
                <text:p>99.9557</text:p>
              </table:table-cell>
              <table:table-cell office:value-type="float" office:value="86.4146">
                <text:p>86.41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5">
                <text:p>0.865</text:p>
              </table:table-cell>
              <table:table-cell office:value-type="float" office:value="99.9562">
                <text:p>99.9562</text:p>
              </table:table-cell>
              <table:table-cell office:value-type="float" office:value="86.4548">
                <text:p>86.454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6">
                <text:p>0.866</text:p>
              </table:table-cell>
              <table:table-cell office:value-type="float" office:value="99.9591">
                <text:p>99.9591</text:p>
              </table:table-cell>
              <table:table-cell office:value-type="float" office:value="86.557">
                <text:p>86.5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7">
                <text:p>0.867</text:p>
              </table:table-cell>
              <table:table-cell office:value-type="float" office:value="99.961">
                <text:p>99.961</text:p>
              </table:table-cell>
              <table:table-cell office:value-type="float" office:value="86.6539">
                <text:p>86.653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8">
                <text:p>0.868</text:p>
              </table:table-cell>
              <table:table-cell office:value-type="float" office:value="99.9631">
                <text:p>99.9631</text:p>
              </table:table-cell>
              <table:table-cell office:value-type="float" office:value="86.7279">
                <text:p>86.727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9">
                <text:p>0.869</text:p>
              </table:table-cell>
              <table:table-cell office:value-type="float" office:value="99.9615">
                <text:p>99.9615</text:p>
              </table:table-cell>
              <table:table-cell office:value-type="float" office:value="86.8446">
                <text:p>86.84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7">
                <text:p>0.87</text:p>
              </table:table-cell>
              <table:table-cell office:value-type="float" office:value="99.9645">
                <text:p>99.9645</text:p>
              </table:table-cell>
              <table:table-cell office:value-type="float" office:value="86.9711">
                <text:p>86.97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1">
                <text:p>0.871</text:p>
              </table:table-cell>
              <table:table-cell office:value-type="float" office:value="99.9635">
                <text:p>99.9635</text:p>
              </table:table-cell>
              <table:table-cell office:value-type="float" office:value="86.9932">
                <text:p>86.993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72">
                <text:p>0.872</text:p>
              </table:table-cell>
              <table:table-cell office:value-type="float" office:value="99.9677">
                <text:p>99.9677</text:p>
              </table:table-cell>
              <table:table-cell office:value-type="float" office:value="87.1665">
                <text:p>87.166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3">
                <text:p>0.873</text:p>
              </table:table-cell>
              <table:table-cell office:value-type="float" office:value="99.9699">
                <text:p>99.9699</text:p>
              </table:table-cell>
              <table:table-cell office:value-type="float" office:value="87.2649">
                <text:p>87.264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74">
                <text:p>0.874</text:p>
              </table:table-cell>
              <table:table-cell office:value-type="float" office:value="99.9669">
                <text:p>99.9669</text:p>
              </table:table-cell>
              <table:table-cell office:value-type="float" office:value="87.4009">
                <text:p>87.400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75">
                <text:p>0.875</text:p>
              </table:table-cell>
              <table:table-cell office:value-type="float" office:value="99.9701">
                <text:p>99.9701</text:p>
              </table:table-cell>
              <table:table-cell office:value-type="float" office:value="87.4389">
                <text:p>87.438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76">
                <text:p>0.876</text:p>
              </table:table-cell>
              <table:table-cell office:value-type="float" office:value="99.9715">
                <text:p>99.9715</text:p>
              </table:table-cell>
              <table:table-cell office:value-type="float" office:value="87.5186">
                <text:p>87.518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7">
                <text:p>0.877</text:p>
              </table:table-cell>
              <table:table-cell office:value-type="float" office:value="99.9679">
                <text:p>99.9679</text:p>
              </table:table-cell>
              <table:table-cell office:value-type="float" office:value="87.6995">
                <text:p>87.69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8">
                <text:p>0.878</text:p>
              </table:table-cell>
              <table:table-cell office:value-type="float" office:value="99.9686">
                <text:p>99.9686</text:p>
              </table:table-cell>
              <table:table-cell office:value-type="float" office:value="87.7529">
                <text:p>87.752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79">
                <text:p>0.879</text:p>
              </table:table-cell>
              <table:table-cell office:value-type="float" office:value="99.9707">
                <text:p>99.9707</text:p>
              </table:table-cell>
              <table:table-cell office:value-type="float" office:value="87.9136">
                <text:p>87.91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8">
                <text:p>0.88</text:p>
              </table:table-cell>
              <table:table-cell office:value-type="float" office:value="99.9742">
                <text:p>99.9742</text:p>
              </table:table-cell>
              <table:table-cell office:value-type="float" office:value="88.0213">
                <text:p>88.02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81">
                <text:p>0.881</text:p>
              </table:table-cell>
              <table:table-cell office:value-type="float" office:value="99.9742">
                <text:p>99.9742</text:p>
              </table:table-cell>
              <table:table-cell office:value-type="float" office:value="88.1137">
                <text:p>88.113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2">
                <text:p>0.882</text:p>
              </table:table-cell>
              <table:table-cell office:value-type="float" office:value="99.9748">
                <text:p>99.9748</text:p>
              </table:table-cell>
              <table:table-cell office:value-type="float" office:value="88.1828">
                <text:p>88.18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3">
                <text:p>0.883</text:p>
              </table:table-cell>
              <table:table-cell office:value-type="float" office:value="99.9781">
                <text:p>99.9781</text:p>
              </table:table-cell>
              <table:table-cell office:value-type="float" office:value="88.2641">
                <text:p>88.264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4">
                <text:p>0.884</text:p>
              </table:table-cell>
              <table:table-cell office:value-type="float" office:value="99.976">
                <text:p>99.976</text:p>
              </table:table-cell>
              <table:table-cell office:value-type="float" office:value="88.4041">
                <text:p>88.40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5">
                <text:p>0.885</text:p>
              </table:table-cell>
              <table:table-cell office:value-type="float" office:value="99.9777">
                <text:p>99.9777</text:p>
              </table:table-cell>
              <table:table-cell office:value-type="float" office:value="88.4748">
                <text:p>88.474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6">
                <text:p>0.886</text:p>
              </table:table-cell>
              <table:table-cell office:value-type="float" office:value="99.9796">
                <text:p>99.9796</text:p>
              </table:table-cell>
              <table:table-cell office:value-type="float" office:value="88.62">
                <text:p>88.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7">
                <text:p>0.887</text:p>
              </table:table-cell>
              <table:table-cell office:value-type="float" office:value="99.9758">
                <text:p>99.9758</text:p>
              </table:table-cell>
              <table:table-cell office:value-type="float" office:value="88.6939">
                <text:p>88.693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8">
                <text:p>0.888</text:p>
              </table:table-cell>
              <table:table-cell office:value-type="float" office:value="99.9818">
                <text:p>99.9818</text:p>
              </table:table-cell>
              <table:table-cell office:value-type="float" office:value="88.7476">
                <text:p>88.747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9">
                <text:p>0.889</text:p>
              </table:table-cell>
              <table:table-cell office:value-type="float" office:value="99.9779">
                <text:p>99.9779</text:p>
              </table:table-cell>
              <table:table-cell office:value-type="float" office:value="88.8636">
                <text:p>88.863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9">
                <text:p>0.89</text:p>
              </table:table-cell>
              <table:table-cell office:value-type="float" office:value="99.98">
                <text:p>99.98</text:p>
              </table:table-cell>
              <table:table-cell office:value-type="float" office:value="88.9739">
                <text:p>88.97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1">
                <text:p>0.891</text:p>
              </table:table-cell>
              <table:table-cell office:value-type="float" office:value="99.9821">
                <text:p>99.9821</text:p>
              </table:table-cell>
              <table:table-cell office:value-type="float" office:value="89.0381">
                <text:p>89.038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2">
                <text:p>0.892</text:p>
              </table:table-cell>
              <table:table-cell office:value-type="float" office:value="99.9814">
                <text:p>99.9814</text:p>
              </table:table-cell>
              <table:table-cell office:value-type="float" office:value="89.1101">
                <text:p>89.11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3">
                <text:p>0.893</text:p>
              </table:table-cell>
              <table:table-cell office:value-type="float" office:value="99.983">
                <text:p>99.983</text:p>
              </table:table-cell>
              <table:table-cell office:value-type="float" office:value="89.2809">
                <text:p>89.28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94">
                <text:p>0.894</text:p>
              </table:table-cell>
              <table:table-cell office:value-type="float" office:value="99.983">
                <text:p>99.983</text:p>
              </table:table-cell>
              <table:table-cell office:value-type="float" office:value="89.3436">
                <text:p>89.343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95">
                <text:p>0.895</text:p>
              </table:table-cell>
              <table:table-cell office:value-type="float" office:value="99.983">
                <text:p>99.983</text:p>
              </table:table-cell>
              <table:table-cell office:value-type="float" office:value="89.5078">
                <text:p>89.50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6">
                <text:p>0.896</text:p>
              </table:table-cell>
              <table:table-cell office:value-type="float" office:value="99.9857">
                <text:p>99.9857</text:p>
              </table:table-cell>
              <table:table-cell office:value-type="float" office:value="89.5722">
                <text:p>89.57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7">
                <text:p>0.897</text:p>
              </table:table-cell>
              <table:table-cell office:value-type="float" office:value="99.988">
                <text:p>99.988</text:p>
              </table:table-cell>
              <table:table-cell office:value-type="float" office:value="89.6576">
                <text:p>89.657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8">
                <text:p>0.898</text:p>
              </table:table-cell>
              <table:table-cell office:value-type="float" office:value="99.9868">
                <text:p>99.9868</text:p>
              </table:table-cell>
              <table:table-cell office:value-type="float" office:value="89.7933">
                <text:p>89.79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9">
                <text:p>0.899</text:p>
              </table:table-cell>
              <table:table-cell office:value-type="float" office:value="99.9882">
                <text:p>99.9882</text:p>
              </table:table-cell>
              <table:table-cell office:value-type="float" office:value="89.8474">
                <text:p>89.847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">
                <text:p>0.9</text:p>
              </table:table-cell>
              <table:table-cell office:value-type="float" office:value="99.988">
                <text:p>99.988</text:p>
              </table:table-cell>
              <table:table-cell office:value-type="float" office:value="89.9805">
                <text:p>89.98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01">
                <text:p>0.901</text:p>
              </table:table-cell>
              <table:table-cell office:value-type="float" office:value="99.988">
                <text:p>99.988</text:p>
              </table:table-cell>
              <table:table-cell office:value-type="float" office:value="90.1042">
                <text:p>90.104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02">
                <text:p>0.902</text:p>
              </table:table-cell>
              <table:table-cell office:value-type="float" office:value="99.9868">
                <text:p>99.9868</text:p>
              </table:table-cell>
              <table:table-cell office:value-type="float" office:value="90.1606">
                <text:p>90.160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03">
                <text:p>0.903</text:p>
              </table:table-cell>
              <table:table-cell office:value-type="float" office:value="99.9895">
                <text:p>99.9895</text:p>
              </table:table-cell>
              <table:table-cell office:value-type="float" office:value="90.2784">
                <text:p>90.278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04">
                <text:p>0.904</text:p>
              </table:table-cell>
              <table:table-cell office:value-type="float" office:value="99.9906">
                <text:p>99.9906</text:p>
              </table:table-cell>
              <table:table-cell office:value-type="float" office:value="90.422">
                <text:p>90.4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05">
                <text:p>0.905</text:p>
              </table:table-cell>
              <table:table-cell office:value-type="float" office:value="99.9887">
                <text:p>99.9887</text:p>
              </table:table-cell>
              <table:table-cell office:value-type="float" office:value="90.4618">
                <text:p>90.461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6">
                <text:p>0.906</text:p>
              </table:table-cell>
              <table:table-cell office:value-type="float" office:value="99.9885">
                <text:p>99.9885</text:p>
              </table:table-cell>
              <table:table-cell office:value-type="float" office:value="90.5663">
                <text:p>90.56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07">
                <text:p>0.907</text:p>
              </table:table-cell>
              <table:table-cell office:value-type="float" office:value="99.9895">
                <text:p>99.9895</text:p>
              </table:table-cell>
              <table:table-cell office:value-type="float" office:value="90.6999">
                <text:p>90.69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08">
                <text:p>0.908</text:p>
              </table:table-cell>
              <table:table-cell office:value-type="float" office:value="99.9891">
                <text:p>99.9891</text:p>
              </table:table-cell>
              <table:table-cell office:value-type="float" office:value="90.7792">
                <text:p>90.779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09">
                <text:p>0.909</text:p>
              </table:table-cell>
              <table:table-cell office:value-type="float" office:value="99.9915">
                <text:p>99.9915</text:p>
              </table:table-cell>
              <table:table-cell office:value-type="float" office:value="90.8993">
                <text:p>90.89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1">
                <text:p>0.91</text:p>
              </table:table-cell>
              <table:table-cell office:value-type="float" office:value="99.993">
                <text:p>99.993</text:p>
              </table:table-cell>
              <table:table-cell office:value-type="float" office:value="90.9726">
                <text:p>90.97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11">
                <text:p>0.911</text:p>
              </table:table-cell>
              <table:table-cell office:value-type="float" office:value="99.9911">
                <text:p>99.9911</text:p>
              </table:table-cell>
              <table:table-cell office:value-type="float" office:value="91.0659">
                <text:p>91.065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2">
                <text:p>0.912</text:p>
              </table:table-cell>
              <table:table-cell office:value-type="float" office:value="99.9933">
                <text:p>99.9933</text:p>
              </table:table-cell>
              <table:table-cell office:value-type="float" office:value="91.1904">
                <text:p>91.19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13">
                <text:p>0.913</text:p>
              </table:table-cell>
              <table:table-cell office:value-type="float" office:value="99.9934">
                <text:p>99.9934</text:p>
              </table:table-cell>
              <table:table-cell office:value-type="float" office:value="91.2115">
                <text:p>91.21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14">
                <text:p>0.914</text:p>
              </table:table-cell>
              <table:table-cell office:value-type="float" office:value="99.9939">
                <text:p>99.9939</text:p>
              </table:table-cell>
              <table:table-cell office:value-type="float" office:value="91.4137">
                <text:p>91.413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15">
                <text:p>0.915</text:p>
              </table:table-cell>
              <table:table-cell office:value-type="float" office:value="99.9926">
                <text:p>99.9926</text:p>
              </table:table-cell>
              <table:table-cell office:value-type="float" office:value="91.5013">
                <text:p>91.50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6">
                <text:p>0.916</text:p>
              </table:table-cell>
              <table:table-cell office:value-type="float" office:value="99.9943">
                <text:p>99.9943</text:p>
              </table:table-cell>
              <table:table-cell office:value-type="float" office:value="91.6218">
                <text:p>91.621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7">
                <text:p>0.917</text:p>
              </table:table-cell>
              <table:table-cell office:value-type="float" office:value="99.9939">
                <text:p>99.9939</text:p>
              </table:table-cell>
              <table:table-cell office:value-type="float" office:value="91.7131">
                <text:p>91.713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18">
                <text:p>0.918</text:p>
              </table:table-cell>
              <table:table-cell office:value-type="float" office:value="99.9933">
                <text:p>99.9933</text:p>
              </table:table-cell>
              <table:table-cell office:value-type="float" office:value="91.7561">
                <text:p>91.756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19">
                <text:p>0.919</text:p>
              </table:table-cell>
              <table:table-cell office:value-type="float" office:value="99.9962">
                <text:p>99.9962</text:p>
              </table:table-cell>
              <table:table-cell office:value-type="float" office:value="91.8775">
                <text:p>91.87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2">
                <text:p>0.92</text:p>
              </table:table-cell>
              <table:table-cell office:value-type="float" office:value="99.9947">
                <text:p>99.9947</text:p>
              </table:table-cell>
              <table:table-cell office:value-type="float" office:value="92.0028">
                <text:p>92.00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21">
                <text:p>0.921</text:p>
              </table:table-cell>
              <table:table-cell office:value-type="float" office:value="99.9946">
                <text:p>99.9946</text:p>
              </table:table-cell>
              <table:table-cell office:value-type="float" office:value="92.113">
                <text:p>92.1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22">
                <text:p>0.922</text:p>
              </table:table-cell>
              <table:table-cell office:value-type="float" office:value="99.9943">
                <text:p>99.9943</text:p>
              </table:table-cell>
              <table:table-cell office:value-type="float" office:value="92.1963">
                <text:p>92.196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23">
                <text:p>0.923</text:p>
              </table:table-cell>
              <table:table-cell office:value-type="float" office:value="99.9929">
                <text:p>99.9929</text:p>
              </table:table-cell>
              <table:table-cell office:value-type="float" office:value="92.2965">
                <text:p>92.296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4">
                <text:p>0.924</text:p>
              </table:table-cell>
              <table:table-cell office:value-type="float" office:value="99.9955">
                <text:p>99.9955</text:p>
              </table:table-cell>
              <table:table-cell office:value-type="float" office:value="92.4116">
                <text:p>92.41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5">
                <text:p>0.925</text:p>
              </table:table-cell>
              <table:table-cell office:value-type="float" office:value="99.9962">
                <text:p>99.9962</text:p>
              </table:table-cell>
              <table:table-cell office:value-type="float" office:value="92.5224">
                <text:p>92.522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6">
                <text:p>0.926</text:p>
              </table:table-cell>
              <table:table-cell office:value-type="float" office:value="99.9963">
                <text:p>99.9963</text:p>
              </table:table-cell>
              <table:table-cell office:value-type="float" office:value="92.6142">
                <text:p>92.61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7">
                <text:p>0.927</text:p>
              </table:table-cell>
              <table:table-cell office:value-type="float" office:value="99.9946">
                <text:p>99.9946</text:p>
              </table:table-cell>
              <table:table-cell office:value-type="float" office:value="92.6859">
                <text:p>92.685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8">
                <text:p>0.928</text:p>
              </table:table-cell>
              <table:table-cell office:value-type="float" office:value="99.9967">
                <text:p>99.9967</text:p>
              </table:table-cell>
              <table:table-cell office:value-type="float" office:value="92.8113">
                <text:p>92.81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29">
                <text:p>0.929</text:p>
              </table:table-cell>
              <table:table-cell office:value-type="float" office:value="99.9975">
                <text:p>99.9975</text:p>
              </table:table-cell>
              <table:table-cell office:value-type="float" office:value="92.913">
                <text:p>92.9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3">
                <text:p>0.93</text:p>
              </table:table-cell>
              <table:table-cell office:value-type="float" office:value="99.9964">
                <text:p>99.9964</text:p>
              </table:table-cell>
              <table:table-cell office:value-type="float" office:value="92.9863">
                <text:p>92.986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1">
                <text:p>0.931</text:p>
              </table:table-cell>
              <table:table-cell office:value-type="float" office:value="99.9972">
                <text:p>99.9972</text:p>
              </table:table-cell>
              <table:table-cell office:value-type="float" office:value="93.1425">
                <text:p>93.142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2">
                <text:p>0.932</text:p>
              </table:table-cell>
              <table:table-cell office:value-type="float" office:value="99.9971">
                <text:p>99.9971</text:p>
              </table:table-cell>
              <table:table-cell office:value-type="float" office:value="93.1866">
                <text:p>93.18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3">
                <text:p>0.933</text:p>
              </table:table-cell>
              <table:table-cell office:value-type="float" office:value="99.9969">
                <text:p>99.9969</text:p>
              </table:table-cell>
              <table:table-cell office:value-type="float" office:value="93.2578">
                <text:p>93.257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4">
                <text:p>0.934</text:p>
              </table:table-cell>
              <table:table-cell office:value-type="float" office:value="99.9978">
                <text:p>99.9978</text:p>
              </table:table-cell>
              <table:table-cell office:value-type="float" office:value="93.3824">
                <text:p>93.38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5">
                <text:p>0.935</text:p>
              </table:table-cell>
              <table:table-cell office:value-type="float" office:value="99.9985">
                <text:p>99.9985</text:p>
              </table:table-cell>
              <table:table-cell office:value-type="float" office:value="93.4955">
                <text:p>93.49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6">
                <text:p>0.936</text:p>
              </table:table-cell>
              <table:table-cell office:value-type="float" office:value="99.9977">
                <text:p>99.9977</text:p>
              </table:table-cell>
              <table:table-cell office:value-type="float" office:value="93.6203">
                <text:p>93.620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7">
                <text:p>0.937</text:p>
              </table:table-cell>
              <table:table-cell office:value-type="float" office:value="99.9973">
                <text:p>99.9973</text:p>
              </table:table-cell>
              <table:table-cell office:value-type="float" office:value="93.7253">
                <text:p>93.725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8">
                <text:p>0.938</text:p>
              </table:table-cell>
              <table:table-cell office:value-type="float" office:value="99.9978">
                <text:p>99.9978</text:p>
              </table:table-cell>
              <table:table-cell office:value-type="float" office:value="93.7969">
                <text:p>93.79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39">
                <text:p>0.939</text:p>
              </table:table-cell>
              <table:table-cell office:value-type="float" office:value="99.9971">
                <text:p>99.9971</text:p>
              </table:table-cell>
              <table:table-cell office:value-type="float" office:value="93.8795">
                <text:p>93.879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4">
                <text:p>0.94</text:p>
              </table:table-cell>
              <table:table-cell office:value-type="float" office:value="99.999">
                <text:p>99.999</text:p>
              </table:table-cell>
              <table:table-cell office:value-type="float" office:value="93.9947">
                <text:p>93.994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1">
                <text:p>0.941</text:p>
              </table:table-cell>
              <table:table-cell office:value-type="float" office:value="99.9985">
                <text:p>99.9985</text:p>
              </table:table-cell>
              <table:table-cell office:value-type="float" office:value="94.0921">
                <text:p>94.09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42">
                <text:p>0.942</text:p>
              </table:table-cell>
              <table:table-cell office:value-type="float" office:value="99.9983">
                <text:p>99.9983</text:p>
              </table:table-cell>
              <table:table-cell office:value-type="float" office:value="94.2182">
                <text:p>94.218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3">
                <text:p>0.943</text:p>
              </table:table-cell>
              <table:table-cell office:value-type="float" office:value="99.9983">
                <text:p>99.9983</text:p>
              </table:table-cell>
              <table:table-cell office:value-type="float" office:value="94.3203">
                <text:p>94.320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4">
                <text:p>0.944</text:p>
              </table:table-cell>
              <table:table-cell office:value-type="float" office:value="99.9989">
                <text:p>99.9989</text:p>
              </table:table-cell>
              <table:table-cell office:value-type="float" office:value="94.4245">
                <text:p>94.424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5">
                <text:p>0.945</text:p>
              </table:table-cell>
              <table:table-cell office:value-type="float" office:value="99.9984">
                <text:p>99.9984</text:p>
              </table:table-cell>
              <table:table-cell office:value-type="float" office:value="94.5164">
                <text:p>94.516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6">
                <text:p>0.946</text:p>
              </table:table-cell>
              <table:table-cell office:value-type="float" office:value="99.9987">
                <text:p>99.9987</text:p>
              </table:table-cell>
              <table:table-cell office:value-type="float" office:value="94.5836">
                <text:p>94.58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7">
                <text:p>0.947</text:p>
              </table:table-cell>
              <table:table-cell office:value-type="float" office:value="99.998">
                <text:p>99.998</text:p>
              </table:table-cell>
              <table:table-cell office:value-type="float" office:value="94.7105">
                <text:p>94.71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8">
                <text:p>0.948</text:p>
              </table:table-cell>
              <table:table-cell office:value-type="float" office:value="99.9994">
                <text:p>99.9994</text:p>
              </table:table-cell>
              <table:table-cell office:value-type="float" office:value="94.8097">
                <text:p>94.80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49">
                <text:p>0.949</text:p>
              </table:table-cell>
              <table:table-cell office:value-type="float" office:value="99.9992">
                <text:p>99.9992</text:p>
              </table:table-cell>
              <table:table-cell office:value-type="float" office:value="94.9112">
                <text:p>94.91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5">
                <text:p>0.95</text:p>
              </table:table-cell>
              <table:table-cell office:value-type="float" office:value="99.9994">
                <text:p>99.9994</text:p>
              </table:table-cell>
              <table:table-cell office:value-type="float" office:value="95.0167">
                <text:p>95.01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51">
                <text:p>0.951</text:p>
              </table:table-cell>
              <table:table-cell office:value-type="float" office:value="99.9991">
                <text:p>99.9991</text:p>
              </table:table-cell>
              <table:table-cell office:value-type="float" office:value="95.1019">
                <text:p>95.10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2">
                <text:p>0.952</text:p>
              </table:table-cell>
              <table:table-cell office:value-type="float" office:value="99.9995">
                <text:p>99.9995</text:p>
              </table:table-cell>
              <table:table-cell office:value-type="float" office:value="95.1697">
                <text:p>95.169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3">
                <text:p>0.953</text:p>
              </table:table-cell>
              <table:table-cell office:value-type="float" office:value="99.9993">
                <text:p>99.9993</text:p>
              </table:table-cell>
              <table:table-cell office:value-type="float" office:value="95.3059">
                <text:p>95.305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4">
                <text:p>0.954</text:p>
              </table:table-cell>
              <table:table-cell office:value-type="float" office:value="99.9996">
                <text:p>99.9996</text:p>
              </table:table-cell>
              <table:table-cell office:value-type="float" office:value="95.4013">
                <text:p>95.40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5">
                <text:p>0.955</text:p>
              </table:table-cell>
              <table:table-cell office:value-type="float" office:value="99.9989">
                <text:p>99.9989</text:p>
              </table:table-cell>
              <table:table-cell office:value-type="float" office:value="95.5369">
                <text:p>95.53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6">
                <text:p>0.956</text:p>
              </table:table-cell>
              <table:table-cell office:value-type="float" office:value="99.999">
                <text:p>99.999</text:p>
              </table:table-cell>
              <table:table-cell office:value-type="float" office:value="95.639">
                <text:p>95.63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7">
                <text:p>0.957</text:p>
              </table:table-cell>
              <table:table-cell office:value-type="float" office:value="99.9999">
                <text:p>99.9999</text:p>
              </table:table-cell>
              <table:table-cell office:value-type="float" office:value="95.6628">
                <text:p>95.662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8">
                <text:p>0.958</text:p>
              </table:table-cell>
              <table:table-cell office:value-type="float" office:value="99.9995">
                <text:p>99.9995</text:p>
              </table:table-cell>
              <table:table-cell office:value-type="float" office:value="95.7927">
                <text:p>95.792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59">
                <text:p>0.959</text:p>
              </table:table-cell>
              <table:table-cell office:value-type="float" office:value="99.9996">
                <text:p>99.9996</text:p>
              </table:table-cell>
              <table:table-cell office:value-type="float" office:value="95.9063">
                <text:p>95.90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6">
                <text:p>0.96</text:p>
              </table:table-cell>
              <table:table-cell office:value-type="float" office:value="99.9998">
                <text:p>99.9998</text:p>
              </table:table-cell>
              <table:table-cell office:value-type="float" office:value="95.9904">
                <text:p>95.99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61">
                <text:p>0.961</text:p>
              </table:table-cell>
              <table:table-cell office:value-type="float" office:value="99.9992">
                <text:p>99.9992</text:p>
              </table:table-cell>
              <table:table-cell office:value-type="float" office:value="96.1276">
                <text:p>96.12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2">
                <text:p>0.962</text:p>
              </table:table-cell>
              <table:table-cell office:value-type="float" office:value="99.9997">
                <text:p>99.9997</text:p>
              </table:table-cell>
              <table:table-cell office:value-type="float" office:value="96.171">
                <text:p>96.17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3">
                <text:p>0.963</text:p>
              </table:table-cell>
              <table:table-cell office:value-type="float" office:value="99.9995">
                <text:p>99.9995</text:p>
              </table:table-cell>
              <table:table-cell office:value-type="float" office:value="96.3119">
                <text:p>96.31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4">
                <text:p>0.964</text:p>
              </table:table-cell>
              <table:table-cell office:value-type="float" office:value="99.9997">
                <text:p>99.9997</text:p>
              </table:table-cell>
              <table:table-cell office:value-type="float" office:value="96.3626">
                <text:p>96.362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5">
                <text:p>0.965</text:p>
              </table:table-cell>
              <table:table-cell office:value-type="float" office:value="100">
                <text:p>100</text:p>
              </table:table-cell>
              <table:table-cell office:value-type="float" office:value="96.5291">
                <text:p>96.529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66">
                <text:p>0.966</text:p>
              </table:table-cell>
              <table:table-cell office:value-type="float" office:value="99.9997">
                <text:p>99.9997</text:p>
              </table:table-cell>
              <table:table-cell office:value-type="float" office:value="96.6042">
                <text:p>96.604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67">
                <text:p>0.967</text:p>
              </table:table-cell>
              <table:table-cell office:value-type="float" office:value="99.9998">
                <text:p>99.9998</text:p>
              </table:table-cell>
              <table:table-cell office:value-type="float" office:value="96.7168">
                <text:p>96.716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8">
                <text:p>0.968</text:p>
              </table:table-cell>
              <table:table-cell office:value-type="float" office:value="99.9999">
                <text:p>99.9999</text:p>
              </table:table-cell>
              <table:table-cell office:value-type="float" office:value="96.8152">
                <text:p>96.815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69">
                <text:p>0.969</text:p>
              </table:table-cell>
              <table:table-cell office:value-type="float" office:value="99.9996">
                <text:p>99.9996</text:p>
              </table:table-cell>
              <table:table-cell office:value-type="float" office:value="96.8988">
                <text:p>96.89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7">
                <text:p>0.97</text:p>
              </table:table-cell>
              <table:table-cell office:value-type="float" office:value="99.9999">
                <text:p>99.9999</text:p>
              </table:table-cell>
              <table:table-cell office:value-type="float" office:value="97.0106">
                <text:p>97.010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1">
                <text:p>0.971</text:p>
              </table:table-cell>
              <table:table-cell office:value-type="float" office:value="99.9999">
                <text:p>99.9999</text:p>
              </table:table-cell>
              <table:table-cell office:value-type="float" office:value="97.1194">
                <text:p>97.119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72">
                <text:p>0.972</text:p>
              </table:table-cell>
              <table:table-cell office:value-type="float" office:value="99.9999">
                <text:p>99.9999</text:p>
              </table:table-cell>
              <table:table-cell office:value-type="float" office:value="97.1942">
                <text:p>97.194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73">
                <text:p>0.973</text:p>
              </table:table-cell>
              <table:table-cell office:value-type="float" office:value="100">
                <text:p>100</text:p>
              </table:table-cell>
              <table:table-cell office:value-type="float" office:value="97.2712">
                <text:p>97.27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74">
                <text:p>0.974</text:p>
              </table:table-cell>
              <table:table-cell office:value-type="float" office:value="100">
                <text:p>100</text:p>
              </table:table-cell>
              <table:table-cell office:value-type="float" office:value="97.4064">
                <text:p>97.406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5">
                <text:p>0.975</text:p>
              </table:table-cell>
              <table:table-cell office:value-type="float" office:value="100">
                <text:p>100</text:p>
              </table:table-cell>
              <table:table-cell office:value-type="float" office:value="97.4997">
                <text:p>97.49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76">
                <text:p>0.976</text:p>
              </table:table-cell>
              <table:table-cell office:value-type="float" office:value="100">
                <text:p>100</text:p>
              </table:table-cell>
              <table:table-cell office:value-type="float" office:value="97.5925">
                <text:p>97.59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77">
                <text:p>0.977</text:p>
              </table:table-cell>
              <table:table-cell office:value-type="float" office:value="100">
                <text:p>100</text:p>
              </table:table-cell>
              <table:table-cell office:value-type="float" office:value="97.6962">
                <text:p>97.69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78">
                <text:p>0.978</text:p>
              </table:table-cell>
              <table:table-cell office:value-type="float" office:value="99.9998">
                <text:p>99.9998</text:p>
              </table:table-cell>
              <table:table-cell office:value-type="float" office:value="97.7893">
                <text:p>97.789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79">
                <text:p>0.979</text:p>
              </table:table-cell>
              <table:table-cell office:value-type="float" office:value="100">
                <text:p>100</text:p>
              </table:table-cell>
              <table:table-cell office:value-type="float" office:value="97.8898">
                <text:p>97.889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8">
                <text:p>0.98</text:p>
              </table:table-cell>
              <table:table-cell office:value-type="float" office:value="100">
                <text:p>100</text:p>
              </table:table-cell>
              <table:table-cell office:value-type="float" office:value="98.0145">
                <text:p>98.01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81">
                <text:p>0.981</text:p>
              </table:table-cell>
              <table:table-cell office:value-type="float" office:value="100">
                <text:p>100</text:p>
              </table:table-cell>
              <table:table-cell office:value-type="float" office:value="98.1027">
                <text:p>98.102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2">
                <text:p>0.982</text:p>
              </table:table-cell>
              <table:table-cell office:value-type="float" office:value="99.9998">
                <text:p>99.9998</text:p>
              </table:table-cell>
              <table:table-cell office:value-type="float" office:value="98.221">
                <text:p>98.22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83">
                <text:p>0.983</text:p>
              </table:table-cell>
              <table:table-cell office:value-type="float" office:value="100">
                <text:p>100</text:p>
              </table:table-cell>
              <table:table-cell office:value-type="float" office:value="98.2973">
                <text:p>98.29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84">
                <text:p>0.984</text:p>
              </table:table-cell>
              <table:table-cell office:value-type="float" office:value="100">
                <text:p>100</text:p>
              </table:table-cell>
              <table:table-cell office:value-type="float" office:value="98.3973">
                <text:p>98.397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85">
                <text:p>0.985</text:p>
              </table:table-cell>
              <table:table-cell office:value-type="float" office:value="100">
                <text:p>100</text:p>
              </table:table-cell>
              <table:table-cell office:value-type="float" office:value="98.4937">
                <text:p>98.493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86">
                <text:p>0.986</text:p>
              </table:table-cell>
              <table:table-cell office:value-type="float" office:value="100">
                <text:p>100</text:p>
              </table:table-cell>
              <table:table-cell office:value-type="float" office:value="98.6149">
                <text:p>98.614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7">
                <text:p>0.987</text:p>
              </table:table-cell>
              <table:table-cell office:value-type="float" office:value="100">
                <text:p>100</text:p>
              </table:table-cell>
              <table:table-cell office:value-type="float" office:value="98.6786">
                <text:p>98.678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8">
                <text:p>0.988</text:p>
              </table:table-cell>
              <table:table-cell office:value-type="float" office:value="100">
                <text:p>100</text:p>
              </table:table-cell>
              <table:table-cell office:value-type="float" office:value="98.8066">
                <text:p>98.80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89">
                <text:p>0.989</text:p>
              </table:table-cell>
              <table:table-cell office:value-type="float" office:value="100">
                <text:p>100</text:p>
              </table:table-cell>
              <table:table-cell office:value-type="float" office:value="98.9047">
                <text:p>98.904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9">
                <text:p>0.99</text:p>
              </table:table-cell>
              <table:table-cell office:value-type="float" office:value="100">
                <text:p>100</text:p>
              </table:table-cell>
              <table:table-cell office:value-type="float" office:value="99.0038">
                <text:p>99.003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91">
                <text:p>0.991</text:p>
              </table:table-cell>
              <table:table-cell office:value-type="float" office:value="100">
                <text:p>100</text:p>
              </table:table-cell>
              <table:table-cell office:value-type="float" office:value="99.0957">
                <text:p>99.095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2">
                <text:p>0.992</text:p>
              </table:table-cell>
              <table:table-cell office:value-type="float" office:value="100">
                <text:p>100</text:p>
              </table:table-cell>
              <table:table-cell office:value-type="float" office:value="99.2011">
                <text:p>99.201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3">
                <text:p>0.993</text:p>
              </table:table-cell>
              <table:table-cell office:value-type="float" office:value="100">
                <text:p>100</text:p>
              </table:table-cell>
              <table:table-cell office:value-type="float" office:value="99.2942">
                <text:p>99.294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4">
                <text:p>0.994</text:p>
              </table:table-cell>
              <table:table-cell office:value-type="float" office:value="100">
                <text:p>100</text:p>
              </table:table-cell>
              <table:table-cell office:value-type="float" office:value="99.4122">
                <text:p>99.41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95">
                <text:p>0.995</text:p>
              </table:table-cell>
              <table:table-cell office:value-type="float" office:value="100">
                <text:p>100</text:p>
              </table:table-cell>
              <table:table-cell office:value-type="float" office:value="99.4952">
                <text:p>99.49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96">
                <text:p>0.996</text:p>
              </table:table-cell>
              <table:table-cell office:value-type="float" office:value="100">
                <text:p>100</text:p>
              </table:table-cell>
              <table:table-cell office:value-type="float" office:value="99.611">
                <text:p>99.6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97">
                <text:p>0.997</text:p>
              </table:table-cell>
              <table:table-cell office:value-type="float" office:value="100">
                <text:p>100</text:p>
              </table:table-cell>
              <table:table-cell office:value-type="float" office:value="99.692">
                <text:p>99.69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98">
                <text:p>0.998</text:p>
              </table:table-cell>
              <table:table-cell office:value-type="float" office:value="100">
                <text:p>100</text:p>
              </table:table-cell>
              <table:table-cell office:value-type="float" office:value="99.7968">
                <text:p>99.796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99">
                <text:p>0.999</text:p>
              </table:table-cell>
              <table:table-cell office:value-type="float" office:value="100">
                <text:p>100</text:p>
              </table:table-cell>
              <table:table-cell office:value-type="float" office:value="99.8943">
                <text:p>99.894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